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6964b"/>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Text_20_body">
      <style:paragraph-properties fo:margin-top="0in" fo:margin-bottom="0in" style:contextual-spacing="false"/>
    </style:style>
    <style:style style:name="P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 style:family="paragraph" style:parent-style-name="Footnote">
      <style:text-properties officeooo:rsid="00267014" officeooo:paragraph-rsid="00267014"/>
    </style:style>
    <style:style style:name="P9" style:family="paragraph" style:parent-style-name="Standard">
      <style:text-properties officeooo:rsid="000fd386" officeooo:paragraph-rsid="001c5634"/>
    </style:style>
    <style:style style:name="P10" style:family="paragraph" style:parent-style-name="Standard">
      <style:text-properties officeooo:rsid="0015a8a1" officeooo:paragraph-rsid="001debbd"/>
    </style:style>
    <style:style style:name="P11" style:family="paragraph" style:parent-style-name="Standard">
      <style:text-properties officeooo:rsid="0011b8a6" officeooo:paragraph-rsid="001debbd"/>
    </style:style>
    <style:style style:name="P12" style:family="paragraph" style:parent-style-name="Standard">
      <style:text-properties officeooo:rsid="001443ec" officeooo:paragraph-rsid="001debbd"/>
    </style:style>
    <style:style style:name="P13" style:family="paragraph" style:parent-style-name="Text_20_body">
      <style:paragraph-properties fo:margin-top="0in" fo:margin-bottom="0in" style:contextual-spacing="false"/>
      <style:text-properties officeooo:rsid="0020d7fd" officeooo:paragraph-rsid="0020d7fd"/>
    </style:style>
    <style:style style:name="P14" style:family="paragraph" style:parent-style-name="Standard">
      <style:paragraph-properties fo:margin-top="0in" fo:margin-bottom="0in" style:contextual-spacing="false"/>
      <style:text-properties officeooo:rsid="0020d7fd" officeooo:paragraph-rsid="0030fc98"/>
    </style:style>
    <style:style style:name="P15" style:family="paragraph" style:parent-style-name="Text_20_body">
      <style:text-properties officeooo:rsid="0029b3aa" officeooo:paragraph-rsid="0029b3aa"/>
    </style:style>
    <style:style style:name="P16" style:family="paragraph" style:parent-style-name="Standard">
      <style:text-properties style:use-window-font-color="true" loext:opacity="0%" style:font-name="Times New Roman1" fo:font-size="12pt" fo:language="en" fo:country="US" fo:font-style="normal" officeooo:rsid="0015a8a1" officeooo:paragraph-rsid="001debbd" style:font-name-asian="Times New Roman1" style:font-size-asian="12pt" style:font-style-asian="normal" style:font-name-complex="Times New Roman1" style:font-size-complex="12pt" style:language-complex="ar" style:country-complex="SA" style:font-style-complex="normal"/>
    </style:style>
    <style:style style:name="P17" style:family="paragraph" style:parent-style-name="Standard">
      <style:text-properties officeooo:rsid="002ecd92" officeooo:paragraph-rsid="002ecd92"/>
    </style:style>
    <style:style style:name="P18" style:family="paragraph" style:parent-style-name="Standard">
      <style:text-properties officeooo:paragraph-rsid="0030fc98"/>
    </style:style>
    <style:style style:name="P19" style:family="paragraph" style:parent-style-name="Standard">
      <style:text-properties officeooo:paragraph-rsid="0032926e"/>
    </style:style>
    <style:style style:name="P20" style:family="paragraph" style:parent-style-name="Text_20_body">
      <style:paragraph-properties fo:margin-top="0in" fo:margin-bottom="0in" style:contextual-spacing="false"/>
      <style:text-properties officeooo:rsid="0032926e" officeooo:paragraph-rsid="0032926e"/>
    </style:style>
    <style:style style:name="P21" style:family="paragraph" style:parent-style-name="Standard">
      <style:text-properties officeooo:rsid="0032926e" officeooo:paragraph-rsid="0033be88"/>
    </style:style>
    <style:style style:name="P22" style:family="paragraph" style:parent-style-name="Standard">
      <style:text-properties officeooo:paragraph-rsid="0032c553"/>
    </style:style>
    <style:style style:name="P23" style:family="paragraph" style:parent-style-name="Text_20_body">
      <style:text-properties style:font-name="TimesNewRomanPSMT" fo:font-size="12pt" officeooo:rsid="00267014" officeooo:paragraph-rsid="00267014"/>
    </style:style>
    <style:style style:name="P24" style:family="paragraph" style:parent-style-name="Text_20_body">
      <style:paragraph-properties fo:margin-top="0in" fo:margin-bottom="0in" style:contextual-spacing="false"/>
      <style:text-properties officeooo:paragraph-rsid="002a9cd6"/>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9252in" style:type="right" style:leader-style="dotted" style:leader-text="."/>
        </style:tab-stops>
      </style:paragraph-properties>
    </style:style>
    <style:style style:name="P27" style:family="paragraph" style:parent-style-name="Contents_20_3">
      <style:paragraph-properties>
        <style:tab-stops>
          <style:tab-stop style:position="6.9252in" style:type="right" style:leader-style="dotted" style:leader-text="."/>
        </style:tab-stops>
      </style:paragraph-properties>
    </style:style>
    <style:style style:name="P28" style:family="paragraph" style:parent-style-name="Contents_20_4">
      <style:paragraph-properties>
        <style:tab-stops>
          <style:tab-stop style:position="6.9252in" style:type="right" style:leader-style="dotted" style:leader-text="."/>
        </style:tab-stops>
      </style:paragraph-properties>
    </style:style>
    <style:style style:name="P29" style:family="paragraph" style:parent-style-name="Text_20_body">
      <style:text-properties officeooo:paragraph-rsid="003650d0"/>
    </style:style>
    <style:style style:name="P30" style:family="paragraph" style:parent-style-name="Text_20_body">
      <style:paragraph-properties fo:margin-top="0in" fo:margin-bottom="0in" style:contextual-spacing="false"/>
      <style:text-properties officeooo:paragraph-rsid="003c2d59"/>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Contents_20_2">
      <style:paragraph-properties>
        <style:tab-stops>
          <style:tab-stop style:position="6.9252in" style:type="right" style:leader-style="dotted" style:leader-text="."/>
        </style:tab-stops>
      </style:paragraph-properties>
    </style:style>
    <style:style style:name="P33" style:family="paragraph" style:parent-style-name="Contents_20_3">
      <style:paragraph-properties>
        <style:tab-stops>
          <style:tab-stop style:position="6.9252in" style:type="right" style:leader-style="dotted" style:leader-text="."/>
        </style:tab-stops>
      </style:paragraph-properties>
    </style:style>
    <style:style style:name="P34" style:family="paragraph" style:parent-style-name="Contents_20_4">
      <style:paragraph-properties>
        <style:tab-stops>
          <style:tab-stop style:position="6.9252in" style:type="right" style:leader-style="dotted" style:leader-text="."/>
        </style:tab-stops>
      </style:paragraph-properties>
    </style:style>
    <style:style style:name="P35"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6964b"/>
    </style:style>
    <style:style style:name="P3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7" style:family="paragraph" style:parent-style-name="Heading_20_1">
      <style:text-properties officeooo:rsid="00267014"/>
    </style:style>
    <style:style style:name="P38" style:family="paragraph" style:parent-style-name="Heading_20_1" style:master-page-name="First_20_Page">
      <style:paragraph-properties style:page-number="auto"/>
    </style:style>
    <style:style style:name="P39" style:family="paragraph" style:parent-style-name="Heading_20_2" style:list-style-name="">
      <style:paragraph-properties fo:orphans="2" fo:widows="2"/>
    </style:style>
    <style:style style:name="P40" style:family="paragraph" style:parent-style-name="Heading_20_2">
      <style:paragraph-properties fo:break-before="page"/>
    </style:style>
    <style:style style:name="P41" style:family="paragraph" style:parent-style-name="Heading_20_3">
      <style:paragraph-properties fo:margin-left="0in" fo:margin-right="0in" fo:margin-top="0in" fo:margin-bottom="0in" style:contextual-spacing="false" fo:text-align="start" style:justify-single-word="false" fo:orphans="2" fo:widows="2" fo:hyphenation-ladder-count="no-limit" fo:text-indent="0in" style:auto-text-indent="false" fo:keep-with-next="always" style:writing-mode="lr-tb"/>
      <style:text-properties fo:hyphenate="true" fo:hyphenation-remain-char-count="2" fo:hyphenation-push-char-count="2" loext:hyphenation-no-caps="false" loext:hyphenation-no-last-word="false" loext:hyphenation-word-char-count="no-limit" loext:hyphenation-zone="no-limit"/>
    </style:style>
    <style:style style:name="P42" style:family="paragraph" style:parent-style-name="Standard">
      <style:text-properties style:use-window-font-color="true" loext:opacity="0%" style:font-name="Times New Roman1" fo:font-size="12pt" fo:language="en" fo:country="US" officeooo:rsid="0032c553" officeooo:paragraph-rsid="0032c553" style:font-name-asian="Times New Roman1" style:font-size-asian="12pt" style:font-name-complex="Times New Roman1" style:font-size-complex="12pt" style:language-complex="ar" style:country-complex="SA"/>
    </style:style>
    <style:style style:name="P43" style:family="paragraph" style:parent-style-name="Standard" style:list-style-name="L3"/>
    <style:style style:name="P44" style:family="paragraph" style:parent-style-name="Standard">
      <style:text-properties officeooo:paragraph-rsid="00267014"/>
    </style:style>
    <style:style style:name="P45" style:family="paragraph" style:parent-style-name="Standard">
      <style:text-properties officeooo:paragraph-rsid="0023c33e"/>
    </style:style>
    <style:style style:name="P46" style:family="paragraph" style:parent-style-name="Standard">
      <style:paragraph-properties fo:margin-top="0in" fo:margin-bottom="0in" style:contextual-spacing="false"/>
      <style:text-properties officeooo:paragraph-rsid="0033be88"/>
    </style:style>
    <style:style style:name="P47" style:family="paragraph" style:parent-style-name="Standard">
      <style:paragraph-properties fo:margin-left="0in" fo:margin-right="0in" fo:margin-top="0in" fo:margin-bottom="0in" style:contextual-spacing="false" fo:orphans="2" fo:widows="2" fo:text-indent="0in" style:auto-text-indent="false" style:writing-mode="lr-tb"/>
    </style:style>
    <style:style style:name="P48" style:family="paragraph" style:parent-style-name="Text_20_body">
      <style:paragraph-properties>
        <style:tab-stops>
          <style:tab-stop style:position="3in" style:type="center"/>
          <style:tab-stop style:position="6.4992in" style:type="right"/>
        </style:tab-stops>
      </style:paragraph-properties>
      <style:text-properties officeooo:paragraph-rsid="0016964b"/>
    </style:style>
    <style:style style:name="P49" style:family="paragraph" style:parent-style-name="Text_20_body">
      <style:text-properties style:use-window-font-color="true" loext:opacity="0%" style:font-name="TimesNewRomanPSMT" fo:font-size="12pt" fo:language="en" fo:country="US" officeooo:rsid="002817df" officeooo:paragraph-rsid="003650d0" style:font-name-asian="Times New Roman1" style:font-size-asian="18pt" style:font-name-complex="Times New Roman1" style:font-size-complex="12pt" style:language-complex="ar" style:country-complex="SA" style:font-weight-complex="bold"/>
    </style:style>
    <style:style style:name="P50" style:family="paragraph" style:parent-style-name="Text_20_body" style:list-style-name="L5">
      <style:text-properties style:use-window-font-color="true" loext:opacity="0%" style:font-name="TimesNewRomanPSMT" fo:font-size="12pt" fo:language="en" fo:country="US" officeooo:rsid="002817df" officeooo:paragraph-rsid="003650d0" style:font-name-asian="Times New Roman1" style:font-size-asian="18pt" style:font-name-complex="Times New Roman1" style:font-size-complex="12pt" style:language-complex="ar" style:country-complex="SA" style:font-weight-complex="bold"/>
    </style:style>
    <style:style style:name="P51" style:family="paragraph" style:parent-style-name="Text_20_body" style:list-style-name="L6">
      <style:text-properties style:use-window-font-color="true" loext:opacity="0%" style:font-name="TimesNewRomanPSMT" fo:font-size="12pt" fo:language="en" fo:country="US" officeooo:rsid="002817df" officeooo:paragraph-rsid="003650d0" style:font-name-asian="Times New Roman1" style:font-size-asian="18pt" style:font-name-complex="Times New Roman1" style:font-size-complex="12pt" style:language-complex="ar" style:country-complex="SA" style:font-weight-complex="bold"/>
    </style:style>
    <style:style style:name="P52" style:family="paragraph" style:parent-style-name="Text_20_body" style:list-style-name="L1"/>
    <style:style style:name="P53" style:family="paragraph" style:parent-style-name="Text_20_body" style:list-style-name="L1">
      <style:text-properties officeooo:paragraph-rsid="002261f0"/>
    </style:style>
    <style:style style:name="P54" style:family="paragraph" style:parent-style-name="Text_20_body" style:list-style-name="L2"/>
    <style:style style:name="P55" style:family="paragraph" style:parent-style-name="Text_20_body">
      <style:paragraph-properties fo:margin-top="0in" fo:margin-bottom="0in" style:contextual-spacing="false"/>
    </style:style>
    <style:style style:name="P56" style:family="paragraph" style:parent-style-name="Text_20_body">
      <style:paragraph-properties fo:margin-left="0in" fo:margin-right="0in" fo:margin-top="0in" fo:margin-bottom="0in" style:contextual-spacing="false" fo:orphans="2" fo:widows="2" fo:text-indent="0in" style:auto-text-indent="false" style:writing-mode="lr-tb"/>
    </style:style>
    <style:style style:name="P57" style:family="paragraph" style:parent-style-name="Text_20_body">
      <style:paragraph-properties fo:margin-left="0in" fo:margin-right="0in" fo:margin-top="0in" fo:margin-bottom="0.1181in" style:contextual-spacing="false" fo:orphans="2" fo:widows="2" fo:text-indent="0in" style:auto-text-indent="false" style:writing-mode="lr-tb"/>
    </style:style>
    <style:style style:name="P58" style:family="paragraph" style:parent-style-name="Text_20_body">
      <style:text-properties officeooo:paragraph-rsid="003650d0"/>
    </style:style>
    <style:style style:name="P59" style:family="paragraph" style:parent-style-name="Text_20_body" style:list-style-name="L4">
      <style:text-properties officeooo:paragraph-rsid="002261f0"/>
    </style:style>
    <style:style style:name="P60" style:family="paragraph" style:parent-style-name="Text_20_body">
      <style:paragraph-properties fo:margin-top="0in" fo:margin-bottom="0in" style:contextual-spacing="false"/>
      <style:text-properties fo:color="#800000" loext:opacity="100%" fo:font-weight="bold" style:font-weight-asian="bold" style:font-weight-complex="bold"/>
    </style:style>
    <style:style style:name="P61" style:family="paragraph" style:parent-style-name="Text_20_body">
      <style:paragraph-properties fo:margin-top="0in" fo:margin-bottom="0in" style:contextual-spacing="false"/>
      <style:text-properties officeooo:paragraph-rsid="002a9cd6"/>
    </style:style>
    <style:style style:name="P62" style:family="paragraph" style:parent-style-name="Text_20_body">
      <style:text-properties officeooo:paragraph-rsid="002261f0"/>
    </style:style>
    <style:style style:name="P63" style:family="paragraph" style:parent-style-name="Text_20_body">
      <style:paragraph-properties fo:margin-left="0.7874in" fo:margin-right="0in" fo:margin-top="0in" fo:margin-bottom="0in" style:contextual-spacing="false" fo:text-indent="0in" style:auto-text-indent="false"/>
    </style:style>
    <style:style style:name="P64" style:family="paragraph" style:parent-style-name="Text_20_body">
      <style:paragraph-properties fo:margin-top="0in" fo:margin-bottom="0in" style:contextual-spacing="false"/>
      <style:text-properties officeooo:rsid="0023c33e"/>
    </style:style>
    <style:style style:name="P65" style:family="paragraph" style:parent-style-name="Text_20_body">
      <style:paragraph-properties fo:margin-left="2.3626in" fo:margin-right="0in" fo:margin-top="0in" fo:margin-bottom="0in" style:contextual-spacing="false" fo:text-indent="0in" style:auto-text-indent="false"/>
    </style:style>
    <style:style style:name="P66" style:family="paragraph" style:parent-style-name="Text_20_body">
      <style:paragraph-properties fo:margin-left="1.5752in" fo:margin-right="0in" fo:margin-top="0in" fo:margin-bottom="0in" style:contextual-spacing="false" fo:text-indent="0in" style:auto-text-indent="false"/>
    </style:style>
    <style:style style:name="P67" style:family="paragraph" style:parent-style-name="Text_20_body">
      <style:paragraph-properties fo:margin-left="3.1492in" fo:margin-right="0in" fo:margin-top="0in" fo:margin-bottom="0in" style:contextual-spacing="false" fo:text-indent="0in" style:auto-text-indent="false"/>
    </style:style>
    <style:style style:name="P68" style:family="paragraph">
      <style:paragraph-properties style:writing-mode="lr-tb"/>
      <style:text-properties style:font-name="Times New Roman" fo:font-size="1pt" style:font-name-asian="Times New Roman" style:font-name-complex="Times New Roman"/>
    </style:style>
    <style:style style:name="P69"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9pt" style:font-size-asian="9pt"/>
    </style:style>
    <style:style style:name="T5" style:family="text">
      <style:text-properties style:text-position="33% 80%"/>
    </style:style>
    <style:style style:name="T6" style:family="text">
      <style:text-properties style:text-underline-style="solid" style:text-underline-width="auto" style:text-underline-color="font-color"/>
    </style:style>
    <style:style style:name="T7" style:family="text">
      <style:text-properties fo:font-style="italic" style:text-underline-style="none" style:font-style-asian="italic" style:font-style-complex="italic"/>
    </style:style>
    <style:style style:name="T8" style:family="text">
      <style:text-properties fo:font-style="italic" style:font-style-asian="italic" style:font-style-complex="italic"/>
    </style:style>
    <style:style style:name="T9" style:family="text">
      <style:text-properties style:use-window-font-color="true" loext:opacity="0%" style:font-name="Times New Roman1" fo:font-size="12pt" fo:language="en" fo:country="US" style:font-name-asian="Times New Roman1" style:font-size-asian="18pt" style:font-name-complex="Times New Roman1" style:font-size-complex="12pt" style:language-complex="ar" style:country-complex="SA" style:font-weight-complex="bold"/>
    </style:style>
    <style:style style:name="T10" style:family="text">
      <style:text-properties style:use-window-font-color="true" loext:opacity="0%" style:font-name="Times New Roman1" fo:font-size="12pt" fo:language="en" fo:country="US" officeooo:rsid="0023c33e" style:font-name-asian="Times New Roman1" style:font-size-asian="18pt" style:font-name-complex="Times New Roman1" style:font-size-complex="12pt" style:language-complex="ar" style:country-complex="SA" style:font-weight-complex="bold"/>
    </style:style>
    <style:style style:name="T11" style:family="text">
      <style:text-properties style:use-window-font-color="true" loext:opacity="0%" style:font-name="Times New Roman1" fo:font-size="12pt" fo:language="en" fo:country="US" officeooo:rsid="0029b3aa" style:font-name-asian="Times New Roman1" style:font-size-asian="18pt" style:font-name-complex="Times New Roman1" style:font-size-complex="12pt" style:language-complex="ar" style:country-complex="SA" style:font-weight-complex="bold"/>
    </style:style>
    <style:style style:name="T12" style:family="text">
      <style:text-properties style:use-window-font-color="true" loext:opacity="0%" style:font-name="Times New Roman1" fo:font-size="12pt" fo:language="en" fo:country="US" officeooo:rsid="002b61a1" style:font-name-asian="Times New Roman1" style:font-size-asian="18pt" style:font-name-complex="Times New Roman1" style:font-size-complex="12pt" style:language-complex="ar" style:country-complex="SA" style:font-weight-complex="bold"/>
    </style:style>
    <style:style style:name="T13" style:family="text">
      <style:text-properties style:use-window-font-color="true" loext:opacity="0%" style:font-name="Times New Roman1" fo:font-size="12pt" fo:language="en" fo:country="US" officeooo:rsid="002ecd92" style:font-name-asian="Times New Roman1" style:font-size-asian="18pt" style:font-name-complex="Times New Roman1" style:font-size-complex="12pt" style:language-complex="ar" style:country-complex="SA" style:font-weight-complex="bold"/>
    </style:style>
    <style:style style:name="T14" style:family="text">
      <style:text-properties style:use-window-font-color="true" loext:opacity="0%" style:font-name="Times New Roman1" fo:font-size="12pt" fo:language="en" fo:country="US" officeooo:rsid="003915aa" style:font-name-asian="Times New Roman1" style:font-size-asian="18pt" style:font-name-complex="Times New Roman1" style:font-size-complex="12pt" style:language-complex="ar" style:country-complex="SA" style:font-weight-complex="bold"/>
    </style:style>
    <style:style style:name="T15"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23c33e"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32c553"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fo:font-style="normal" style:font-name-asian="Times New Roman1" style:font-size-asian="12pt" style:font-style-asian="normal" style:font-name-complex="Times New Roman1" style:font-size-complex="12pt" style:language-complex="ar" style:country-complex="SA" style:font-style-complex="normal"/>
    </style:style>
    <style:style style:name="T19" style:family="text">
      <style:text-properties style:use-window-font-color="true" loext:opacity="0%" style:font-name="Times New Roman1" fo:font-size="12pt" fo:language="en" fo:country="US" fo:font-style="normal" officeooo:rsid="0016937a" style:font-name-asian="Times New Roman1" style:font-size-asian="12pt" style:font-style-asian="normal" style:font-name-complex="Times New Roman1" style:font-size-complex="12pt" style:language-complex="ar" style:country-complex="SA" style:font-style-complex="normal"/>
    </style:style>
    <style:style style:name="T20" style:family="text">
      <style:text-properties style:use-window-font-color="true" loext:opacity="0%" style:font-name="Times New Roman1" fo:font-size="12pt" fo:language="en" fo:country="US" fo:font-style="normal" officeooo:rsid="002b61a1" style:font-name-asian="Times New Roman1" style:font-size-asian="12pt" style:font-style-asian="normal" style:font-name-complex="Times New Roman1" style:font-size-complex="12pt" style:language-complex="ar" style:country-complex="SA" style:font-style-complex="normal"/>
    </style:style>
    <style:style style:name="T21" style:family="text">
      <style:text-properties style:use-window-font-color="true" loext:opacity="0%" style:font-name="Times New Roman1" fo:font-size="12pt" fo:language="en" fo:country="US" fo:font-style="normal" officeooo:rsid="0033be88" style:font-name-asian="Times New Roman1" style:font-size-asian="12pt" style:font-style-asian="normal" style:font-name-complex="Times New Roman1" style:font-size-complex="12pt" style:language-complex="ar" style:country-complex="SA" style:font-style-complex="normal"/>
    </style:style>
    <style:style style:name="T22" style:family="text">
      <style:text-properties style:use-window-font-color="true" loext:opacity="0%" style:font-name="Times New Roman1" fo:font-size="12pt" fo:language="en" fo:country="US" fo:font-style="italic" style:font-name-asian="Times New Roman1" style:font-size-asian="12pt" style:font-style-asian="italic" style:font-name-complex="Times New Roman1" style:font-size-complex="12pt" style:language-complex="ar" style:country-complex="SA" style:font-style-complex="italic"/>
    </style:style>
    <style:style style:name="T23" style:family="text">
      <style:text-properties style:use-window-font-color="true" loext:opacity="0%" style:font-name="Times New Roman1" fo:font-size="12pt" fo:language="en" fo:country="US" fo:font-style="italic" officeooo:rsid="0016937a" style:font-name-asian="Times New Roman1" style:font-size-asian="12pt" style:font-style-asian="italic" style:font-name-complex="Times New Roman1" style:font-size-complex="12pt" style:language-complex="ar" style:country-complex="SA" style:font-style-complex="italic"/>
    </style:style>
    <style:style style:name="T24" style:family="text">
      <style:text-properties style:use-window-font-color="true" loext:opacity="0%" style:font-name="Times New Roman1" fo:font-size="12pt" fo:language="en" fo:country="US" fo:font-style="italic" officeooo:rsid="0033be88" style:font-name-asian="Times New Roman1" style:font-size-asian="12pt" style:font-style-asian="italic" style:font-name-complex="Times New Roman1" style:font-size-complex="12pt" style:language-complex="ar" style:country-complex="SA" style:font-style-complex="italic"/>
    </style:style>
    <style:style style:name="T25" style:family="text">
      <style:text-properties style:use-window-font-color="true" loext:opacity="0%" style:font-name="Times New Roman1" fo:font-size="12pt" fo:language="en" fo:country="US" style:font-name-asian="Courier New1" style:font-size-asian="12pt" style:font-name-complex="Courier New1" style:font-size-complex="12pt" style:language-complex="ar" style:country-complex="SA"/>
    </style:style>
    <style:style style:name="T26" style:family="text">
      <style:text-properties style:use-window-font-color="true" loext:opacity="0%" style:font-name="Times New Roman1" fo:font-size="12pt" fo:language="en" fo:country="US" officeooo:rsid="0032c553" style:font-name-asian="Courier New1" style:font-size-asian="12pt" style:font-name-complex="Courier New1" style:font-size-complex="12pt" style:language-complex="ar" style:country-complex="SA"/>
    </style:style>
    <style:style style:name="T27" style:family="text">
      <style:text-properties style:use-window-font-color="true" loext:opacity="0%" style:font-name="Arial" fo:font-size="14pt" fo:language="en" fo:country="US" fo:font-style="italic" fo:font-weight="bold" officeooo:rsid="001ae109" style:font-name-asian="Times New Roman1" style:font-size-asian="14pt" style:font-weight-asian="bold" style:font-name-complex="Times New Roman1" style:font-size-complex="14pt" style:language-complex="ar" style:country-complex="SA" style:font-weight-complex="bold"/>
    </style:style>
    <style:style style:name="T28" style:family="text">
      <style:text-properties style:use-window-font-color="true" loext:opacity="0%" style:font-name="TimesNewRomanPSMT" fo:font-size="12pt" fo:language="en" fo:country="US" officeooo:rsid="002817df" style:font-name-asian="Times New Roman1" style:font-size-asian="18pt" style:font-name-complex="Times New Roman1" style:font-size-complex="12pt" style:language-complex="ar" style:country-complex="SA" style:font-weight-complex="bold"/>
    </style:style>
    <style:style style:name="T29" style:family="text">
      <style:text-properties style:use-window-font-color="true" loext:opacity="0%" style:font-name="TimesNewRomanPSMT" fo:font-size="12pt" fo:language="en" fo:country="US" officeooo:rsid="00267014" style:font-name-asian="Times New Roman1" style:font-size-asian="18pt" style:font-name-complex="Times New Roman1" style:font-size-complex="12pt" style:language-complex="ar" style:country-complex="SA" style:font-weight-complex="bold"/>
    </style:style>
    <style:style style:name="T30" style:family="text">
      <style:text-properties officeooo:rsid="001ae109"/>
    </style:style>
    <style:style style:name="T31" style:family="text">
      <style:text-properties officeooo:rsid="001c5634"/>
    </style:style>
    <style:style style:name="T32" style:family="text">
      <style:text-properties officeooo:rsid="001386c1"/>
    </style:style>
    <style:style style:name="T33" style:family="text">
      <style:text-properties officeooo:rsid="001443ec"/>
    </style:style>
    <style:style style:name="T34" style:family="text">
      <style:text-properties officeooo:rsid="0015a8a1"/>
    </style:style>
    <style:style style:name="T35" style:family="text">
      <style:text-properties fo:font-style="normal" style:font-style-asian="normal" style:font-style-complex="normal"/>
    </style:style>
    <style:style style:name="T36" style:family="text">
      <style:text-properties officeooo:rsid="001c25e0"/>
    </style:style>
    <style:style style:name="T37" style:family="text">
      <style:text-properties officeooo:rsid="002261f0"/>
    </style:style>
    <style:style style:name="T38" style:family="text">
      <style:text-properties officeooo:rsid="0023c33e"/>
    </style:style>
    <style:style style:name="T39" style:family="text">
      <style:text-properties officeooo:rsid="0024ac29"/>
    </style:style>
    <style:style style:name="T40" style:family="text">
      <style:text-properties officeooo:rsid="0025b2e0"/>
    </style:style>
    <style:style style:name="T41" style:family="text">
      <style:text-properties style:font-name="TimesNewRomanPSMT" fo:font-size="12pt" officeooo:rsid="00267014"/>
    </style:style>
    <style:style style:name="T42" style:family="text">
      <style:text-properties officeooo:rsid="0029b3aa"/>
    </style:style>
    <style:style style:name="T43" style:family="text">
      <style:text-properties officeooo:rsid="002a9cd6"/>
    </style:style>
    <style:style style:name="T44" style:family="text">
      <style:text-properties officeooo:rsid="002b61a1"/>
    </style:style>
    <style:style style:name="T45" style:family="text">
      <style:text-properties officeooo:rsid="002c74d8"/>
    </style:style>
    <style:style style:name="T46" style:family="text">
      <style:text-properties officeooo:rsid="002ecd92"/>
    </style:style>
    <style:style style:name="T47" style:family="text">
      <style:text-properties officeooo:rsid="00305d8d"/>
    </style:style>
    <style:style style:name="T48" style:family="text">
      <style:text-properties officeooo:rsid="0032926e"/>
    </style:style>
    <style:style style:name="T49" style:family="text">
      <style:text-properties officeooo:rsid="0032c553"/>
    </style:style>
    <style:style style:name="T50" style:family="text">
      <style:text-properties style:font-name="Times New Roman1"/>
    </style:style>
    <style:style style:name="T51" style:family="text">
      <style:text-properties style:font-name="Times New Roman1" officeooo:rsid="0032c553"/>
    </style:style>
    <style:style style:name="T52" style:family="text">
      <style:text-properties fo:color="#0000cc" loext:opacity="100%" style:font-name="Times New Roman1" fo:font-size="12pt" fo:language="en" fo:country="US" style:font-name-asian="Times New Roman1" style:font-size-asian="18pt" style:font-name-complex="Times New Roman1" style:font-size-complex="12pt" style:language-complex="ar" style:country-complex="SA" style:font-weight-complex="bold"/>
    </style:style>
    <style:style style:name="T53" style:family="text">
      <style:text-properties officeooo:rsid="0033be88"/>
    </style:style>
    <style:style style:name="T54" style:family="text">
      <style:text-properties officeooo:rsid="00355ca2"/>
    </style:style>
    <style:style style:name="T55" style:family="text">
      <style:text-properties officeooo:rsid="00376329"/>
    </style:style>
    <style:style style:name="T56" style:family="text">
      <style:text-properties officeooo:rsid="003915aa"/>
    </style:style>
    <style:style style:name="T57" style:family="text">
      <style:text-properties officeooo:rsid="0039dc6e"/>
    </style:style>
    <style:style style:name="T58" style:family="text">
      <style:text-properties officeooo:rsid="003c2d59"/>
    </style:style>
    <style:style style:name="T59" style:family="text">
      <style:text-properties style:font-name="Times New Roman" fo:font-size="1pt" style:font-name-asian="Times New Roman" style:font-name-complex="Times New Roman"/>
    </style:style>
    <style:style style:name="T60" style:family="text"/>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2">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214045424" text:id="ct105553214045424">
          <text:insertion>
            <office:change-info>
              <dc:creator>Bob Jacobsen</dc:creator>
              <dc:date>2024-07-04T10:10:45</dc:date>
            </office:change-info>
          </text:insertion>
        </text:changed-region>
        <text:changed-region xml:id="ct105553213804288" text:id="ct105553213804288">
          <text:deletion>
            <office:change-info>
              <dc:creator>Jim Kueneman</dc:creator>
              <dc:date>2014-11-09T14:56:00</dc:date>
            </office:change-info>
            <text:p text:style-name="P6">Configuration</text:p>
          </text:deletion>
        </text:changed-region>
        <text:changed-region xml:id="ct105553213800928" text:id="ct105553213800928">
          <text:insertion>
            <office:change-info>
              <dc:creator>Jim Kueneman</dc:creator>
              <dc:date>2014-11-09T14:56:00</dc:date>
            </office:change-info>
          </text:insertion>
        </text:changed-region>
        <text:changed-region xml:id="ct105553214031504" text:id="ct105553214031504">
          <text:insertion>
            <office:change-info>
              <dc:creator>Bob Jacobsen</dc:creator>
              <dc:date>2024-07-04T10:20:11</dc:date>
            </office:change-info>
          </text:insertion>
        </text:changed-region>
        <text:changed-region xml:id="ct105553214034624" text:id="ct105553214034624">
          <text:deletion>
            <office:change-info>
              <dc:creator>Bob Jacobsen</dc:creator>
              <dc:date>2024-07-04T10:20:10</dc:date>
            </office:change-info>
            <text:p text:style-name="P6"><text:span text:style-name="T42">d</text:span></text:p>
          </text:deletion>
        </text:changed-region>
        <text:changed-region xml:id="ct105553214044704" text:id="ct105553214044704">
          <text:insertion>
            <office:change-info>
              <dc:creator>Bob Jacobsen</dc:creator>
              <dc:date>2024-07-04T10:20:13</dc:date>
            </office:change-info>
          </text:insertion>
        </text:changed-region>
        <text:changed-region xml:id="ct105553214033424" text:id="ct105553214033424">
          <text:deletion>
            <office:change-info>
              <dc:creator>Bob Jacobsen</dc:creator>
              <dc:date>2024-07-04T10:20:13</dc:date>
            </office:change-info>
            <text:p text:style-name="P6"><text:span text:style-name="T42">i</text:span></text:p>
          </text:deletion>
        </text:changed-region>
        <text:changed-region xml:id="ct105553214034144" text:id="ct105553214034144">
          <text:insertion>
            <office:change-info>
              <dc:creator>Bob Jacobsen</dc:creator>
              <dc:date>2024-07-04T08:27:32</dc:date>
            </office:change-info>
          </text:insertion>
        </text:changed-region>
        <text:changed-region xml:id="ct105553214033184" text:id="ct105553214033184">
          <text:format-change>
            <office:change-info>
              <dc:creator>D.E. Goodman-Wilson</dc:creator>
              <dc:date>2014-09-19T10:45:00</dc:date>
            </office:change-info>
          </text:format-change>
        </text:changed-region>
        <text:changed-region xml:id="ct105553214032704" text:id="ct105553214032704">
          <text:insertion>
            <office:change-info>
              <dc:creator>Jim Kueneman</dc:creator>
              <dc:date>2014-11-09T14:56:00</dc:date>
            </office:change-info>
          </text:insertion>
        </text:changed-region>
        <text:changed-region xml:id="ct105553214043504" text:id="ct105553214043504">
          <text:deletion>
            <office:change-info>
              <dc:creator>Bob Jacobsen</dc:creator>
              <dc:date>2024-07-04T12:49:15</dc:date>
            </office:change-info>
            <text:p text:style-name="P6">device</text:p>
          </text:deletion>
        </text:changed-region>
        <text:changed-region xml:id="ct105553214039664" text:id="ct105553214039664">
          <text:insertion>
            <office:change-info>
              <dc:creator>Bob Jacobsen</dc:creator>
              <dc:date>2024-07-11T14:53:52</dc:date>
            </office:change-info>
          </text:insertion>
        </text:changed-region>
        <text:changed-region xml:id="ct105553214036544" text:id="ct105553214036544">
          <text:insertion>
            <office:change-info>
              <dc:creator>Bob Jacobsen</dc:creator>
              <dc:date>2024-07-04T12:49:15</dc:date>
            </office:change-info>
          </text:insertion>
        </text:changed-region>
        <text:changed-region xml:id="ct105553214043024" text:id="ct105553214043024">
          <text:deletion>
            <office:change-info>
              <dc:creator>Bob Jacobsen</dc:creator>
              <dc:date>2024-07-04T10:20:25</dc:date>
            </office:change-info>
            <text:p text:style-name="P6">configure</text:p>
          </text:deletion>
        </text:changed-region>
        <text:changed-region xml:id="ct105553214041584" text:id="ct105553214041584">
          <text:insertion>
            <office:change-info>
              <dc:creator>Bob Jacobsen</dc:creator>
              <dc:date>2024-07-04T10:20:25</dc:date>
            </office:change-info>
          </text:insertion>
        </text:changed-region>
        <text:changed-region xml:id="ct105553214035104" text:id="ct105553214035104">
          <text:deletion>
            <office:change-info>
              <dc:creator>Bob Jacobsen</dc:creator>
              <dc:date>2024-07-04T12:49:25</dc:date>
            </office:change-info>
            <text:p text:style-name="P6">The information is fixed, so that it can be pre-compressed, stored in the device, and just supplied when needed with minimal work on the part of the device and the device's developers. </text:p>
          </text:deletion>
        </text:changed-region>
        <text:changed-region xml:id="ct105553214033904" text:id="ct105553214033904">
          <text:deletion>
            <office:change-info>
              <dc:creator>Bob Jacobsen</dc:creator>
              <dc:date>2024-07-04T10:20:51</dc:date>
            </office:change-info>
            <text:p text:style-name="P6">This means that e.g. the actual current configuration contents are not available as part of the </text:p>
          </text:deletion>
        </text:changed-region>
        <text:changed-region xml:id="ct105553214032944" text:id="ct105553214032944">
          <text:deletion>
            <office:change-info>
              <dc:creator>Jim Kueneman</dc:creator>
              <dc:date>2014-11-09T14:57:00</dc:date>
            </office:change-info>
            <text:p text:style-name="P6">CDI</text:p>
          </text:deletion>
        </text:changed-region>
        <text:changed-region xml:id="ct105553214043744" text:id="ct105553214043744">
          <text:deletion>
            <office:change-info>
              <dc:creator>Bob Jacobsen</dc:creator>
              <dc:date>2024-07-04T10:20:51</dc:date>
            </office:change-info>
            <text:p text:style-name="P6"><text:span text:style-name="T9">FDI</text:span></text:p>
          </text:deletion>
          <text:insertion>
            <office:change-info>
              <dc:creator>Jim Kueneman</dc:creator>
              <dc:date>2014-11-09T14:57:00</dc:date>
            </office:change-info>
          </text:insertion>
        </text:changed-region>
        <text:changed-region xml:id="ct105553214043264" text:id="ct105553214043264">
          <text:deletion>
            <office:change-info>
              <dc:creator>Bob Jacobsen</dc:creator>
              <dc:date>2024-07-04T10:20:51</dc:date>
            </office:change-info>
            <text:p text:style-name="P6"><text:span text:style-name="T9">, as that is variable information. Similarly, the </text:span></text:p>
          </text:deletion>
        </text:changed-region>
        <text:changed-region xml:id="ct105553214041824" text:id="ct105553214041824">
          <text:deletion>
            <office:change-info>
              <dc:creator>Jim Kueneman</dc:creator>
              <dc:date>2014-11-09T14:57:00</dc:date>
            </office:change-info>
            <text:p text:style-name="P6"><text:span text:style-name="T9">CDI</text:span></text:p>
          </text:deletion>
        </text:changed-region>
        <text:changed-region xml:id="ct105553214038944" text:id="ct105553214038944">
          <text:deletion>
            <office:change-info>
              <dc:creator>Bob Jacobsen</dc:creator>
              <dc:date>2024-07-04T10:20:51</dc:date>
            </office:change-info>
            <text:p text:style-name="P6"><text:span text:style-name="T9">FDI</text:span></text:p>
          </text:deletion>
          <text:insertion>
            <office:change-info>
              <dc:creator>Jim Kueneman</dc:creator>
              <dc:date>2014-11-09T14:57:00</dc:date>
            </office:change-info>
          </text:insertion>
        </text:changed-region>
        <text:changed-region xml:id="ct105553214038224" text:id="ct105553214038224">
          <text:deletion>
            <office:change-info>
              <dc:creator>Bob Jacobsen</dc:creator>
              <dc:date>2024-07-04T10:20:51</dc:date>
            </office:change-info>
            <text:p text:style-name="P6"><text:span text:style-name="T9"><text:s/>cannot contain e.g. a serial number as that would require different </text:span></text:p>
          </text:deletion>
        </text:changed-region>
        <text:changed-region xml:id="ct105553214037984" text:id="ct105553214037984">
          <text:deletion>
            <office:change-info>
              <dc:creator>Jim Kueneman</dc:creator>
              <dc:date>2014-11-09T14:57:00</dc:date>
            </office:change-info>
            <text:p text:style-name="P6"><text:span text:style-name="T9">CDI</text:span></text:p>
          </text:deletion>
        </text:changed-region>
        <text:changed-region xml:id="ct105553214037264" text:id="ct105553214037264">
          <text:deletion>
            <office:change-info>
              <dc:creator>Bob Jacobsen</dc:creator>
              <dc:date>2024-07-04T10:20:51</dc:date>
            </office:change-info>
            <text:p text:style-name="P6"><text:span text:style-name="T9">FDI</text:span></text:p>
          </text:deletion>
          <text:insertion>
            <office:change-info>
              <dc:creator>Jim Kueneman</dc:creator>
              <dc:date>2014-11-09T14:57:00</dc:date>
            </office:change-info>
          </text:insertion>
        </text:changed-region>
        <text:changed-region xml:id="ct105553214034864" text:id="ct105553214034864">
          <text:deletion>
            <office:change-info>
              <dc:creator>Bob Jacobsen</dc:creator>
              <dc:date>2024-07-04T10:20:51</dc:date>
            </office:change-info>
            <text:p text:style-name="P6"><text:span text:style-name="T9"><text:s/>contents in each node of a single type.</text:span></text:p>
          </text:deletion>
        </text:changed-region>
        <text:changed-region xml:id="ct105553214703488" text:id="ct105553214703488">
          <text:deletion>
            <office:change-info>
              <dc:creator>Bob Jacobsen</dc:creator>
              <dc:date>2024-07-04T10:21:03</dc:date>
            </office:change-info>
            <text:p text:style-name="P6">and there may be pointers to that information in the </text:p>
          </text:deletion>
        </text:changed-region>
        <text:changed-region xml:id="ct105553214716448" text:id="ct105553214716448">
          <text:deletion>
            <office:change-info>
              <dc:creator>Jim Kueneman</dc:creator>
              <dc:date>2014-11-09T14:57:00</dc:date>
            </office:change-info>
            <text:p text:style-name="P6">CDI</text:p>
          </text:deletion>
        </text:changed-region>
        <text:changed-region xml:id="ct105553214709968" text:id="ct105553214709968">
          <text:deletion>
            <office:change-info>
              <dc:creator>Bob Jacobsen</dc:creator>
              <dc:date>2024-07-04T10:21:02</dc:date>
            </office:change-info>
            <text:p text:style-name="P6"><text:span text:style-name="T9">FDI</text:span></text:p>
          </text:deletion>
          <text:insertion>
            <office:change-info>
              <dc:creator>Jim Kueneman</dc:creator>
              <dc:date>2014-11-09T14:57:00</dc:date>
            </office:change-info>
          </text:insertion>
        </text:changed-region>
        <text:changed-region xml:id="ct105553214710688" text:id="ct105553214710688">
          <text:deletion>
            <office:change-info>
              <dc:creator>Bob Jacobsen</dc:creator>
              <dc:date>2024-07-04T10:21:02</dc:date>
            </office:change-info>
            <text:p text:style-name="P6"><text:span text:style-name="T9">, </text:span></text:p>
          </text:deletion>
        </text:changed-region>
        <text:changed-region xml:id="ct105553214717168" text:id="ct105553214717168">
          <text:deletion>
            <office:change-info>
              <dc:creator>Jim Kueneman</dc:creator>
              <dc:date>2014-11-09T14:57:00</dc:date>
            </office:change-info>
            <text:p text:style-name="P24">CDI</text:p>
          </text:deletion>
        </text:changed-region>
        <text:changed-region xml:id="ct105553214702048" text:id="ct105553214702048">
          <text:insertion>
            <office:change-info>
              <dc:creator>Jim Kueneman</dc:creator>
              <dc:date>2014-11-09T14:57:00</dc:date>
            </office:change-info>
          </text:insertion>
        </text:changed-region>
        <text:changed-region xml:id="ct105553214711648" text:id="ct105553214711648">
          <text:insertion>
            <office:change-info>
              <dc:creator>Bob Jacobsen</dc:creator>
              <dc:date>2024-07-04T12:51:18</dc:date>
            </office:change-info>
          </text:insertion>
        </text:changed-region>
        <text:changed-region xml:id="ct105553214713328" text:id="ct105553214713328">
          <text:deletion>
            <office:change-info>
              <dc:creator>Bob Jacobsen</dc:creator>
              <dc:date>2024-07-04T12:51:17</dc:date>
            </office:change-info>
            <text:p text:style-name="P24"><text:span text:style-name="T44"><text:s/>Configuration Tool (CT)</text:span></text:p>
          </text:deletion>
        </text:changed-region>
        <text:changed-region xml:id="ct105553214716928" text:id="ct105553214716928">
          <text:insertion>
            <office:change-info>
              <dc:creator>Bob Jacobsen</dc:creator>
              <dc:date>2024-07-04T12:50:19</dc:date>
            </office:change-info>
          </text:insertion>
        </text:changed-region>
        <text:changed-region xml:id="ct105553214710928" text:id="ct105553214710928">
          <text:deletion>
            <office:change-info>
              <dc:creator>Bob Jacobsen</dc:creator>
              <dc:date>2024-07-04T12:50:31</dc:date>
            </office:change-info>
            <text:p text:style-name="P24">know how to configure the node.</text:p>
          </text:deletion>
        </text:changed-region>
        <text:changed-region xml:id="ct105553214715968" text:id="ct105553214715968">
          <text:insertion>
            <office:change-info>
              <dc:creator>Bob Jacobsen</dc:creator>
              <dc:date>2024-07-04T16:00:07</dc:date>
            </office:change-info>
          </text:insertion>
        </text:changed-region>
        <text:changed-region xml:id="ct105553214702768" text:id="ct105553214702768">
          <text:insertion>
            <office:change-info>
              <dc:creator>Bob Jacobsen</dc:creator>
              <dc:date>2024-07-04T12:50:31</dc:date>
            </office:change-info>
          </text:insertion>
        </text:changed-region>
        <text:changed-region xml:id="ct105553214708048" text:id="ct105553214708048">
          <text:deletion>
            <office:change-info>
              <dc:creator>Bob Jacobsen</dc:creator>
              <dc:date>2024-07-04T12:51:09</dc:date>
            </office:change-info>
            <text:p text:style-name="P24">configuration tool</text:p>
          </text:deletion>
        </text:changed-region>
        <text:changed-region xml:id="ct105553213839456" text:id="ct105553213839456">
          <text:insertion>
            <office:change-info>
              <dc:creator>Bob Jacobsen</dc:creator>
              <dc:date>2024-07-04T12:51:09</dc:date>
            </office:change-info>
          </text:insertion>
        </text:changed-region>
        <text:changed-region xml:id="ct105553213836096" text:id="ct105553213836096">
          <text:deletion>
            <office:change-info>
              <dc:creator>Jim Kueneman</dc:creator>
              <dc:date>2014-11-09T14:57:00</dc:date>
            </office:change-info>
            <text:p text:style-name="P24">CDI</text:p>
          </text:deletion>
        </text:changed-region>
        <text:changed-region xml:id="ct105553213838256" text:id="ct105553213838256">
          <text:insertion>
            <office:change-info>
              <dc:creator>Jim Kueneman</dc:creator>
              <dc:date>2014-11-09T14:57:00</dc:date>
            </office:change-info>
          </text:insertion>
        </text:changed-region>
        <text:changed-region xml:id="ct105553213848576" text:id="ct105553213848576">
          <text:insertion>
            <office:change-info>
              <dc:creator>Bob Jacobsen</dc:creator>
              <dc:date>2024-07-04T12:49:47</dc:date>
            </office:change-info>
          </text:insertion>
        </text:changed-region>
        <text:changed-region xml:id="ct105553213836576" text:id="ct105553213836576">
          <text:deletion>
            <office:change-info>
              <dc:creator>Bob Jacobsen</dc:creator>
              <dc:date>2024-07-04T12:51:33</dc:date>
            </office:change-info>
            <text:p text:style-name="P24">configure all aspects of the node's capabilities. </text:p>
          </text:deletion>
        </text:changed-region>
        <text:changed-region xml:id="ct105553213842816" text:id="ct105553213842816">
          <text:deletion>
            <office:change-info>
              <dc:creator>Jim Kueneman</dc:creator>
              <dc:date>2014-11-09T14:57:00</dc:date>
            </office:change-info>
            <text:p text:style-name="P24">CDI</text:p>
          </text:deletion>
        </text:changed-region>
        <text:changed-region xml:id="ct105553213847616" text:id="ct105553213847616">
          <text:insertion>
            <office:change-info>
              <dc:creator>Jim Kueneman</dc:creator>
              <dc:date>2014-11-09T14:57:00</dc:date>
            </office:change-info>
          </text:insertion>
        </text:changed-region>
        <text:changed-region xml:id="ct105553213848816" text:id="ct105553213848816">
          <text:deletion>
            <office:change-info>
              <dc:creator>Bob Jacobsen</dc:creator>
              <dc:date>2024-07-04T12:51:41</dc:date>
            </office:change-info>
            <text:p text:style-name="P24">configure</text:p>
          </text:deletion>
        </text:changed-region>
        <text:changed-region xml:id="ct105553213835616" text:id="ct105553213835616">
          <text:insertion>
            <office:change-info>
              <dc:creator>Bob Jacobsen</dc:creator>
              <dc:date>2024-07-04T12:51:41</dc:date>
            </office:change-info>
          </text:insertion>
        </text:changed-region>
        <text:changed-region xml:id="ct105553213849056" text:id="ct105553213849056">
          <text:insertion>
            <office:change-info>
              <dc:creator>Bob Jacobsen</dc:creator>
              <dc:date>2024-07-11T14:54:14</dc:date>
            </office:change-info>
          </text:insertion>
        </text:changed-region>
        <text:changed-region xml:id="ct105553213845696" text:id="ct105553213845696">
          <text:insertion>
            <office:change-info>
              <dc:creator>Bob Jacobsen</dc:creator>
              <dc:date>2024-07-04T12:51:47</dc:date>
            </office:change-info>
          </text:insertion>
        </text:changed-region>
        <text:changed-region xml:id="ct105553213849296" text:id="ct105553213849296">
          <text:insertion>
            <office:change-info>
              <dc:creator>Bob Jacobsen</dc:creator>
              <dc:date>2024-07-11T14:54:17</dc:date>
            </office:change-info>
          </text:insertion>
        </text:changed-region>
        <text:changed-region xml:id="ct105553213839936" text:id="ct105553213839936">
          <text:deletion>
            <office:change-info>
              <dc:creator>Bob Jacobsen</dc:creator>
              <dc:date>2024-07-11T14:54:17</dc:date>
            </office:change-info>
            <text:p text:style-name="P24"><text:span text:style-name="T54">n</text:span></text:p>
          </text:deletion>
        </text:changed-region>
        <text:changed-region xml:id="ct105553213845456" text:id="ct105553213845456">
          <text:insertion>
            <office:change-info>
              <dc:creator>Bob Jacobsen</dc:creator>
              <dc:date>2024-07-11T15:00:24</dc:date>
            </office:change-info>
          </text:insertion>
        </text:changed-region>
        <text:changed-region xml:id="ct105553213844016" text:id="ct105553213844016">
          <text:deletion>
            <office:change-info>
              <dc:creator>Bob Jacobsen</dc:creator>
              <dc:date>2024-07-04T12:52:00</dc:date>
            </office:change-info>
            <text:p text:style-name="P24">While the CT is likely to be a program running on a PC, it could be a hand-held </text:p>
          </text:deletion>
        </text:changed-region>
        <text:changed-region xml:id="ct105553213835376" text:id="ct105553213835376">
          <text:deletion>
            <office:change-info>
              <dc:creator>Jim Kueneman</dc:creator>
              <dc:date>2014-11-09T14:57:00</dc:date>
            </office:change-info>
            <text:p text:style-name="P24">device</text:p>
          </text:deletion>
        </text:changed-region>
        <text:changed-region xml:id="ct105553213838976" text:id="ct105553213838976">
          <text:deletion>
            <office:change-info>
              <dc:creator>Bob Jacobsen</dc:creator>
              <dc:date>2024-07-04T12:52:00</dc:date>
            </office:change-info>
            <text:p text:style-name="P24">throttle</text:p>
          </text:deletion>
          <text:insertion>
            <office:change-info>
              <dc:creator>Jim Kueneman</dc:creator>
              <dc:date>2014-11-09T14:57:00</dc:date>
            </office:change-info>
          </text:insertion>
        </text:changed-region>
        <text:changed-region xml:id="ct105553213839696" text:id="ct105553213839696">
          <text:deletion>
            <office:change-info>
              <dc:creator>Bob Jacobsen</dc:creator>
              <dc:date>2024-07-04T12:52:00</dc:date>
            </office:change-info>
            <text:p text:style-name="P24"><text:s/>like mobile phone or PDA or even a custom-built device.</text:p>
          </text:deletion>
        </text:changed-region>
        <text:changed-region xml:id="ct105553213846416" text:id="ct105553213846416">
          <text:insertion>
            <office:change-info>
              <dc:creator>Bob Jacobsen</dc:creator>
              <dc:date>2024-07-04T10:21:10</dc:date>
            </office:change-info>
          </text:insertion>
        </text:changed-region>
        <text:changed-region xml:id="ct105553213834656" text:id="ct105553213834656">
          <text:insertion>
            <office:change-info>
              <dc:creator>Bob Jacobsen</dc:creator>
              <dc:date>2024-07-04T09:39:59</dc:date>
            </office:change-info>
          </text:insertion>
        </text:changed-region>
        <text:changed-region xml:id="ct105553213986192" text:id="ct105553213986192">
          <text:insertion>
            <office:change-info>
              <dc:creator>Bob Jacobsen</dc:creator>
              <dc:date>2024-07-04T09:47:22</dc:date>
            </office:change-info>
          </text:insertion>
        </text:changed-region>
        <text:changed-region xml:id="ct105553213996752" text:id="ct105553213996752">
          <text:insertion>
            <office:change-info>
              <dc:creator>Bob Jacobsen</dc:creator>
              <dc:date>2024-07-11T14:54:22</dc:date>
            </office:change-info>
          </text:insertion>
        </text:changed-region>
        <text:changed-region xml:id="ct105553213994352" text:id="ct105553213994352">
          <text:insertion>
            <office:change-info>
              <dc:creator>Bob Jacobsen</dc:creator>
              <dc:date>2024-07-04T09:39:59</dc:date>
            </office:change-info>
          </text:insertion>
        </text:changed-region>
        <text:changed-region xml:id="ct105553213984992" text:id="ct105553213984992">
          <text:deletion>
            <office:change-info>
              <dc:creator>Bob Jacobsen</dc:creator>
              <dc:date>2024-07-04T09:41:25</dc:date>
            </office:change-info>
            <text:p text:style-name="P62">Small</text:p>
          </text:deletion>
        </text:changed-region>
        <text:changed-region xml:id="ct105553213996272" text:id="ct105553213996272">
          <text:insertion>
            <office:change-info>
              <dc:creator>Bob Jacobsen</dc:creator>
              <dc:date>2024-07-04T09:39:59</dc:date>
            </office:change-info>
          </text:insertion>
        </text:changed-region>
        <text:changed-region xml:id="ct105553213985472" text:id="ct105553213985472">
          <text:insertion>
            <office:change-info>
              <dc:creator>Bob Jacobsen</dc:creator>
              <dc:date>2024-07-04T09:19:35</dc:date>
            </office:change-info>
          </text:insertion>
        </text:changed-region>
        <text:changed-region xml:id="ct105553213995792" text:id="ct105553213995792">
          <text:insertion>
            <office:change-info>
              <dc:creator>Bob Jacobsen</dc:creator>
              <dc:date>2024-07-04T09:21:54</dc:date>
            </office:change-info>
          </text:insertion>
        </text:changed-region>
        <text:changed-region xml:id="ct105553213996512" text:id="ct105553213996512">
          <text:insertion>
            <office:change-info>
              <dc:creator>Bob Jacobsen</dc:creator>
              <dc:date>2024-07-04T16:02:38</dc:date>
            </office:change-info>
          </text:insertion>
        </text:changed-region>
        <text:changed-region xml:id="ct105553213986432" text:id="ct105553213986432">
          <text:deletion>
            <office:change-info>
              <dc:creator>Bob Jacobsen</dc:creator>
              <dc:date>2024-07-04T13:39:54</dc:date>
            </office:change-info>
            <text:p text:style-name="Standard">See </text:p>
          </text:deletion>
        </text:changed-region>
        <text:changed-region xml:id="ct105553213995552" text:id="ct105553213995552">
          <text:insertion>
            <office:change-info>
              <dc:creator>Bob Jacobsen</dc:creator>
              <dc:date>2024-07-04T13:39:54</dc:date>
            </office:change-info>
          </text:insertion>
        </text:changed-region>
        <text:changed-region xml:id="ct105553213983552" text:id="ct105553213983552">
          <text:insertion>
            <office:change-info>
              <dc:creator>Bob Jacobsen</dc:creator>
              <dc:date>2024-07-04T08:27:20</dc:date>
            </office:change-info>
          </text:insertion>
        </text:changed-region>
        <text:changed-region xml:id="ct105553213982592" text:id="ct105553213982592">
          <text:deletion>
            <office:change-info>
              <dc:creator>Bob Jacobsen</dc:creator>
              <dc:date>2024-07-04T13:40:16</dc:date>
            </office:change-info>
            <text:p text:style-name="Standard">. <text:s/>That's one use for the </text:p>
          </text:deletion>
        </text:changed-region>
        <text:changed-region xml:id="ct105553213983312" text:id="ct105553213983312">
          <text:deletion>
            <office:change-info>
              <dc:creator>Jim Kueneman</dc:creator>
              <dc:date>2014-11-09T14:57:00</dc:date>
            </office:change-info>
            <text:p text:style-name="Standard">CDI</text:p>
          </text:deletion>
        </text:changed-region>
        <text:changed-region xml:id="ct105553213994832" text:id="ct105553213994832">
          <text:deletion>
            <office:change-info>
              <dc:creator>Bob Jacobsen</dc:creator>
              <dc:date>2024-07-04T13:40:10</dc:date>
            </office:change-info>
            <text:p text:style-name="Standard"><text:span text:style-name="T15">FDI</text:span></text:p>
          </text:deletion>
          <text:insertion>
            <office:change-info>
              <dc:creator>Jim Kueneman</dc:creator>
              <dc:date>2014-11-09T14:57:00</dc:date>
            </office:change-info>
          </text:insertion>
        </text:changed-region>
        <text:changed-region xml:id="ct105553213984272" text:id="ct105553213984272">
          <text:deletion>
            <office:change-info>
              <dc:creator>Bob Jacobsen</dc:creator>
              <dc:date>2024-07-04T13:40:10</dc:date>
            </office:change-info>
            <text:p text:style-name="Standard"><text:span text:style-name="T15">, and </text:span></text:p>
          </text:deletion>
        </text:changed-region>
        <text:changed-region xml:id="ct105553213985232" text:id="ct105553213985232">
          <text:insertion>
            <office:change-info>
              <dc:creator>Bob Jacobsen</dc:creator>
              <dc:date>2024-07-04T13:40:10</dc:date>
            </office:change-info>
          </text:insertion>
        </text:changed-region>
        <text:changed-region xml:id="ct105553213995072" text:id="ct105553213995072">
          <text:insertion>
            <office:change-info>
              <dc:creator>Bob Jacobsen</dc:creator>
              <dc:date>2024-07-04T13:40:21</dc:date>
            </office:change-info>
          </text:insertion>
        </text:changed-region>
        <text:changed-region xml:id="ct105553213983072" text:id="ct105553213983072">
          <text:deletion>
            <office:change-info>
              <dc:creator>Bob Jacobsen</dc:creator>
              <dc:date>2024-07-04T13:40:21</dc:date>
            </office:change-info>
            <text:p text:style-name="Standard"><text:span text:style-name="T48">it</text:span></text:p>
          </text:deletion>
        </text:changed-region>
        <text:changed-region xml:id="ct105553213993872" text:id="ct105553213993872">
          <text:insertion>
            <office:change-info>
              <dc:creator>Bob Jacobsen</dc:creator>
              <dc:date>2024-07-04T13:40:21</dc:date>
            </office:change-info>
          </text:insertion>
        </text:changed-region>
        <text:changed-region xml:id="ct105553213996032" text:id="ct105553213996032">
          <text:deletion>
            <office:change-info>
              <dc:creator>Jim Kueneman</dc:creator>
              <dc:date>2014-11-09T14:57:00</dc:date>
            </office:change-info>
            <text:p text:style-name="Standard">CDI</text:p>
          </text:deletion>
        </text:changed-region>
        <text:changed-region xml:id="ct105553213993152" text:id="ct105553213993152">
          <text:insertion>
            <office:change-info>
              <dc:creator>Jim Kueneman</dc:creator>
              <dc:date>2014-11-09T14:57:00</dc:date>
            </office:change-info>
          </text:insertion>
        </text:changed-region>
        <text:changed-region xml:id="ct105553213982832" text:id="ct105553213982832">
          <text:insertion>
            <office:change-info>
              <dc:creator>Bob Jacobsen</dc:creator>
              <dc:date>2024-07-11T15:03:21</dc:date>
            </office:change-info>
          </text:insertion>
        </text:changed-region>
        <text:changed-region xml:id="ct105553213983792" text:id="ct105553213983792">
          <text:deletion>
            <office:change-info>
              <dc:creator>Bob Jacobsen</dc:creator>
              <dc:date>2024-07-11T15:03:20</dc:date>
            </office:change-info>
            <text:p text:style-name="Standard"/>
            <text:p text:style-name="Standard">CiA 306 “Electronic data sheet specification” describes the CANopen version of a similar capability.</text:p>
          </text:deletion>
        </text:changed-region>
        <text:changed-region xml:id="ct105553213992192" text:id="ct105553213992192">
          <text:insertion>
            <office:change-info>
              <dc:creator>Bob Jacobsen</dc:creator>
              <dc:date>2024-07-04T09:36:50</dc:date>
            </office:change-info>
          </text:insertion>
        </text:changed-region>
        <text:changed-region xml:id="ct105553213991712" text:id="ct105553213991712">
          <text:deletion>
            <office:change-info>
              <dc:creator>Bob Jacobsen</dc:creator>
              <dc:date>2024-07-04T09:46:20</dc:date>
            </office:change-info>
            <text:p text:style-name="P45"/>
            <text:p text:style-name="P45"/>
          </text:deletion>
        </text:changed-region>
        <text:changed-region xml:id="ct105553213990272" text:id="ct105553213990272">
          <text:insertion>
            <office:change-info>
              <dc:creator>Bob Jacobsen</dc:creator>
              <dc:date>2024-07-04T09:46:21</dc:date>
            </office:change-info>
          </text:insertion>
        </text:changed-region>
        <text:changed-region xml:id="ct105553213987632" text:id="ct105553213987632">
          <text:insertion>
            <office:change-info>
              <dc:creator>Bob Jacobsen</dc:creator>
              <dc:date>2024-07-04T09:36:50</dc:date>
            </office:change-info>
          </text:insertion>
        </text:changed-region>
        <text:changed-region xml:id="ct105553213987872" text:id="ct105553213987872">
          <text:insertion>
            <office:change-info>
              <dc:creator>Bob Jacobsen</dc:creator>
              <dc:date>2024-07-04T13:41:31</dc:date>
            </office:change-info>
          </text:insertion>
        </text:changed-region>
        <text:changed-region xml:id="ct105553213986912" text:id="ct105553213986912">
          <text:insertion>
            <office:change-info>
              <dc:creator>Bob Jacobsen</dc:creator>
              <dc:date>2024-07-04T13:42:32</dc:date>
            </office:change-info>
          </text:insertion>
        </text:changed-region>
        <text:changed-region xml:id="ct105553213986672" text:id="ct105553213986672">
          <text:insertion>
            <office:change-info>
              <dc:creator>Bob Jacobsen</dc:creator>
              <dc:date>2024-07-04T09:36:50</dc:date>
            </office:change-info>
          </text:insertion>
        </text:changed-region>
        <text:changed-region xml:id="ct105553213985712" text:id="ct105553213985712">
          <text:insertion>
            <office:change-info>
              <dc:creator>Bob Jacobsen</dc:creator>
              <dc:date>2024-07-04T13:53:21</dc:date>
            </office:change-info>
          </text:insertion>
        </text:changed-region>
        <text:changed-region xml:id="ct105553213981152" text:id="ct105553213981152">
          <text:insertion>
            <office:change-info>
              <dc:creator>Bob Jacobsen</dc:creator>
              <dc:date>2024-07-04T09:36:50</dc:date>
            </office:change-info>
          </text:insertion>
        </text:changed-region>
        <text:changed-region xml:id="ct105553213990992" text:id="ct105553213990992">
          <text:insertion>
            <office:change-info>
              <dc:creator>Bob Jacobsen</dc:creator>
              <dc:date>2024-07-04T13:55:03</dc:date>
            </office:change-info>
          </text:insertion>
        </text:changed-region>
        <text:changed-region xml:id="ct105553213988832" text:id="ct105553213988832">
          <text:insertion>
            <office:change-info>
              <dc:creator>Bob Jacobsen</dc:creator>
              <dc:date>2024-07-04T13:25:09</dc:date>
            </office:change-info>
          </text:insertion>
        </text:changed-region>
        <text:changed-region xml:id="ct105553213992912" text:id="ct105553213992912">
          <text:insertion>
            <office:change-info>
              <dc:creator>Bob Jacobsen</dc:creator>
              <dc:date>2024-07-04T13:55:27</dc:date>
            </office:change-info>
          </text:insertion>
        </text:changed-region>
        <text:changed-region xml:id="ct105553213994112" text:id="ct105553213994112">
          <text:insertion>
            <office:change-info>
              <dc:creator>Bob Jacobsen</dc:creator>
              <dc:date>2024-07-04T13:26:10</dc:date>
            </office:change-info>
          </text:insertion>
        </text:changed-region>
        <text:changed-region xml:id="ct105553213993632" text:id="ct105553213993632">
          <text:insertion>
            <office:change-info>
              <dc:creator>Bob Jacobsen</dc:creator>
              <dc:date>2024-07-04T13:56:42</dc:date>
            </office:change-info>
          </text:insertion>
        </text:changed-region>
        <text:changed-region xml:id="ct105553213995312" text:id="ct105553213995312">
          <text:insertion>
            <office:change-info>
              <dc:creator>Bob Jacobsen</dc:creator>
              <dc:date>2024-07-04T13:47:20</dc:date>
            </office:change-info>
          </text:insertion>
        </text:changed-region>
        <text:changed-region xml:id="ct105553213993392" text:id="ct105553213993392">
          <text:deletion>
            <office:change-info>
              <dc:creator>Bob Jacobsen</dc:creator>
              <dc:date>2024-07-04T09:39:07</dc:date>
            </office:change-info>
            <text:h text:style-name="Heading_20_1" text:outline-level="1"><text:bookmark-start text:name="__RefHeading___Toc1411_2185858370 Copy 1"/><text:span text:style-name="T37">Stuff to be merged into the above</text:span><text:bookmark-end text:name="__RefHeading___Toc1411_2185858370 Copy 1"/><text:span text:style-name="T27"/></text:h>
          </text:deletion>
        </text:changed-region>
        <text:changed-region xml:id="ct105553213989792" text:id="ct105553213989792">
          <text:insertion>
            <office:change-info>
              <dc:creator>Bob Jacobsen</dc:creator>
              <dc:date>2024-07-04T09:39:07</dc:date>
            </office:change-info>
          </text:insertion>
        </text:changed-region>
        <text:changed-region xml:id="ct105553213992672" text:id="ct105553213992672">
          <text:deletion>
            <office:change-info>
              <dc:creator>Bob Jacobsen</dc:creator>
              <dc:date>2024-07-04T13:14:26</dc:date>
            </office:change-info>
            <text:h text:style-name="Heading_20_1" text:outline-level="1"/>
            <text:h text:style-name="Heading_20_1" text:outline-level="1"/>
            <text:h text:style-name="Heading_20_1" text:outline-level="1">Environment of Proposal</text:h>
          </text:deletion>
        </text:changed-region>
        <text:changed-region xml:id="ct105553213982112" text:id="ct105553213982112">
          <text:deletion>
            <office:change-info>
              <dc:creator>Bob Jacobsen</dc:creator>
              <dc:date>2024-07-04T09:42:26</dc:date>
            </office:change-info>
            <text:h text:style-name="Heading_20_1" text:outline-level="1"/>
            <text:h text:style-name="Heading_20_2" text:outline-level="2"/>
          </text:deletion>
        </text:changed-region>
        <text:changed-region xml:id="ct105553213981392" text:id="ct105553213981392">
          <text:deletion>
            <office:change-info>
              <dc:creator>Bob Jacobsen</dc:creator>
              <dc:date>2024-07-04T09:39:47</dc:date>
            </office:change-info>
            <text:h text:style-name="Heading_20_2" text:outline-level="2"><text:bookmark-start text:name="__RefHeading___Toc1415_2185858370 Copy 2 Copy 1 Copy 1 Copy 1 Copy 1 Copy 1 Copy 1 Copy 1 Copy 1 Copy 1 Copy 1 Copy 1 Copy 1 Copy 1 Copy 1 Copy 1 Copy 1 Copy 1 Copy 1 Copy 1 Copy 1 Copy 1 Copy 1 Copy 1 Copy 1 Copy 1 Copy 1 Copy 1 Copy 1"/>Requirements<text:bookmark-end text:name="__RefHeading___Toc1415_2185858370 Copy 2 Copy 1 Copy 1 Copy 1 Copy 1 Copy 1 Copy 1 Copy 1 Copy 1 Copy 1 Copy 1 Copy 1 Copy 1 Copy 1 Copy 1 Copy 1 Copy 1 Copy 1 Copy 1 Copy 1 Copy 1 Copy 1 Copy 1 Copy 1 Copy 1 Copy 1 Copy 1 Copy 1 Copy 1"/></text:h>
            <text:list xml:id="list4120666650" text:style-name="L1">
              <text:list-item>
                <text:p text:style-name="P52">Nodes must carry enough context that a stand-alone configuration tool can provide a useful human interface without getting any data from an external source, e.g. needing an Internet download to handle a new node type.</text:p>
              </text:list-item>
              <text:list-item>
                <text:p text:style-name="P52">It must be possible to configure a node entirely over the OpenLCB, without physical interactions, e.g. pushing buttons.</text:p>
              </text:list-item>
            </text:list>
            <text:h text:style-name="Heading_20_3" text:outline-level="3"><text:bookmark-start text:name="__RefHeading___Toc1417_2185858370 Copy 2 Copy 1 Copy 1 Copy 1 Copy 1 Copy 1 Copy 1 Copy 1 Copy 1 Copy 1 Copy 1 Copy 1 Copy 1 Copy 1 Copy 1 Copy 1 Copy 1 Copy 1 Copy 1 Copy 1 Copy 1 Copy 1 Copy 1 Copy 1 Copy 1 Copy 1 Copy 1 Copy 1 Copy 1"/>Preferences<text:bookmark-end text:name="__RefHeading___Toc1417_2185858370 Copy 2 Copy 1 Copy 1 Copy 1 Copy 1 Copy 1 Copy 1 Copy 1 Copy 1 Copy 1 Copy 1 Copy 1 Copy 1 Copy 1 Copy 1 Copy 1 Copy 1 Copy 1 Copy 1 Copy 1 Copy 1 Copy 1 Copy 1 Copy 1 Copy 1 Copy 1 Copy 1 Copy 1 Copy 1"/></text:h>
            <text:list xml:id="list4264702206" text:style-name="L2">
              <text:list-item>
                <text:p text:style-name="P54">Small nodes shouldn't need a lot of processing power, e.g. to compress or decompress data in real time. Memory usage should also be limited, but is a second priority.</text:p>
              </text:list-item>
              <text:list-item>
                <text:p text:style-name="P54">Configuration operations should be state-less and idempotent to simplify software at both ends.</text:p>
              </text:list-item>
              <text:list-item>
                <text:p text:style-name="P54">Multiple independent configuration operations can proceed at the same time. Specifically, multiple devices should be able to retrieve correct configuration description information at the same time.</text:p>
              </text:list-item>
            </text:list>
          </text:deletion>
        </text:changed-region>
        <text:changed-region xml:id="ct105553213990512" text:id="ct105553213990512">
          <text:deletion>
            <office:change-info>
              <dc:creator>Bob Jacobsen</dc:creator>
              <dc:date>2024-07-04T09:42:23</dc:date>
            </office:change-info>
            <text:list xml:id="list152225989649651" text:continue-numbering="true" text:style-name="L2">
              <text:list-item>
                <text:p text:style-name="P54"/>
              </text:list-item>
            </text:list>
            <text:p text:style-name="P57">Design Points</text:p>
          </text:deletion>
        </text:changed-region>
        <text:changed-region xml:id="ct105553213990032" text:id="ct105553213990032">
          <text:deletion>
            <office:change-info>
              <dc:creator>Bob Jacobsen</dc:creator>
              <dc:date>2024-07-04T16:06:18</dc:date>
            </office:change-info>
            <text:p text:style-name="P57"/>
            <text:p text:style-name="P57"/>
          </text:deletion>
        </text:changed-region>
        <text:changed-region xml:id="ct105553213988592" text:id="ct105553213988592">
          <text:insertion>
            <office:change-info>
              <dc:creator>Bob Jacobsen</dc:creator>
              <dc:date>2024-07-04T09:42:11</dc:date>
            </office:change-info>
          </text:insertion>
        </text:changed-region>
        <text:changed-region xml:id="ct105553213981872" text:id="ct105553213981872">
          <text:deletion>
            <office:change-info>
              <dc:creator>Bob Jacobsen</dc:creator>
              <dc:date>2024-07-04T13:37:56</dc:date>
            </office:change-info>
            <text:p text:style-name="Standard"/>
            <text:p text:style-name="Standard">The “Variables” described here are not exactly the same thing as “Configuration Variables” (CVs) or “Node Variables” (NVs) that are discussed elsewhere. Those are aimed at storage, and so are grouped by address. The “Variables” here are grouped by function. “Long address” might be several CVs, but would be one variable to this proposal. Similarly, CV29 has lots of variables within it, each stored as bits. Perhaps it would be better to use a different name here, such as “Setting” or “Option”?</text:p>
          </text:deletion>
        </text:changed-region>
        <text:changed-region xml:id="ct105553213989312" text:id="ct105553213989312">
          <text:deletion>
            <office:change-info>
              <dc:creator>Bob Jacobsen</dc:creator>
              <dc:date>2024-07-04T13:16:38</dc:date>
            </office:change-info>
            <text:p text:style-name="Standard"/>
            <text:p text:style-name="Standard"/>
          </text:deletion>
        </text:changed-region>
        <text:changed-region xml:id="ct105553213989072" text:id="ct105553213989072">
          <text:deletion>
            <office:change-info>
              <dc:creator>Bob Jacobsen</dc:creator>
              <dc:date>2024-07-04T13:21:51</dc:date>
            </office:change-info>
            <text:p text:style-name="Standard"/>
            <text:p text:style-name="P6"/>
            <text:p text:style-name="P6"/>
          </text:deletion>
        </text:changed-region>
        <text:changed-region xml:id="ct105553213988352" text:id="ct105553213988352">
          <text:deletion>
            <office:change-info>
              <dc:creator>Bob Jacobsen</dc:creator>
              <dc:date>2024-07-04T13:14:40</dc:date>
            </office:change-info>
            <text:p text:style-name="P6"/>
            <text:h text:style-name="Heading_20_2" text:outline-level="2" text:is-list-header="true"><text:bookmark-start text:name="__RefHeading___Toc1421_2185858370 Copy 1 Copy 1 Copy 1 Copy 1 Copy 1 Copy 1 Copy 1 Copy 1 Copy 1 Copy 1 Copy 1 Copy 1 Copy 1 Copy 1 Copy 1 Copy 1 Copy 1"/>Proposal<text:bookmark-end text:name="__RefHeading___Toc1421_2185858370 Copy 1 Copy 1 Copy 1 Copy 1 Copy 1 Copy 1 Copy 1 Copy 1 Copy 1 Copy 1 Copy 1 Copy 1 Copy 1 Copy 1 Copy 1 Copy 1 Copy 1"/></text:h>
            <text:p text:style-name="P6"/>
            <text:h text:style-name="Heading_20_3" text:outline-level="3" text:is-list-header="true"><text:bookmark-start text:name="__RefHeading___Toc1423_2185858370 Copy 1 Copy 1 Copy 1 Copy 1 Copy 1 Copy 1 Copy 1 Copy 1 Copy 1 Copy 1 Copy 1 Copy 1 Copy 1 Copy 1 Copy 1 Copy 1 Copy 1"/>Definition<text:bookmark-end text:name="__RefHeading___Toc1423_2185858370 Copy 1 Copy 1 Copy 1 Copy 1 Copy 1 Copy 1 Copy 1 Copy 1 Copy 1 Copy 1 Copy 1 Copy 1 Copy 1 Copy 1 Copy 1 Copy 1 Copy 1"/></text:h>
          </text:deletion>
        </text:changed-region>
        <text:changed-region xml:id="ct105553213982352" text:id="ct105553213982352">
          <text:deletion>
            <office:change-info>
              <dc:creator>Bob Jacobsen</dc:creator>
              <dc:date>2024-07-04T13:21:48</dc:date>
            </office:change-info>
            <text:h text:style-name="Heading_20_3" text:outline-level="3"/>
            <text:h text:style-name="P41" text:outline-level="3" text:is-list-header="true"/>
          </text:deletion>
        </text:changed-region>
        <text:changed-region xml:id="ct105553213991232" text:id="ct105553213991232">
          <text:deletion>
            <office:change-info>
              <dc:creator>Jim Kueneman</dc:creator>
              <dc:date>2014-11-09T14:59:00</dc:date>
            </office:change-info>
            <text:p text:style-name="P46"/>
            <text:p text:style-name="P6">2) The primary design constraints are complexity and size in the OpenLCB device providing </text:p>
          </text:deletion>
        </text:changed-region>
        <text:changed-region xml:id="ct105553213990752" text:id="ct105553213990752">
          <text:deletion>
            <office:change-info>
              <dc:creator>Jim Kueneman</dc:creator>
              <dc:date>2014-11-09T14:57:00</dc:date>
            </office:change-info>
            <text:p text:style-name="P6">CDI</text:p>
          </text:deletion>
        </text:changed-region>
        <text:changed-region xml:id="ct105553213988112" text:id="ct105553213988112">
          <text:deletion>
            <office:change-info>
              <dc:creator>Jim Kueneman</dc:creator>
              <dc:date>2014-11-09T14:59:00</dc:date>
            </office:change-info>
            <text:p text:style-name="P6">, and complexity and size in the device consuming the </text:p>
          </text:deletion>
        </text:changed-region>
        <text:changed-region xml:id="ct105553213987392" text:id="ct105553213987392">
          <text:deletion>
            <office:change-info>
              <dc:creator>Jim Kueneman</dc:creator>
              <dc:date>2014-11-09T14:57:00</dc:date>
            </office:change-info>
            <text:p text:style-name="P6">CDI</text:p>
          </text:deletion>
        </text:changed-region>
        <text:changed-region xml:id="ct105553213987152" text:id="ct105553213987152">
          <text:deletion>
            <office:change-info>
              <dc:creator>Jim Kueneman</dc:creator>
              <dc:date>2014-11-09T14:59:00</dc:date>
            </office:change-info>
            <text:p text:style-name="P6">.</text:p>
            <text:p text:style-name="P6"/>
            <text:p text:style-name="P6">2A) Size and complexity in the providing device is the more important constraint. There are more of those devices, they are cost sensitive, and they may not be upgradable once delivered.</text:p>
            <text:p text:style-name="P6"/>
            <text:p text:style-name="P6">2B) Size and complexity in the </text:p>
          </text:deletion>
        </text:changed-region>
        <text:changed-region xml:id="ct105553213981632" text:id="ct105553213981632">
          <text:deletion>
            <office:change-info>
              <dc:creator>Jim Kueneman</dc:creator>
              <dc:date>2014-11-09T14:57:00</dc:date>
            </office:change-info>
            <text:p text:style-name="P6">CDI</text:p>
          </text:deletion>
        </text:changed-region>
        <text:changed-region xml:id="ct105553213980912" text:id="ct105553213980912">
          <text:deletion>
            <office:change-info>
              <dc:creator>Jim Kueneman</dc:creator>
              <dc:date>2014-11-09T14:59:00</dc:date>
            </office:change-info>
            <text:p text:style-name="P6">-consuming device should also be considered. In particular, code complexity is an issue which must be addressed.</text:p>
            <text:p text:style-name="P6"/>
            <text:p text:style-name="P6"/>
            <text:p text:style-name="P6">3) Secondary constraints are testability of the provided information, scalability of the format, and the convenience and availability of a suitable toolchain.</text:p>
            <text:p text:style-name="P6"/>
            <text:p text:style-name="P6"/>
            <text:p text:style-name="P6">4) There is a physical/logical structure to the configuration which the </text:p>
          </text:deletion>
        </text:changed-region>
        <text:changed-region xml:id="ct105553213980672" text:id="ct105553213980672">
          <text:deletion>
            <office:change-info>
              <dc:creator>Jim Kueneman</dc:creator>
              <dc:date>2014-11-09T14:57:00</dc:date>
            </office:change-info>
            <text:p text:style-name="P6">CDI</text:p>
          </text:deletion>
        </text:changed-region>
        <text:changed-region xml:id="ct105553213991952" text:id="ct105553213991952">
          <text:deletion>
            <office:change-info>
              <dc:creator>Jim Kueneman</dc:creator>
              <dc:date>2014-11-09T14:59:00</dc:date>
            </office:change-info>
            <text:p text:style-name="P6"><text:s/>can and should reflect:</text:p>
            <text:p text:style-name="P6"/>
            <text:p text:style-name="P6">4A) The basic OpenLCB unit is a "Node". Nodes provide </text:p>
          </text:deletion>
        </text:changed-region>
        <text:changed-region xml:id="ct105553213984032" text:id="ct105553213984032">
          <text:deletion>
            <office:change-info>
              <dc:creator>Jim Kueneman</dc:creator>
              <dc:date>2014-11-09T14:57:00</dc:date>
            </office:change-info>
            <text:p text:style-name="P6">CDI</text:p>
          </text:deletion>
        </text:changed-region>
        <text:changed-region xml:id="ct105553213994592" text:id="ct105553213994592">
          <text:deletion>
            <office:change-info>
              <dc:creator>Jim Kueneman</dc:creator>
              <dc:date>2014-11-09T14:59:00</dc:date>
            </office:change-info>
            <text:p text:style-name="P6"><text:s/>for their needed configuration information. The protocol for that will be defined elsewhere/elsewhen.</text:p>
            <text:p text:style-name="P6"/>
            <text:p text:style-name="P6">4B) A Node can contain zero or more "Producers". Each Producer is independently configured. There is no ordering between separate Producers, but they can be numbered for ease of reference.</text:p>
            <text:p text:style-name="P6"/>
            <text:p text:style-name="P6">4C) A Node can contain zero or more "Consumers". Each Consumer is independently configured. There is no ordering between separate Consumers, or between individual Consumers and Producers, but they can be numbered for ease of reference.</text:p>
            <text:p text:style-name="P6"/>
            <text:p text:style-name="P6">4D) Each Producer or Consumer can be configured with zero or one Events.</text:p>
            <text:p text:style-name="P6"/>
            <text:p text:style-name="P6">4E) Each Event has an Identifier which uniquely defines it. An event may optionally carry additional data.</text:p>
            <text:p text:style-name="P6"/>
            <text:p text:style-name="P46">4F) To ensure future growth, there is no required "device", "channel" or other grouping within a node. Those may be present in some node types, and </text:p>
          </text:deletion>
        </text:changed-region>
        <text:changed-region xml:id="ct105553214116544" text:id="ct105553214116544">
          <text:deletion>
            <office:change-info>
              <dc:creator>Jim Kueneman</dc:creator>
              <dc:date>2014-11-09T14:57:00</dc:date>
            </office:change-info>
            <text:p text:style-name="P46">CDI</text:p>
          </text:deletion>
        </text:changed-region>
        <text:changed-region xml:id="ct105553214116784" text:id="ct105553214116784">
          <text:deletion>
            <office:change-info>
              <dc:creator>Jim Kueneman</dc:creator>
              <dc:date>2014-11-09T15:00:00</dc:date>
            </office:change-info>
            <text:p text:style-name="P46"><text:s/>must be able to represent them, but may not require any specific organization.</text:p>
          </text:deletion>
        </text:changed-region>
        <text:changed-region xml:id="ct105553214123504" text:id="ct105553214123504">
          <text:insertion>
            <office:change-info>
              <dc:creator>Jim Kueneman</dc:creator>
              <dc:date>2014-11-09T15:01:00</dc:date>
            </office:change-info>
          </text:insertion>
        </text:changed-region>
        <text:changed-region xml:id="ct105553214117024" text:id="ct105553214117024">
          <text:deletion>
            <office:change-info>
              <dc:creator>Bob Jacobsen</dc:creator>
              <dc:date>2024-07-04T16:06:31</dc:date>
            </office:change-info>
            <text:p text:style-name="P46"><text:s/></text:p>
          </text:deletion>
          <text:insertion>
            <office:change-info>
              <dc:creator>Jim Kueneman</dc:creator>
              <dc:date>2014-11-09T15:01:00</dc:date>
            </office:change-info>
          </text:insertion>
        </text:changed-region>
        <text:changed-region xml:id="ct105553214127584" text:id="ct105553214127584">
          <text:insertion>
            <office:change-info>
              <dc:creator>Bob Jacobsen</dc:creator>
              <dc:date>2024-07-04T13:38:01</dc:date>
            </office:change-info>
          </text:insertion>
        </text:changed-region>
        <text:changed-region xml:id="ct105553214126144" text:id="ct105553214126144">
          <text:insertion>
            <office:change-info>
              <dc:creator>Jim Kueneman</dc:creator>
              <dc:date>2014-11-09T15:01:00</dc:date>
            </office:change-info>
          </text:insertion>
        </text:changed-region>
        <text:changed-region xml:id="ct105553214125184" text:id="ct105553214125184">
          <text:insertion>
            <office:change-info>
              <dc:creator>Bob Jacobsen</dc:creator>
              <dc:date>2024-07-04T13:14:51</dc:date>
            </office:change-info>
          </text:insertion>
        </text:changed-region>
        <text:changed-region xml:id="ct105553214123024" text:id="ct105553214123024">
          <text:insertion>
            <office:change-info>
              <dc:creator>Bob Jacobsen</dc:creator>
              <dc:date>2024-07-11T15:10:49</dc:date>
            </office:change-info>
          </text:insertion>
        </text:changed-region>
        <text:changed-region xml:id="ct105553214126384" text:id="ct105553214126384">
          <text:insertion>
            <office:change-info>
              <dc:creator>Bob Jacobsen</dc:creator>
              <dc:date>2024-07-04T16:07:05</dc:date>
            </office:change-info>
          </text:insertion>
        </text:changed-region>
        <text:changed-region xml:id="ct105553214120384" text:id="ct105553214120384">
          <text:deletion>
            <office:change-info>
              <dc:creator>Bob Jacobsen</dc:creator>
              <dc:date>2024-07-04T13:39:05</dc:date>
            </office:change-info>
            <text:p text:style-name="P46">"Function Definition Information", similar in intent to Configuration Definition Information (CDI) is stored in XML format in address space 0xFA to provide user-oriented context. That includes:</text:p>
            <text:list xml:id="list3875917709" text:style-name="L3">
              <text:list-item>
                <text:p text:style-name="P43">Memory layout of the function values, allowing for multiple data types from binary (one and off for lights) through integer values (for e.g. sound intensities) and strings (sign displays?).</text:p>
              </text:list-item>
            </text:list>
          </text:deletion>
          <text:insertion>
            <office:change-info>
              <dc:creator>Jim Kueneman</dc:creator>
              <dc:date>2014-11-09T15:01:00</dc:date>
            </office:change-info>
          </text:insertion>
        </text:changed-region>
        <text:changed-region xml:id="ct105553214125904" text:id="ct105553214125904">
          <text:deletion>
            <office:change-info>
              <dc:creator>Bob Jacobsen</dc:creator>
              <dc:date>2024-07-04T09:57:33</dc:date>
            </office:change-info>
            <text:list xml:id="list152226948238251" text:continue-numbering="true" text:style-name="L3">
              <text:list-item>
                <text:p text:style-name="P43"/>
              </text:list-item>
              <text:list-item>
                <text:p text:style-name="P43"/>
              </text:list-item>
            </text:list>
          </text:deletion>
          <text:insertion>
            <office:change-info>
              <dc:creator>Jim Kueneman</dc:creator>
              <dc:date>2014-11-09T15:01:00</dc:date>
            </office:change-info>
          </text:insertion>
        </text:changed-region>
        <text:changed-region xml:id="ct105553214123984" text:id="ct105553214123984">
          <text:deletion>
            <office:change-info>
              <dc:creator>Bob Jacobsen</dc:creator>
              <dc:date>2024-07-04T13:39:05</dc:date>
            </office:change-info>
            <text:list xml:id="list152226245249880" text:continue-numbering="true" text:style-name="L3">
              <text:list-item>
                <text:p text:style-name="P43">Function naming, so that a throttle can display useful names to the user such as "Bell", "Coupler Clank" and "Master Volume". This includes internationalization of those labels.</text:p>
              </text:list-item>
              <text:list-item>
                <text:p text:style-name="P43">What else needs to be conveyed? "Make this prominent on the throttle"? "Have this there, just a little less prominent"? "Seriously, nobody cares about this option, bury it"?</text:p>
              </text:list-item>
              <text:list-item>
                <text:p text:style-name="P43"/>
              </text:list-item>
            </text:list>
          </text:deletion>
          <text:insertion>
            <office:change-info>
              <dc:creator>Jim Kueneman</dc:creator>
              <dc:date>2014-11-09T15:01:00</dc:date>
            </office:change-info>
          </text:insertion>
        </text:changed-region>
        <text:changed-region xml:id="ct105553214120624" text:id="ct105553214120624">
          <text:deletion>
            <office:change-info>
              <dc:creator>Bob Jacobsen</dc:creator>
              <dc:date>2024-07-04T08:26:39</dc:date>
            </office:change-info>
            <text:p text:style-name="Standard">At present, t</text:p>
          </text:deletion>
          <text:insertion>
            <office:change-info>
              <dc:creator>Jim Kueneman</dc:creator>
              <dc:date>2014-11-09T15:01:00</dc:date>
            </office:change-info>
          </text:insertion>
        </text:changed-region>
        <text:changed-region xml:id="ct105553214123264" text:id="ct105553214123264">
          <text:deletion>
            <office:change-info>
              <dc:creator>Bob Jacobsen</dc:creator>
              <dc:date>2024-07-04T13:39:05</dc:date>
            </office:change-info>
            <text:p text:style-name="Standard">here are no default values that e.g. associate "Bell" with a particular location or function. These are thought to be too brittle, and there are just too many possibilities to be useful</text:p>
          </text:deletion>
          <text:insertion>
            <office:change-info>
              <dc:creator>Jim Kueneman</dc:creator>
              <dc:date>2014-11-09T15:01:00</dc:date>
            </office:change-info>
          </text:insertion>
        </text:changed-region>
        <text:changed-region xml:id="ct105553214122064" text:id="ct105553214122064">
          <text:deletion>
            <office:change-info>
              <dc:creator>Bob Jacobsen</dc:creator>
              <dc:date>2024-07-04T08:26:54</dc:date>
            </office:change-info>
            <text:p text:style-name="Standard"><text:s/>(see the unscientific and incomplete Survey of existing function names).</text:p>
          </text:deletion>
          <text:insertion>
            <office:change-info>
              <dc:creator>Jim Kueneman</dc:creator>
              <dc:date>2014-11-09T15:01:00</dc:date>
            </office:change-info>
          </text:insertion>
        </text:changed-region>
        <text:changed-region xml:id="ct105553214120864" text:id="ct105553214120864">
          <text:deletion>
            <office:change-info>
              <dc:creator>Bob Jacobsen</dc:creator>
              <dc:date>2024-07-04T16:06:49</dc:date>
            </office:change-info>
            <text:list xml:id="list152227265849923" text:continue-numbering="true" text:style-name="L3">
              <text:list-item>
                <text:p text:style-name="P43"/>
              </text:list-item>
            </text:list>
            <text:h text:style-name="Heading_20_2" text:outline-level="2" text:is-list-header="true"/>
          </text:deletion>
          <text:insertion>
            <office:change-info>
              <dc:creator>Jim Kueneman</dc:creator>
              <dc:date>2014-11-09T15:01:00</dc:date>
            </office:change-info>
          </text:insertion>
        </text:changed-region>
        <text:changed-region xml:id="ct105553214119664" text:id="ct105553214119664">
          <text:insertion>
            <office:change-info>
              <dc:creator>Bob Jacobsen</dc:creator>
              <dc:date>2024-07-04T16:06:57</dc:date>
            </office:change-info>
          </text:insertion>
        </text:changed-region>
        <text:changed-region xml:id="ct105553214119184" text:id="ct105553214119184">
          <text:insertion>
            <office:change-info>
              <dc:creator>Jim Kueneman</dc:creator>
              <dc:date>2014-11-09T15:01:00</dc:date>
            </office:change-info>
          </text:insertion>
        </text:changed-region>
        <text:changed-region xml:id="ct105553214118224" text:id="ct105553214118224">
          <text:insertion>
            <office:change-info>
              <dc:creator>Bob Jacobsen</dc:creator>
              <dc:date>2024-07-04T13:19:37</dc:date>
            </office:change-info>
          </text:insertion>
        </text:changed-region>
        <text:changed-region xml:id="ct105553214122304" text:id="ct105553214122304">
          <text:deletion>
            <office:change-info>
              <dc:creator>Bob Jacobsen</dc:creator>
              <dc:date>2024-07-04T13:19:37</dc:date>
            </office:change-info>
            <text:h text:style-name="Heading_20_2" text:outline-level="2"><text:span text:style-name="T46">f</text:span></text:h>
          </text:deletion>
          <text:insertion>
            <office:change-info>
              <dc:creator>Jim Kueneman</dc:creator>
              <dc:date>2014-11-09T15:01:00</dc:date>
            </office:change-info>
          </text:insertion>
        </text:changed-region>
        <text:changed-region xml:id="ct105553214121584" text:id="ct105553214121584">
          <text:insertion>
            <office:change-info>
              <dc:creator>Jim Kueneman</dc:creator>
              <dc:date>2014-11-09T15:01:00</dc:date>
            </office:change-info>
          </text:insertion>
        </text:changed-region>
        <text:changed-region xml:id="ct105553214118464" text:id="ct105553214118464">
          <text:insertion>
            <office:change-info>
              <dc:creator>Bob Jacobsen</dc:creator>
              <dc:date>2024-07-04T13:19:40</dc:date>
            </office:change-info>
          </text:insertion>
        </text:changed-region>
        <text:changed-region xml:id="ct105553214117504" text:id="ct105553214117504">
          <text:deletion>
            <office:change-info>
              <dc:creator>Bob Jacobsen</dc:creator>
              <dc:date>2024-07-04T13:19:39</dc:date>
            </office:change-info>
            <text:h text:style-name="Heading_20_2" text:outline-level="2"><text:span text:style-name="T46">d</text:span></text:h>
          </text:deletion>
          <text:insertion>
            <office:change-info>
              <dc:creator>Jim Kueneman</dc:creator>
              <dc:date>2014-11-09T15:01:00</dc:date>
            </office:change-info>
          </text:insertion>
        </text:changed-region>
        <text:changed-region xml:id="ct105553214116304" text:id="ct105553214116304">
          <text:insertion>
            <office:change-info>
              <dc:creator>Jim Kueneman</dc:creator>
              <dc:date>2014-11-09T15:01:00</dc:date>
            </office:change-info>
          </text:insertion>
        </text:changed-region>
        <text:changed-region xml:id="ct105553214127344" text:id="ct105553214127344">
          <text:deletion>
            <office:change-info>
              <dc:creator>Bob Jacobsen</dc:creator>
              <dc:date>2024-07-04T13:18:57</dc:date>
            </office:change-info>
            <text:h text:style-name="Heading_20_2" text:outline-level="2"/>
            <text:h text:style-name="Heading_20_2" text:outline-level="2"/>
          </text:deletion>
          <text:insertion>
            <office:change-info>
              <dc:creator>Jim Kueneman</dc:creator>
              <dc:date>2014-11-09T15:01:00</dc:date>
            </office:change-info>
          </text:insertion>
        </text:changed-region>
        <text:changed-region xml:id="ct105553214122544" text:id="ct105553214122544">
          <text:insertion>
            <office:change-info>
              <dc:creator>Jim Kueneman</dc:creator>
              <dc:date>2014-11-09T15:01:00</dc:date>
            </office:change-info>
          </text:insertion>
        </text:changed-region>
        <text:changed-region xml:id="ct105553214124464" text:id="ct105553214124464">
          <text:insertion>
            <office:change-info>
              <dc:creator>Bob Jacobsen</dc:creator>
              <dc:date>2024-07-11T15:15:13</dc:date>
            </office:change-info>
          </text:insertion>
        </text:changed-region>
        <text:changed-region xml:id="ct105553214121344" text:id="ct105553214121344">
          <text:deletion>
            <office:change-info>
              <dc:creator>Bob Jacobsen</dc:creator>
              <dc:date>2024-07-11T15:15:13</dc:date>
            </office:change-info>
            <text:p text:style-name="P6">http://openlcb.org/trunk/prototypes/xml/schema/fdi.xsd</text:p>
          </text:deletion>
          <text:insertion>
            <office:change-info>
              <dc:creator>Jim Kueneman</dc:creator>
              <dc:date>2014-11-09T15:01:00</dc:date>
            </office:change-info>
          </text:insertion>
        </text:changed-region>
        <text:changed-region xml:id="ct105553214119904" text:id="ct105553214119904">
          <text:insertion>
            <office:change-info>
              <dc:creator>Jim Kueneman</dc:creator>
              <dc:date>2014-11-09T15:01:00</dc:date>
            </office:change-info>
          </text:insertion>
        </text:changed-region>
        <text:changed-region xml:id="ct105553214126624" text:id="ct105553214126624">
          <text:deletion>
            <office:change-info>
              <dc:creator>Bob Jacobsen</dc:creator>
              <dc:date>2024-07-04T13:23:11</dc:date>
            </office:change-info>
            <text:p text:style-name="P6"><text:s/>origin='0' space='</text:p>
          </text:deletion>
          <text:insertion>
            <office:change-info>
              <dc:creator>Jim Kueneman</dc:creator>
              <dc:date>2014-11-09T15:01:00</dc:date>
            </office:change-info>
          </text:insertion>
        </text:changed-region>
        <text:changed-region xml:id="ct105553214125424" text:id="ct105553214125424">
          <text:deletion>
            <office:change-info>
              <dc:creator>Bob Jacobsen</dc:creator>
              <dc:date>2024-07-04T10:01:28</dc:date>
            </office:change-info>
            <text:p text:style-name="P6">250</text:p>
          </text:deletion>
          <text:insertion>
            <office:change-info>
              <dc:creator>Jim Kueneman</dc:creator>
              <dc:date>2014-11-09T15:01:00</dc:date>
            </office:change-info>
          </text:insertion>
        </text:changed-region>
        <text:changed-region xml:id="ct105553214120144" text:id="ct105553214120144">
          <text:deletion>
            <office:change-info>
              <dc:creator>Bob Jacobsen</dc:creator>
              <dc:date>2024-07-04T13:23:10</dc:date>
            </office:change-info>
            <text:p text:style-name="P6">'</text:p>
          </text:deletion>
          <text:insertion>
            <office:change-info>
              <dc:creator>Jim Kueneman</dc:creator>
              <dc:date>2014-11-09T15:01:00</dc:date>
            </office:change-info>
          </text:insertion>
        </text:changed-region>
        <text:changed-region xml:id="ct105553214118944" text:id="ct105553214118944">
          <text:insertion>
            <office:change-info>
              <dc:creator>Jim Kueneman</dc:creator>
              <dc:date>2014-11-09T15:01:00</dc:date>
            </office:change-info>
          </text:insertion>
        </text:changed-region>
        <text:changed-region xml:id="ct105553214117984" text:id="ct105553214117984">
          <text:insertion>
            <office:change-info>
              <dc:creator>Bob Jacobsen</dc:creator>
              <dc:date>2024-07-04T08:25:20</dc:date>
            </office:change-info>
          </text:insertion>
        </text:changed-region>
        <text:changed-region xml:id="ct105553214117264" text:id="ct105553214117264">
          <text:insertion>
            <office:change-info>
              <dc:creator>Jim Kueneman</dc:creator>
              <dc:date>2014-11-09T15:01:00</dc:date>
            </office:change-info>
          </text:insertion>
        </text:changed-region>
        <text:changed-region xml:id="ct105553214124944" text:id="ct105553214124944">
          <text:insertion>
            <office:change-info>
              <dc:creator>Bob Jacobsen</dc:creator>
              <dc:date>2024-07-04T08:25:22</dc:date>
            </office:change-info>
          </text:insertion>
        </text:changed-region>
        <text:changed-region xml:id="ct105553214123744" text:id="ct105553214123744">
          <text:insertion>
            <office:change-info>
              <dc:creator>Jim Kueneman</dc:creator>
              <dc:date>2014-11-09T15:01:00</dc:date>
            </office:change-info>
          </text:insertion>
        </text:changed-region>
        <text:changed-region xml:id="ct105553214121104" text:id="ct105553214121104">
          <text:deletion>
            <office:change-info>
              <dc:creator>Bob Jacobsen</dc:creator>
              <dc:date>2024-07-04T13:23:03</dc:date>
            </office:change-info>
            <text:p text:style-name="P6">offset="5" size ="1" </text:p>
          </text:deletion>
          <text:insertion>
            <office:change-info>
              <dc:creator>Jim Kueneman</dc:creator>
              <dc:date>2014-11-09T15:01:00</dc:date>
            </office:change-info>
          </text:insertion>
        </text:changed-region>
        <text:changed-region xml:id="ct105553214117744" text:id="ct105553214117744">
          <text:insertion>
            <office:change-info>
              <dc:creator>Jim Kueneman</dc:creator>
              <dc:date>2014-11-09T15:01:00</dc:date>
            </office:change-info>
          </text:insertion>
        </text:changed-region>
        <text:changed-region xml:id="ct105553214127824" text:id="ct105553214127824">
          <text:deletion>
            <office:change-info>
              <dc:creator>Bob Jacobsen</dc:creator>
              <dc:date>2024-07-04T13:23:19</dc:date>
            </office:change-info>
            <text:p text:style-name="P6"><text:s/>size ="1" </text:p>
          </text:deletion>
          <text:insertion>
            <office:change-info>
              <dc:creator>Jim Kueneman</dc:creator>
              <dc:date>2014-11-09T15:01:00</dc:date>
            </office:change-info>
          </text:insertion>
        </text:changed-region>
        <text:changed-region xml:id="ct105553214127104" text:id="ct105553214127104">
          <text:insertion>
            <office:change-info>
              <dc:creator>Jim Kueneman</dc:creator>
              <dc:date>2014-11-09T15:01:00</dc:date>
            </office:change-info>
          </text:insertion>
        </text:changed-region>
        <text:changed-region xml:id="ct105553214126864" text:id="ct105553214126864">
          <text:deletion>
            <office:change-info>
              <dc:creator>Bob Jacobsen</dc:creator>
              <dc:date>2024-07-04T13:23:28</dc:date>
            </office:change-info>
            <text:p text:style-name="P6">size ="2" </text:p>
          </text:deletion>
          <text:insertion>
            <office:change-info>
              <dc:creator>Jim Kueneman</dc:creator>
              <dc:date>2014-11-09T15:01:00</dc:date>
            </office:change-info>
          </text:insertion>
        </text:changed-region>
        <text:changed-region xml:id="ct105553214125664" text:id="ct105553214125664">
          <text:insertion>
            <office:change-info>
              <dc:creator>Jim Kueneman</dc:creator>
              <dc:date>2014-11-09T15:01:00</dc:date>
            </office:change-info>
          </text:insertion>
        </text:changed-region>
        <text:changed-region xml:id="ct105553214124704" text:id="ct105553214124704">
          <text:insertion>
            <office:change-info>
              <dc:creator>Bob Jacobsen</dc:creator>
              <dc:date>2024-07-11T15:12:56</dc:date>
            </office:change-info>
          </text:insertion>
        </text:changed-region>
        <text:changed-region xml:id="ct105553214124224" text:id="ct105553214124224">
          <text:insertion>
            <office:change-info>
              <dc:creator>Jim Kueneman</dc:creator>
              <dc:date>2014-11-09T15:01:00</dc:date>
            </office:change-info>
          </text:insertion>
        </text:changed-region>
        <text:changed-region xml:id="ct105553214122784" text:id="ct105553214122784">
          <text:insertion>
            <office:change-info>
              <dc:creator>Bob Jacobsen</dc:creator>
              <dc:date>2024-07-04T13:25:34</dc:date>
            </office:change-info>
          </text:insertion>
        </text:changed-region>
        <text:changed-region xml:id="ct105553214119424" text:id="ct105553214119424">
          <text:deletion>
            <office:change-info>
              <dc:creator>Bob Jacobsen</dc:creator>
              <dc:date>2024-07-04T13:25:32</dc:date>
            </office:change-info>
            <text:p text:style-name="P6"/>
            <text:p text:style-name="P6"/>
            <text:p text:style-name="P56">The structure is similar to CDI, with named sections that give the general location of the storage. "number" is a hint that can be used to locate the function on a numbered GUI element (e.g. button); "name" is the same if the GUI element can have a readable label.</text:p>
            <text:p text:style-name="P56">"kind" is an enumerated type of (initially) "binary"</text:p>
          </text:deletion>
          <text:insertion>
            <office:change-info>
              <dc:creator>Jim Kueneman</dc:creator>
              <dc:date>2014-11-09T15:01:00</dc:date>
            </office:change-info>
          </text:insertion>
        </text:changed-region>
        <text:changed-region xml:id="ct105553214121824" text:id="ct105553214121824">
          <text:deletion>
            <office:change-info>
              <dc:creator>Bob Jacobsen</dc:creator>
              <dc:date>2024-07-04T09:43:55</dc:date>
            </office:change-info>
            <text:p text:style-name="P56"><text:s/></text:p>
          </text:deletion>
          <text:insertion>
            <office:change-info>
              <dc:creator>Jim Kueneman</dc:creator>
              <dc:date>2014-11-09T15:01:00</dc:date>
            </office:change-info>
          </text:insertion>
        </text:changed-region>
        <text:changed-region xml:id="ct105553214118704" text:id="ct105553214118704">
          <text:deletion>
            <office:change-info>
              <dc:creator>Bob Jacobsen</dc:creator>
              <dc:date>2024-07-04T13:25:05</dc:date>
            </office:change-info>
            <text:p text:style-name="P56">and "analog". </text:p>
          </text:deletion>
          <text:insertion>
            <office:change-info>
              <dc:creator>Jim Kueneman</dc:creator>
              <dc:date>2014-11-09T15:01:00</dc:date>
            </office:change-info>
          </text:insertion>
        </text:changed-region>
        <text:changed-region xml:id="ct105553214143968" text:id="ct105553214143968">
          <text:deletion>
            <office:change-info>
              <dc:creator>Bob Jacobsen</dc:creator>
              <dc:date>2024-07-04T09:44:10</dc:date>
            </office:change-info>
            <text:p text:style-name="P56">These are done as specific elements in CDI, and perhaps that's a better approach.</text:p>
          </text:deletion>
          <text:insertion>
            <office:change-info>
              <dc:creator>Jim Kueneman</dc:creator>
              <dc:date>2014-11-09T15:01:00</dc:date>
            </office:change-info>
          </text:insertion>
        </text:changed-region>
        <text:changed-region xml:id="ct105553214142048" text:id="ct105553214142048">
          <text:deletion>
            <office:change-info>
              <dc:creator>Bob Jacobsen</dc:creator>
              <dc:date>2024-07-04T13:17:53</dc:date>
            </office:change-info>
            <text:p text:style-name="P56"/>
            <text:p text:style-name="P47"/>
          </text:deletion>
          <text:insertion>
            <office:change-info>
              <dc:creator>Jim Kueneman</dc:creator>
              <dc:date>2014-11-09T15:01:00</dc:date>
            </office:change-info>
          </text:insertion>
        </text:changed-region>
        <text:changed-region xml:id="ct105553214139648" text:id="ct105553214139648">
          <text:insertion>
            <office:change-info>
              <dc:creator>Jim Kueneman</dc:creator>
              <dc:date>2014-11-09T15:01:00</dc:date>
            </office:change-info>
          </text:insertion>
        </text:changed-region>
        <text:changed-region xml:id="ct105553214143728" text:id="ct105553214143728">
          <text:insertion>
            <office:change-info>
              <dc:creator>Bob Jacobsen</dc:creator>
              <dc:date>2024-07-04T13:39:23</dc:date>
            </office:change-info>
          </text:insertion>
        </text:changed-region>
        <text:changed-region xml:id="ct105553214143008" text:id="ct105553214143008">
          <text:insertion>
            <office:change-info>
              <dc:creator>Bob Jacobsen</dc:creator>
              <dc:date>2024-07-04T13:19:15</dc:date>
            </office:change-info>
          </text:insertion>
        </text:changed-region>
        <text:changed-region xml:id="ct105553214142528" text:id="ct105553214142528">
          <text:insertion>
            <office:change-info>
              <dc:creator>Jim Kueneman</dc:creator>
              <dc:date>2014-11-09T15:01:00</dc:date>
            </office:change-info>
          </text:insertion>
        </text:changed-region>
        <text:changed-region xml:id="ct105553214142288" text:id="ct105553214142288">
          <text:insertion>
            <office:change-info>
              <dc:creator>Bob Jacobsen</dc:creator>
              <dc:date>2024-07-04T13:24:15</dc:date>
            </office:change-info>
          </text:insertion>
        </text:changed-region>
        <text:changed-region xml:id="ct105553214140608" text:id="ct105553214140608">
          <text:insertion>
            <office:change-info>
              <dc:creator>Jim Kueneman</dc:creator>
              <dc:date>2014-11-09T15:01:00</dc:date>
            </office:change-info>
          </text:insertion>
        </text:changed-region>
        <text:changed-region xml:id="ct105553214141568" text:id="ct105553214141568">
          <text:deletion>
            <office:change-info>
              <dc:creator>Bob Jacobsen</dc:creator>
              <dc:date>2024-07-04T13:24:22</dc:date>
            </office:change-info>
            <text:p text:style-name="Standard">as described on the Function Control page</text:p>
          </text:deletion>
          <text:insertion>
            <office:change-info>
              <dc:creator>Jim Kueneman</dc:creator>
              <dc:date>2014-11-09T15:01:00</dc:date>
            </office:change-info>
          </text:insertion>
        </text:changed-region>
        <text:changed-region xml:id="ct105553214143488" text:id="ct105553214143488">
          <text:insertion>
            <office:change-info>
              <dc:creator>Bob Jacobsen</dc:creator>
              <dc:date>2024-07-04T13:24:22</dc:date>
            </office:change-info>
          </text:insertion>
        </text:changed-region>
        <text:changed-region xml:id="ct105553214143248" text:id="ct105553214143248">
          <text:insertion>
            <office:change-info>
              <dc:creator>Jim Kueneman</dc:creator>
              <dc:date>2014-11-09T15:01:00</dc:date>
            </office:change-info>
          </text:insertion>
        </text:changed-region>
        <text:changed-region xml:id="ct105553214142768" text:id="ct105553214142768">
          <text:deletion>
            <office:change-info>
              <dc:creator>Bob Jacobsen</dc:creator>
              <dc:date>2024-07-04T13:17:55</dc:date>
            </office:change-info>
            <text:p text:style-name="Standard"/>
            <text:p text:style-name="Standard"/>
          </text:deletion>
          <text:insertion>
            <office:change-info>
              <dc:creator>Jim Kueneman</dc:creator>
              <dc:date>2014-11-09T15:01:00</dc:date>
            </office:change-info>
          </text:insertion>
        </text:changed-region>
        <text:changed-region xml:id="ct105553214139888" text:id="ct105553214139888">
          <text:insertion>
            <office:change-info>
              <dc:creator>Jim Kueneman</dc:creator>
              <dc:date>2014-11-09T15:01:00</dc:date>
            </office:change-info>
          </text:insertion>
        </text:changed-region>
        <text:changed-region xml:id="ct105553214144208" text:id="ct105553214144208">
          <text:insertion>
            <office:change-info>
              <dc:creator>Jim Kueneman</dc:creator>
              <dc:date>2014-11-09T15:03:00</dc:date>
            </office:change-info>
          </text:insertion>
        </text:changed-region>
        <text:changed-region xml:id="ct105553214139408" text:id="ct105553214139408">
          <text:insertion>
            <office:change-info>
              <dc:creator>Bob Jacobsen</dc:creator>
              <dc:date>2024-07-11T15:15:39</dc:date>
            </office:change-info>
          </text:insertion>
        </text:changed-region>
        <text:changed-region xml:id="ct105553214138928" text:id="ct105553214138928">
          <text:deletion>
            <office:change-info>
              <dc:creator>Bob Jacobsen</dc:creator>
              <dc:date>2024-07-11T15:15:39</dc:date>
            </office:change-info>
            <text:p text:style-name="P6">http://openlcb.org/trunk/prototypes/xml/schema/fdi.xsd</text:p>
          </text:deletion>
          <text:insertion>
            <office:change-info>
              <dc:creator>Jim Kueneman</dc:creator>
              <dc:date>2014-11-09T15:03:00</dc:date>
            </office:change-info>
          </text:insertion>
        </text:changed-region>
        <text:changed-region xml:id="ct105553214229312" text:id="ct105553214229312">
          <text:insertion>
            <office:change-info>
              <dc:creator>Jim Kueneman</dc:creator>
              <dc:date>2014-11-09T15:03:00</dc:date>
            </office:change-info>
          </text:insertion>
        </text:changed-region>
        <text:changed-region xml:id="ct105553214230272" text:id="ct105553214230272">
          <text:deletion>
            <office:change-info>
              <dc:creator>Bob Jacobsen</dc:creator>
              <dc:date>2024-07-04T10:01:33</dc:date>
            </office:change-info>
            <text:p text:style-name="P6">250</text:p>
          </text:deletion>
          <text:insertion>
            <office:change-info>
              <dc:creator>Jim Kueneman</dc:creator>
              <dc:date>2014-11-09T15:03:00</dc:date>
            </office:change-info>
          </text:insertion>
        </text:changed-region>
        <text:changed-region xml:id="ct105553214229552" text:id="ct105553214229552">
          <text:insertion>
            <office:change-info>
              <dc:creator>Bob Jacobsen</dc:creator>
              <dc:date>2024-07-04T10:01:33</dc:date>
            </office:change-info>
          </text:insertion>
        </text:changed-region>
        <text:changed-region xml:id="ct105553214228112" text:id="ct105553214228112">
          <text:insertion>
            <office:change-info>
              <dc:creator>Jim Kueneman</dc:creator>
              <dc:date>2014-11-09T15:03:00</dc:date>
            </office:change-info>
          </text:insertion>
        </text:changed-region>
        <text:changed-region xml:id="ct105553214226912" text:id="ct105553214226912">
          <text:deletion>
            <office:change-info>
              <dc:creator>Bob Jacobsen</dc:creator>
              <dc:date>2024-07-04T13:19:57</dc:date>
            </office:change-info>
            <text:h text:style-name="Heading_20_3" text:outline-level="3"><text:bookmark-start text:name="__RefHeading___Toc1425_2185858370 Copy 1 Copy 1 Copy 1 Copy 1 Copy 1 Copy 1 Copy 1 Copy 1 Copy 1 Copy 1 Copy 1 Copy 1 Copy 1 Copy 1 Copy 1 Copy 1 Copy 1"/>Storage<text:bookmark-end text:name="__RefHeading___Toc1425_2185858370 Copy 1 Copy 1 Copy 1 Copy 1 Copy 1 Copy 1 Copy 1 Copy 1 Copy 1 Copy 1 Copy 1 Copy 1 Copy 1 Copy 1 Copy 1 Copy 1 Copy 1"/></text:h>
            <text:p text:style-name="P6"/>
          </text:deletion>
        </text:changed-region>
        <text:changed-region xml:id="ct105553214226672" text:id="ct105553214226672">
          <text:deletion>
            <office:change-info>
              <dc:creator>Bob Jacobsen</dc:creator>
              <dc:date>2024-07-04T09:44:33</dc:date>
            </office:change-info>
            <text:p text:style-name="P6"/>
            <text:p text:style-name="P60">THIS IS COPIED FROM THE CDI CURRENTLY, THIS NEEDS TO BE UPDATED TO BE FDI SPECIFIC..........</text:p>
          </text:deletion>
          <text:insertion>
            <office:change-info>
              <dc:creator>Jim Kueneman</dc:creator>
              <dc:date>2014-11-09T15:00:00</dc:date>
            </office:change-info>
          </text:insertion>
        </text:changed-region>
        <text:changed-region xml:id="ct105553214226432" text:id="ct105553214226432">
          <text:deletion>
            <office:change-info>
              <dc:creator>Bob Jacobsen</dc:creator>
              <dc:date>2024-07-04T13:19:57</dc:date>
            </office:change-info>
            <text:p text:style-name="P60"/>
            <text:p text:style-name="P6"/>
            <text:p text:style-name="P6"/>
          </text:deletion>
          <text:insertion>
            <office:change-info>
              <dc:creator>Jim Kueneman</dc:creator>
              <dc:date>2014-11-09T15:00:00</dc:date>
            </office:change-info>
          </text:insertion>
        </text:changed-region>
        <text:changed-region xml:id="ct105553214227152" text:id="ct105553214227152">
          <text:deletion>
            <office:change-info>
              <dc:creator>Bob Jacobsen</dc:creator>
              <dc:date>2024-07-04T13:19:57</dc:date>
            </office:change-info>
            <text:p text:style-name="P6">The configuration definition is stored in a hierarchical manner.</text:p>
            <text:p text:style-name="P6"/>
            <text:p text:style-name="P6">I) In what follows:</text:p>
            <text:p text:style-name="P6"/>
            <text:p text:style-name="P6">A "String" must be present; an "Optional String" does not have to be. Strings are in UTF-8.</text:p>
            <text:p text:style-name="P6"/>
            <text:p text:style-name="P6">An "Integer" may be signed; if no sign, it's taken as positive.</text:p>
            <text:p text:style-name="P6"/>
          </text:deletion>
        </text:changed-region>
        <text:changed-region xml:id="ct105553214229792" text:id="ct105553214229792">
          <text:deletion>
            <office:change-info>
              <dc:creator>Bob Jacobsen</dc:creator>
              <dc:date>2024-07-04T08:23:21</dc:date>
            </office:change-info>
            <text:p text:style-name="P6"/>
            <text:p text:style-name="P6">A "Map" provides a set of named descriptive values. It contains:</text:p>
            <text:p text:style-name="P6"/>
            <text:p text:style-name="P63">Name: Optional String, if present required to be unique within enclosing group or node</text:p>
            <text:p text:style-name="P63">Description: Optional String</text:p>
            <text:p text:style-name="P63">1 or more "Key", "Value" pairs. Each element of the pair can be of any supported type, depending only on how it is to be used.</text:p>
            <text:p text:style-name="P6">Map elements provide a mapping between the pairs they contain. For example, a map can relate numeric values for a variable to description strings. A map can also be used to provide free-form documentation when neither the key nor the value are specified in advance. It may be useful in the future to specify how maps can be defined at the group level to reduce duplication. Having the possibility of a “Name” is meant to ease that future effort.</text:p>
            <text:p text:style-name="P6"/>
            <text:p text:style-name="P6">II) At the top, root level is the information for a "node". This includes:</text:p>
            <text:p text:style-name="P6"/>
            <text:p text:style-name="P6">Manufacturer: String</text:p>
            <text:p text:style-name="P6">Descriptive Map: May contain “Model”, “Version”, “URL” and “Description” keys, along with any others desired.</text:p>
            <text:p text:style-name="P6"/>
            <text:p text:style-name="P6">Model: If present, the human-readable model name the manufacturer gives to this node.</text:p>
            <text:p text:style-name="P6">Version: If present, the human-readable version string for the current board.</text:p>
            <text:p text:style-name="P6">Description: Optional String</text:p>
            <text:p text:style-name="P6">URL: If present, a URL for more information. No specific content is expected at the URL; If desired, that can be dealt with in a different specification.</text:p>
            <text:p text:style-name="P6"/>
            <text:p text:style-name="P6">Any other information desired can be added via additional keys.</text:p>
          </text:deletion>
        </text:changed-region>
        <text:changed-region xml:id="ct105553214227872" text:id="ct105553214227872">
          <text:deletion>
            <office:change-info>
              <dc:creator>Bob Jacobsen</dc:creator>
              <dc:date>2024-07-04T08:24:54</dc:date>
            </office:change-info>
            <text:p text:style-name="P6"/>
            <text:p text:style-name="P6"/>
          </text:deletion>
        </text:changed-region>
        <text:changed-region xml:id="ct105553214229072" text:id="ct105553214229072">
          <text:deletion>
            <office:change-info>
              <dc:creator>Bob Jacobsen</dc:creator>
              <dc:date>2024-07-04T13:19:57</dc:date>
            </office:change-info>
            <text:p text:style-name="P6"/>
            <text:p text:style-name="P6">III) Within the node is zero or more "groups". Each group contains:</text:p>
            <text:p text:style-name="P6"/>
            <text:p text:style-name="P6">Name: String, required to be unique within enclosing group or node</text:p>
            <text:p text:style-name="P6">Descriptive Map: Map of documentation information; the “Description” key is the basic item.</text:p>
            <text:p text:style-name="P6">Replication count: Integer &gt;= 1 (number of times this group is replicated within the parent item)</text:p>
            <text:p text:style-name="P64"/>
            <text:p text:style-name="P6"/>
          </text:deletion>
        </text:changed-region>
        <text:changed-region xml:id="ct105553214227392" text:id="ct105553214227392">
          <text:deletion>
            <office:change-info>
              <dc:creator>Bob Jacobsen</dc:creator>
              <dc:date>2024-07-04T09:45:10</dc:date>
            </office:change-info>
            <text:p text:style-name="P6">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6"/>
            <text:p text:style-name="P6">Individual groups within replicated groups are numbered from 1 to the replication count. If more than one replicated group is present, the numbering for each starts again with 1.</text:p>
          </text:deletion>
        </text:changed-region>
        <text:changed-region xml:id="ct105553214228832" text:id="ct105553214228832">
          <text:deletion>
            <office:change-info>
              <dc:creator>Bob Jacobsen</dc:creator>
              <dc:date>2024-07-04T13:19:57</dc:date>
            </office:change-info>
            <text:p text:style-name="P6"/>
            <text:p text:style-name="P6"/>
            <text:p text:style-name="P6"/>
          </text:deletion>
        </text:changed-region>
        <text:changed-region xml:id="ct105553214228592" text:id="ct105553214228592">
          <text:deletion>
            <office:change-info>
              <dc:creator>Bob Jacobsen</dc:creator>
              <dc:date>2024-07-04T13:18:17</dc:date>
            </office:change-info>
            <text:p text:style-name="P6">Groups may contain one or more inner groups, with the same representation. This may continue to any desired level.</text:p>
          </text:deletion>
        </text:changed-region>
        <text:changed-region xml:id="ct105553214227632" text:id="ct105553214227632">
          <text:deletion>
            <office:change-info>
              <dc:creator>Bob Jacobsen</dc:creator>
              <dc:date>2024-07-04T13:19:57</dc:date>
            </office:change-info>
            <text:p text:style-name="P6"/>
            <text:p text:style-name="P6"/>
            <text:p text:style-name="P6">IV) Groups may contain "</text:p>
          </text:deletion>
        </text:changed-region>
        <text:changed-region xml:id="ct105553214230512" text:id="ct105553214230512">
          <text:deletion>
            <office:change-info>
              <dc:creator>Bob Jacobsen</dc:creator>
              <dc:date>2024-07-04T09:45:23</dc:date>
            </office:change-info>
            <text:p text:style-name="P6">variable", "producer" and/or "consumer" </text:p>
          </text:deletion>
        </text:changed-region>
        <text:changed-region xml:id="ct105553214179440" text:id="ct105553214179440">
          <text:deletion>
            <office:change-info>
              <dc:creator>Bob Jacobsen</dc:creator>
              <dc:date>2024-07-04T13:20:00</dc:date>
            </office:change-info>
            <text:p text:style-name="P6">descriptions.</text:p>
            <text:p text:style-name="P6"/>
          </text:deletion>
        </text:changed-region>
        <text:changed-region xml:id="ct105553214179680" text:id="ct105553214179680">
          <text:deletion>
            <office:change-info>
              <dc:creator>Bob Jacobsen</dc:creator>
              <dc:date>2024-07-04T08:20:56</dc:date>
            </office:change-info>
            <text:p text:style-name="P6"/>
            <text:p text:style-name="P6">IV-a) A "variable" description contains:</text:p>
            <text:p text:style-name="P6"/>
            <text:p text:style-name="P6">Name: String, required to be unique within enclosing group or node</text:p>
            <text:p text:style-name="P6">Type: Exactly one of "boolean", "digit" (an unsigned binary-coded-decimal value), "signed" (a binary value with a sign), "unsigned" (a binary value without a sign), "string" (a UTF-8 string, not-null terminated), or "blob" (arbitrary byte vector).</text:p>
            <text:p text:style-name="P6">Max: Integer - For string and blob variables, the maximum number of bytes that can be stored. For digit, signed and unsigned types, the maximum value allowed.</text:p>
            <text:p text:style-name="P6">Min: Integer - For digit, signed and unsigned values, the minimum value allowed.</text:p>
            <text:p text:style-name="P6">Description: Optional String</text:p>
            <text:p text:style-name="P6">Default: value of this Type, required</text:p>
            <text:p text:style-name="P6">Offset: Optional integer offset with in the configuration address space for this item; if not present, data is laid out by length in depth-first order.</text:p>
            <text:p text:style-name="P6"/>
            <text:p text:style-name="P6">A variable may contain zero or one map descriptions. If present, the map represents a mapping between possible values (the "Key" part of the map's pairs) and convenient names for them (the "Value" part of the map's pairs). </text:p>
          </text:deletion>
        </text:changed-region>
        <text:changed-region xml:id="ct105553214180160" text:id="ct105553214180160">
          <text:deletion>
            <office:change-info>
              <dc:creator>Bob Jacobsen</dc:creator>
              <dc:date>2024-07-04T09:45:33</dc:date>
            </office:change-info>
            <text:p text:style-name="P6"/>
            <text:p text:style-name="P6"/>
            <text:p text:style-name="P6">Note that the current value of a variable is not considered configuration definition information (see item 1A and 1B in the introduction).</text:p>
            <text:p text:style-name="P6"/>
            <text:p text:style-name="P6">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about access to the information, not about how it's laid out in physical memory)</text:p>
          </text:deletion>
        </text:changed-region>
        <text:changed-region xml:id="ct105553214177280" text:id="ct105553214177280">
          <text:deletion>
            <office:change-info>
              <dc:creator>Bob Jacobsen</dc:creator>
              <dc:date>2024-07-04T08:24:49</dc:date>
            </office:change-info>
            <text:p text:style-name="P6"/>
            <text:p text:style-name="P6"/>
          </text:deletion>
        </text:changed-region>
        <text:changed-region xml:id="ct105553214177520" text:id="ct105553214177520">
          <text:deletion>
            <office:change-info>
              <dc:creator>Bob Jacobsen</dc:creator>
              <dc:date>2024-07-04T08:21:15</dc:date>
            </office:change-info>
            <text:p text:style-name="P6"/>
            <text:p text:style-name="P6">IV-b) A "producer" description contains:</text:p>
            <text:p text:style-name="P6"/>
            <text:p text:style-name="P6">Name: String, required to be unique within enclosing group or node</text:p>
            <text:p text:style-name="P6">Description: Optional String</text:p>
            <text:p text:style-name="P6">Replication count: Integer &gt;= 1 (number of times this producer definition is replicated within the parent item)</text:p>
            <text:p text:style-name="P6">Offset: Optional integer offset with in the configuration address space for this item; if not present, data is laid out by length in depth-first order.</text:p>
            <text:p text:style-name="P6"/>
            <text:p text:style-name="P6">A producer description may contain zero or more variable descriptions for any variables that configure details of the producer's function. </text:p>
            <text:p text:style-name="P6"/>
            <text:p text:style-name="P6">IV-c) A "consumer" description contains:</text:p>
            <text:p text:style-name="P6"/>
            <text:p text:style-name="P6">Name: String, required to be unique within enclosing group or node</text:p>
            <text:p text:style-name="P6">Description: Optional String</text:p>
            <text:p text:style-name="P6">Replication count: Integer &gt;= 1 (number of times this consumer definition is replicated within the parent item)</text:p>
            <text:p text:style-name="P6">Offset: Optional integer offset with in the configuration address space for this item; if not present, data is laid out by length in depth-first order.</text:p>
          </text:deletion>
        </text:changed-region>
        <text:changed-region xml:id="ct105553214192160" text:id="ct105553214192160">
          <text:deletion>
            <office:change-info>
              <dc:creator>Bob Jacobsen</dc:creator>
              <dc:date>2024-07-04T13:19:59</dc:date>
            </office:change-info>
            <text:p text:style-name="P6"/>
            <text:p text:style-name="P6"/>
          </text:deletion>
        </text:changed-region>
        <text:changed-region xml:id="ct105553214192640" text:id="ct105553214192640">
          <text:deletion>
            <office:change-info>
              <dc:creator>Bob Jacobsen</dc:creator>
              <dc:date>2024-07-04T08:21:19</dc:date>
            </office:change-info>
            <text:p text:style-name="P6"/>
            <text:p text:style-name="P6">A consumer description may contain zero or more variable descriptions for any variables that configure details of the consumer function. This may include e.g. variables that define how any content in incoming messages will be used.</text:p>
          </text:deletion>
        </text:changed-region>
        <text:changed-region xml:id="ct105553214193360" text:id="ct105553214193360">
          <text:deletion>
            <office:change-info>
              <dc:creator>Bob Jacobsen</dc:creator>
              <dc:date>2024-07-04T10:07:03</dc:date>
            </office:change-info>
            <text:h text:style-name="P37" text:outline-level="1"><text:bookmark-start text:name="__RefHeading___Toc1427_2185858370 Copy 1"/>Serialization<text:bookmark-end text:name="__RefHeading___Toc1427_2185858370 Copy 1"/></text:h>
          </text:deletion>
        </text:changed-region>
        <text:changed-region xml:id="ct105553214181360" text:id="ct105553214181360">
          <text:insertion>
            <office:change-info>
              <dc:creator>Bob Jacobsen</dc:creator>
              <dc:date>2024-07-04T13:21:15</dc:date>
            </office:change-info>
          </text:insertion>
        </text:changed-region>
        <text:changed-region xml:id="ct105553214181600" text:id="ct105553214181600">
          <text:insertion>
            <office:change-info>
              <dc:creator>Bob Jacobsen</dc:creator>
              <dc:date>2024-07-04T10:07:03</dc:date>
            </office:change-info>
          </text:insertion>
        </text:changed-region>
        <text:changed-region xml:id="ct105553214181840" text:id="ct105553214181840">
          <text:insertion>
            <office:change-info>
              <dc:creator>Bob Jacobsen</dc:creator>
              <dc:date>2024-07-04T10:16:52</dc:date>
            </office:change-info>
          </text:insertion>
        </text:changed-region>
        <text:changed-region xml:id="ct105553214182080" text:id="ct105553214182080">
          <text:insertion>
            <office:change-info>
              <dc:creator>Bob Jacobsen</dc:creator>
              <dc:date>2024-07-04T10:19:06</dc:date>
            </office:change-info>
          </text:insertion>
        </text:changed-region>
        <text:changed-region xml:id="ct105553214182320" text:id="ct105553214182320">
          <text:insertion>
            <office:change-info>
              <dc:creator>Bob Jacobsen</dc:creator>
              <dc:date>2024-07-11T14:55:49</dc:date>
            </office:change-info>
          </text:insertion>
        </text:changed-region>
        <text:changed-region xml:id="ct105553214179920" text:id="ct105553214179920">
          <text:deletion>
            <office:change-info>
              <dc:creator>Bob Jacobsen</dc:creator>
              <dc:date>2024-07-04T10:16:50</dc:date>
            </office:change-info>
            <text:p text:style-name="Text_20_body">The logical layout in the previous section has to be converted to some serial set of bytes for transfer and storage.</text:p>
            <text:p text:style-name="Text_20_body">The primary format is straight-forward XML. (Link to schema)</text:p>
            <text:p text:style-name="Text_20_body">Another is compressed binary information. Either an aggressive compression algorithm, or some context-aware compression, can be used. Size and ease of expansion are the key criteria; ease of compression is much less important. XSLT can do some of the reformatting between compact and readable form</text:p>
            <text:p text:style-name="Text_20_body">We need to pick <text:span text:style-name="T6">one</text:span> format for a lingua franca.</text:p>
          </text:deletion>
        </text:changed-region>
        <text:changed-region xml:id="ct105553214178960" text:id="ct105553214178960">
          <text:deletion>
            <office:change-info>
              <dc:creator>Bob Jacobsen</dc:creator>
              <dc:date>2024-07-04T08:22:08</dc:date>
            </office:change-info>
            <text:p text:style-name="Text_20_body"><text:span text:style-name="T11"/></text:p>
            <text:h text:style-name="Heading_20_2" text:outline-level="2">Example</text:h>
            <text:p text:style-name="P6">The following is not meant to show <text:span text:style-name="T6">how</text:span> configuration definition information would be stored, but <text:span text:style-name="T6">what kinds</text:span> of information would be stored. It's a description of a complex accessory decoder, the Digitrax DS54, modified for use in a Producer-Consumer model.</text:p>
            <text:p text:style-name="P6"/>
            <text:p text:style-name="P6">Hopefully the syntax will be self-explanatory. In any case, it's just for this example, not a proposal of any kind.</text:p>
            <text:p text:style-name="P6"/>
            <text:p text:style-name="P6">Manufacturer (String): Digitrax</text:p>
            <text:p text:style-name="P6">Model (String): DS54</text:p>
            <text:p text:style-name="P6">Version (String): 2.33</text:p>
            <text:p text:style-name="P6">Description (Optional String): For more information, see http://digitrax.com/asdf/123</text:p>
            <text:p text:style-name="P6"/>
            <text:p text:style-name="P6">Group start:</text:p>
            <text:p text:style-name="P6">Name (String): Decoder</text:p>
            <text:p text:style-name="P6">Description (Optional String): These variables describe the entire board</text:p>
            <text:p text:style-name="P6">Replication count (integer): 1</text:p>
            <text:p text:style-name="P6"/>
            <text:p text:style-name="P63">Variable:</text:p>
            <text:p text:style-name="P63">Name: Address</text:p>
            <text:p text:style-name="P63">Type: Integer</text:p>
            <text:p text:style-name="P63">Max: 2044</text:p>
            <text:p text:style-name="P63">Min: 0</text:p>
            <text:p text:style-name="P63">Description: This is the board address, in DCC space originally</text:p>
            <text:p text:style-name="P63"/>
            <text:p text:style-name="P6"/>
            <text:p text:style-name="P63">Group start: (Note this is nested in "Decoder")</text:p>
            <text:p text:style-name="P63">Name (String): Channel</text:p>
            <text:p text:style-name="P63">Description (Optional String): Each Channel is one pair of output wires and contains two inputs</text:p>
            <text:p text:style-name="P63">Replication count (integer): 4</text:p>
            <text:p text:style-name="P65"/>
            <text:p text:style-name="P66">Group start: (Note this is nested in "Channel")</text:p>
            <text:p text:style-name="P66">Name (String): Input</text:p>
            <text:p text:style-name="P66">Description (Optional String): Each Channel has two inputs, called "Switch" and "Aux"</text:p>
            <text:p text:style-name="P66">Replication count (integer): 2</text:p>
            <text:p text:style-name="P66"/>
            <text:p text:style-name="P66">Producer start:</text:p>
            <text:p text:style-name="P66">Name: Switch Input Active</text:p>
            <text:p text:style-name="P66">Description: Driven by the 1st input wire for this channel. The variables control ....</text:p>
            <text:p text:style-name="P66"/>
            <text:p text:style-name="P65">Variable:</text:p>
            <text:p text:style-name="P65">Name: Input Type</text:p>
            <text:p text:style-name="P65">Type: Integer</text:p>
            <text:p text:style-name="P65">Max: 10</text:p>
            <text:p text:style-name="P65">Min: 0</text:p>
            <text:p text:style-name="P65">Default: 0</text:p>
            <text:p text:style-name="P65">Description: Specify the type of signal expected on this input</text:p>
            <text:p text:style-name="P65">Map:</text:p>
            <text:p text:style-name="P65">Name: Values</text:p>
            <text:p text:style-name="P65">"0", "positive edge"</text:p>
            <text:p text:style-name="P65">"1", "negative edge"</text:p>
            <text:p text:style-name="P65">"2", "either edge"</text:p>
            <text:p text:style-name="P65">...</text:p>
            <text:p text:style-name="P65">Map End</text:p>
            <text:p text:style-name="P65">Variable End</text:p>
            <text:p text:style-name="P65">Variable:</text:p>
            <text:p text:style-name="P65">Name: Input Task</text:p>
            <text:p text:style-name="P65">Type: Integer</text:p>
            <text:p text:style-name="P65">Max: 8</text:p>
            <text:p text:style-name="P65">Min: 0</text:p>
            <text:p text:style-name="P65">Default: 0</text:p>
            <text:p text:style-name="P65">Description: Specify the local action when this input is active</text:p>
            <text:p text:style-name="P65"/>
            <text:p text:style-name="P67">Map:</text:p>
            <text:p text:style-name="P67">Name: Values</text:p>
            <text:p text:style-name="P67">"0", "Output toggle"</text:p>
            <text:p text:style-name="P67">"1", "No output change"</text:p>
            <text:p text:style-name="P67">"2", "Output thrown"</text:p>
            <text:p text:style-name="P67">...</text:p>
            <text:p text:style-name="P67">Map End</text:p>
            <text:p text:style-name="P65">Variable End</text:p>
            <text:p text:style-name="P66">Producer end:</text:p>
            <text:p text:style-name="P66">Producer start:</text:p>
            <text:p text:style-name="P66">Name: Aux Input Active</text:p>
            <text:p text:style-name="P66">Description: Driven by the 2nd input wire for this channel. The variables control ....</text:p>
            <text:p text:style-name="P66"/>
            <text:p text:style-name="P65">Variable:</text:p>
            <text:p text:style-name="P65">Name: Input Type</text:p>
            <text:p text:style-name="P65">Type: Integer</text:p>
            <text:p text:style-name="P65">Max: 10</text:p>
            <text:p text:style-name="P65">Min: 0</text:p>
            <text:p text:style-name="P65">Default: 0</text:p>
            <text:p text:style-name="P65">Description: Specify the type of signal expected on this input</text:p>
            <text:p text:style-name="P65">Map:</text:p>
            <text:p text:style-name="P65">Name: Values</text:p>
            <text:p text:style-name="P65">"0", "positive edge"</text:p>
            <text:p text:style-name="P65">"1", "neither edge"</text:p>
            <text:p text:style-name="P65">"2", "either edge"</text:p>
            <text:p text:style-name="P65">...</text:p>
            <text:p text:style-name="P65">Map End</text:p>
            <text:p text:style-name="P65">Variable End</text:p>
            <text:p text:style-name="P65">Variable:</text:p>
            <text:p text:style-name="P65">Name: Input Task</text:p>
            <text:p text:style-name="P65">Type: Integer</text:p>
            <text:p text:style-name="P65">Max: 8</text:p>
            <text:p text:style-name="P65">Min: 0</text:p>
            <text:p text:style-name="P65">Default: 0</text:p>
            <text:p text:style-name="P65">Description: Specify the local action when this input is active</text:p>
            <text:p text:style-name="P65"/>
            <text:p text:style-name="P67">Map:</text:p>
            <text:p text:style-name="P67">Name: Values</text:p>
            <text:p text:style-name="P67">"0", "Output toggle"</text:p>
            <text:p text:style-name="P67">"1", "No output change"</text:p>
            <text:p text:style-name="P67">"2", "Output thrown"</text:p>
            <text:p text:style-name="P67">...</text:p>
            <text:p text:style-name="P67">Map End</text:p>
            <text:p text:style-name="P65">Variable End</text:p>
            <text:p text:style-name="P66">Producer end:</text:p>
            <text:p text:style-name="P6"/>
            <text:p text:style-name="P63">Group end: (This is the end of the input group)</text:p>
            <text:p text:style-name="P6"/>
            <text:p text:style-name="P63">Variable:</text:p>
            <text:p text:style-name="P63">Name: Output Type</text:p>
            <text:p text:style-name="P63">Type: Integer</text:p>
            <text:p text:style-name="P63">Max: 40</text:p>
            <text:p text:style-name="P63">Min: 0</text:p>
            <text:p text:style-name="P63">Default: 0</text:p>
            <text:p text:style-name="P63">Description: Determines what the output leads do in response to events ....</text:p>
            <text:p text:style-name="P63"/>
            <text:p text:style-name="P63">Consumer start:</text:p>
            <text:p text:style-name="P63">Name: Turnout Active Thrown</text:p>
            <text:p text:style-name="P63">Description: Set the thrown output lead active and closed lead inactive.</text:p>
            <text:p text:style-name="P63">Consumer end:</text:p>
            <text:p text:style-name="P63"/>
            <text:p text:style-name="P63">Consumer start:</text:p>
            <text:p text:style-name="P63">Name: Turnout Active Closed</text:p>
            <text:p text:style-name="P63">Description: Set the closed output lead active and thrown lead inactive.</text:p>
            <text:p text:style-name="P63">Consumer end:</text:p>
            <text:p text:style-name="P63"/>
            <text:p text:style-name="P63">Consumer start:</text:p>
            <text:p text:style-name="P63">Name: Turnout Active Both</text:p>
            <text:p text:style-name="P63">Description: Sets both output leads active.</text:p>
            <text:p text:style-name="P63">Consumer end:</text:p>
            <text:p text:style-name="P63"/>
            <text:p text:style-name="P63">Consumer start:</text:p>
            <text:p text:style-name="P63">Name: Turnout Inactive</text:p>
            <text:p text:style-name="P63">Description: Sets both output leads inactive.</text:p>
            <text:p text:style-name="P63">Consumer end:</text:p>
            <text:p text:style-name="P63"/>
            <text:p text:style-name="P63">Group end: (This is end of the "Channel" group)</text:p>
            <text:p text:style-name="P6"/>
            <text:p text:style-name="P6">Group end: (This is end of the "Decoder" group)</text:p>
            <text:p text:style-name="P6"/>
            <text:p text:style-name="P6"/>
            <text:p text:style-name="P6">Some thoughts based on putting this example together:</text:p>
            <text:p text:style-name="P6"/>
            <text:p text:style-name="P6">1) In a real DS54, there are subtle differences between the Switch and Aux configuration choices on the various channels. I blurred those here by documenting them identically via replication. For a real device, they could either be separately specified or (more likely) the differences wouldn't matter in a P/C-based device.</text:p>
            <text:p text:style-name="P6"/>
            <text:p text:style-name="P6">2) A DS54 can receive messages that put its output into four states: One side on, the other side on, both sides on, and neither side on. These four interacts with the "Output Type" setting in weird and wonderful ways. This was represented as four consumers. This seems a much more logical way to configure the device, as it gives more flexibility to the rest of the layout that's originating the requests.</text:p>
            <text:p text:style-name="P6"/>
            <text:p text:style-name="P6">3) The DS54 inputs also generate messages. They are specified as two producers (for the active and inactive messages). </text:p>
          </text:deletion>
        </text:changed-region>
        <text:changed-region xml:id="ct105553214181120" text:id="ct105553214181120">
          <text:deletion>
            <office:change-info>
              <dc:creator>Bob Jacobsen</dc:creator>
              <dc:date>2024-07-04T10:07:35</dc:date>
            </office:change-info>
            <text:p text:style-name="P6"><text:span text:style-name="T11"/></text:p>
            <text:p text:style-name="P56"><text:bookmark-start text:name="__RefHeading___Toc1429_2185858370 Copy 1 Copy 1 Copy 1 Copy 1 Copy 1 Copy 1 Copy 1 Copy 1 Copy 1 Copy 1 Copy 1 Copy 1 Copy 1 Copy 1 Copy 1 Copy 1 Copy 1 Copy 1 Copy 1 Copy 1 Copy 1 Copy 1 Copy 1 Copy 1 Copy 1"/>Implementation Notes<text:bookmark-end text:name="__RefHeading___Toc1429_2185858370 Copy 1 Copy 1 Copy 1 Copy 1 Copy 1 Copy 1 Copy 1 Copy 1 Copy 1 Copy 1 Copy 1 Copy 1 Copy 1 Copy 1 Copy 1 Copy 1 Copy 1 Copy 1 Copy 1 Copy 1 Copy 1 Copy 1 Copy 1 Copy 1 Copy 1"/></text:p>
          </text:deletion>
        </text:changed-region>
        <text:changed-region xml:id="ct105553214193120" text:id="ct105553214193120">
          <text:deletion>
            <office:change-info>
              <dc:creator>Bob Jacobsen</dc:creator>
              <dc:date>2024-07-04T10:16:49</dc:date>
            </office:change-info>
            <text:p text:style-name="P56"><text:span text:style-name="T11"/></text:p>
            <text:p text:style-name="P56"/>
          </text:deletion>
        </text:changed-region>
        <text:changed-region xml:id="ct105553214192400" text:id="ct105553214192400">
          <text:deletion>
            <office:change-info>
              <dc:creator>Bob Jacobsen</dc:creator>
              <dc:date>2024-07-04T10:07:40</dc:date>
            </office:change-info>
            <text:p text:style-name="P56">This section is non-normative notes and suggestions for implementors.</text:p>
            <text:p text:style-name="P56"/>
          </text:deletion>
        </text:changed-region>
        <text:changed-region xml:id="ct105553214177760" text:id="ct105553214177760">
          <text:deletion>
            <office:change-info>
              <dc:creator>Bob Jacobsen</dc:creator>
              <dc:date>2024-07-04T10:16:49</dc:date>
            </office:change-info>
            <text:p text:style-name="P56">Some references for XML compression:</text:p>
            <text:p text:style-name="Text_20_body"><text:a xlink:type="simple" xlink:href="http://www.ibm.com/developerworks/xml/library/x-datacompression/index.html?cmp=dw&amp;cpb=dwxml&amp;ct=dwnew&amp;cr=dwnen&amp;ccy=zz&amp;csr=072111" text:style-name="Internet_20_link" text:visited-style-name="Visited_20_Internet_20_Link">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 text:style-name="Internet_20_link" text:visited-style-name="Visited_20_Internet_20_Link">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 text:style-name="Internet_20_link" text:visited-style-name="Visited_20_Internet_20_Link">http://excamera.com/sphinx/article-compression.html</text:a></text:p>
            <text:p text:style-name="Text_20_body">XML strings can start with a UTF BOM (either 0xEF, 0xFF or 0xFE in the 1<text:span text:style-name="T5">st</text:span> byte, since there's no need to support UTF-32BE or UTF-32LE), or the UTF-8 text for “&lt;?xml” which starts with 0x3C. (But concern about support for too many character sets!)</text:p>
            <text:p text:style-name="P56"><text:bookmark-start text:name="__RefHeading___Toc1431_2185858370 Copy 2 Copy 1 Copy 1 Copy 1 Copy 1 Copy 1 Copy 1 Copy 1 Copy 1 Copy 1 Copy 1 Copy 1 Copy 1 Copy 1 Copy 1 Copy 1 Copy 1 Copy 1 Copy 1 Copy 1 Copy 1 Copy 1 Copy 1"/>A first byte of 0x80 is defined as the “Compressed” indicator(s), followed by a byte that indicates the compression type. <text:s/>(We don't want to have too many kinds, as receivers need to implement all of them to be able to use the <text:bookmark-end text:name="__RefHeading___Toc1431_2185858370 Copy 2 Copy 1 Copy 1 Copy 1 Copy 1 Copy 1 Copy 1 Copy 1 Copy 1 Copy 1 Copy 1 Copy 1 Copy 1 Copy 1 Copy 1 Copy 1 Copy 1 Copy 1 Copy 1 Copy 1 Copy 1 Copy 1 Copy 1"/></text:p>
          </text:deletion>
        </text:changed-region>
        <text:changed-region xml:id="ct105553214180880" text:id="ct105553214180880">
          <text:deletion>
            <office:change-info>
              <dc:creator>Jim Kueneman</dc:creator>
              <dc:date>2014-11-09T14:57:00</dc:date>
            </office:change-info>
            <text:p text:style-name="P56">CDI</text:p>
          </text:deletion>
        </text:changed-region>
        <text:changed-region xml:id="ct105553214180400" text:id="ct105553214180400">
          <text:deletion>
            <office:change-info>
              <dc:creator>Bob Jacobsen</dc:creator>
              <dc:date>2024-07-04T10:16:49</dc:date>
            </office:change-info>
            <text:p text:style-name="P56"><text:span text:style-name="T9">FDI</text:span></text:p>
          </text:deletion>
          <text:insertion>
            <office:change-info>
              <dc:creator>Jim Kueneman</dc:creator>
              <dc:date>2014-11-09T14:57:00</dc:date>
            </office:change-info>
          </text:insertion>
        </text:changed-region>
        <text:changed-region xml:id="ct105553214180640" text:id="ct105553214180640">
          <text:deletion>
            <office:change-info>
              <dc:creator>Bob Jacobsen</dc:creator>
              <dc:date>2024-07-04T10:16:49</dc:date>
            </office:change-info>
            <text:p text:style-name="P56"><text:span text:style-name="T9">!) <text:s/>0x80 00 is the code for our choice of default, see </text:span><text:a xlink:type="simple" xlink:href="http://excamera.com/sphinx/article-compression.html" text:style-name="Internet_20_link" text:visited-style-name="Visited_20_Internet_20_Link"><text:span text:style-name="T52">http://excamera.com/sphinx/article-compression.html</text:span></text:a></text:p>
          </text:deletion>
        </text:changed-region>
        <text:changed-region xml:id="ct105553214179200" text:id="ct105553214179200">
          <text:deletion>
            <office:change-info>
              <dc:creator>Bob Jacobsen</dc:creator>
              <dc:date>2024-07-04T10:08:05</dc:date>
            </office:change-info>
            <text:p text:style-name="P56"><text:span text:style-name="T11"/></text:p>
            <text:p text:style-name="P57">Remaining </text:p>
          </text:deletion>
        </text:changed-region>
        <text:changed-region xml:id="ct105553214178000" text:id="ct105553214178000">
          <text:deletion>
            <office:change-info>
              <dc:creator>Bob Jacobsen</dc:creator>
              <dc:date>2024-07-04T10:05:58</dc:date>
            </office:change-info>
            <text:p text:style-name="P57">items</text:p>
          </text:deletion>
        </text:changed-region>
        <text:changed-region xml:id="ct105553214178720" text:id="ct105553214178720">
          <text:deletion>
            <office:change-info>
              <dc:creator>Bob Jacobsen</dc:creator>
              <dc:date>2024-07-04T10:16:49</dc:date>
            </office:change-info>
            <text:p text:style-name="P57"><text:span text:style-name="T11"/></text:p>
            <text:p text:style-name="P57"/>
          </text:deletion>
        </text:changed-region>
        <text:changed-region xml:id="ct105553214178480" text:id="ct105553214178480">
          <text:deletion>
            <office:change-info>
              <dc:creator>Bob Jacobsen</dc:creator>
              <dc:date>2024-07-04T10:08:14</dc:date>
            </office:change-info>
            <text:p text:style-name="P57">Internationalization of the XML content?</text:p>
          </text:deletion>
        </text:changed-region>
        <text:changed-region xml:id="ct105553214178240" text:id="ct105553214178240">
          <text:deletion>
            <office:change-info>
              <dc:creator>Bob Jacobsen</dc:creator>
              <dc:date>2024-07-04T10:16:49</dc:date>
            </office:change-info>
            <text:p text:style-name="P57"><text:span text:style-name="T11"/></text:p>
            <text:p text:style-name="P57">Talk about the encoding string in the &lt;?xml first line, and UTF-8 coding as default; ASCII as subset.</text:p>
          </text:deletion>
        </text:changed-region>
        <text:changed-region xml:id="ct105553214192880" text:id="ct105553214192880">
          <text:deletion>
            <office:change-info>
              <dc:creator>Bob Jacobsen</dc:creator>
              <dc:date>2024-07-04T08:24:43</dc:date>
            </office:change-info>
            <text:p text:style-name="P57"><text:span text:style-name="T11"/></text:p>
            <text:p text:style-name="P57"><text:span text:style-name="T11"/></text:p>
          </text:deletion>
        </text:changed-region>
        <text:changed-region xml:id="ct105553214208064" text:id="ct105553214208064">
          <text:deletion>
            <office:change-info>
              <dc:creator>Bob Jacobsen</dc:creator>
              <dc:date>2024-07-04T10:16:49</dc:date>
            </office:change-info>
            <text:p text:style-name="P57"><text:span text:style-name="T11"/></text:p>
            <text:p text:style-name="P44"><text:span text:style-name="T11"/></text:p>
          </text:deletion>
        </text:changed-region>
        <text:changed-region xml:id="ct105553214205904" text:id="ct105553214205904">
          <text:insertion>
            <office:change-info>
              <dc:creator>Bob Jacobsen</dc:creator>
              <dc:date>2024-07-04T10:06:11</dc:date>
            </office:change-info>
          </text:insertion>
        </text:changed-region>
        <text:changed-region xml:id="ct105553214043984" text:id="ct105553214043984">
          <text:insertion>
            <office:change-info>
              <dc:creator>Bob Jacobsen</dc:creator>
              <dc:date>2024-07-04T10:09:46</dc:date>
            </office:change-info>
          </text:insertion>
        </text:changed-region>
        <text:changed-region xml:id="ct105553214040624" text:id="ct105553214040624">
          <text:insertion>
            <office:change-info>
              <dc:creator>Bob Jacobsen</dc:creator>
              <dc:date>2024-07-04T10:11:17</dc:date>
            </office:change-info>
          </text:insertion>
        </text:changed-region>
        <text:changed-region xml:id="ct105553214040384" text:id="ct105553214040384">
          <text:insertion>
            <office:change-info>
              <dc:creator>Bob Jacobsen</dc:creator>
              <dc:date>2024-07-04T10:12:18</dc:date>
            </office:change-info>
          </text:insertion>
        </text:changed-region>
        <text:changed-region xml:id="ct105553213796544" text:id="ct105553213796544">
          <text:insertion>
            <office:change-info>
              <dc:creator>Bob Jacobsen</dc:creator>
              <dc:date>2024-07-11T14:56:57</dc:date>
            </office:change-info>
          </text:insertion>
        </text:changed-region>
        <text:changed-region xml:id="ct105553214039424" text:id="ct105553214039424">
          <text:deletion>
            <office:change-info>
              <dc:creator>Bob Jacobsen</dc:creator>
              <dc:date>2024-07-11T14:57:23</dc:date>
            </office:change-info>
            <text:p text:style-name="P29"><text:span text:style-name="T28"/></text:p>
            <text:p text:style-name="P29"><text:span text:style-name="T28"/></text:p>
          </text:deletion>
        </text:changed-region>
        <text:changed-region xml:id="ct105553213794384" text:id="ct105553213794384">
          <text:insertion>
            <office:change-info>
              <dc:creator>Bob Jacobsen</dc:creator>
              <dc:date>2024-07-11T14:56:57</dc:date>
            </office:change-info>
          </text:insertion>
        </text:changed-region>
        <text:changed-region xml:id="ct105553213788384" text:id="ct105553213788384">
          <text:deletion>
            <office:change-info>
              <dc:creator>Bob Jacobsen</dc:creator>
              <dc:date>2024-07-04T10:06:16</dc:date>
            </office:change-info>
            <text:p text:style-name="P49">Mini-XML effort; we're using as simple a subset as possibl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1"><text:bookmark-start text:name="__RefHeading___Toc1401_2185858370"/>Introduction<text:bookmark-end text:name="__RefHeading___Toc1401_2185858370"/></text:h>
      <text:p text:style-name="P6">"<text:change text:change-id="ct105553213804288"/><text:change-start text:change-id="ct105553213800928"/>Function<text:change-end text:change-id="ct105553213800928"/> <text:change-start text:change-id="ct105553214031504"/><text:span text:style-name="T42">D</text:span><text:change-end text:change-id="ct105553214031504"/><text:change text:change-id="ct105553214034624"/>escription <text:change-start text:change-id="ct105553214044704"/><text:span text:style-name="T42">I</text:span><text:change-end text:change-id="ct105553214044704"/><text:change text:change-id="ct105553214033424"/>nformation" <text:change-start text:change-id="ct105553214034144"/><text:span text:style-name="T30">(FDI) </text:span><text:change-end text:change-id="ct105553214034144"/>in this context refers to <text:change-start text:change-id="ct105553214033184"/><text:span text:style-name="T7">fixed</text:span><text:change-end text:change-id="ct105553214033184"/> information available from an OpenLCB<text:change-start text:change-id="ct105553214032704"/> Train<text:change-end text:change-id="ct105553214032704"/> <text:change text:change-id="ct105553214043504"/><text:change-start text:change-id="ct105553214039664"/><text:span text:style-name="T54">N</text:span><text:change-end text:change-id="ct105553214039664"/><text:change-start text:change-id="ct105553214036544"/><text:span text:style-name="T43">ode</text:span><text:change-end text:change-id="ct105553214036544"/>, via OpenLCB, so that other devices can properly and correctly <text:change text:change-id="ct105553214043024"/><text:change-start text:change-id="ct105553214041584"/><text:span text:style-name="T42">operate</text:span><text:change-end text:change-id="ct105553214041584"/> it. <text:change text:change-id="ct105553214035104"/><text:change text:change-id="ct105553214033904"/><text:change text:change-id="ct105553214032944"/><text:change text:change-id="ct105553214043744"/><text:change text:change-id="ct105553214043264"/><text:change text:change-id="ct105553214041824"/><text:change text:change-id="ct105553214038944"/><text:change text:change-id="ct105553214038224"/><text:change text:change-id="ct105553214037984"/><text:change text:change-id="ct105553214037264"/><text:change text:change-id="ct105553214034864"/></text:p>
      <text:p text:style-name="P6"/>
      <text:p text:style-name="P6">Other information may be available via e.g. manuals or the Internet, <text:change text:change-id="ct105553214703488"/><text:change text:change-id="ct105553214716448"/><text:change text:change-id="ct105553214709968"/><text:change text:change-id="ct105553214710688"/>but the format of that information is not under specification here.</text:p>
      <text:p text:style-name="P6"/>
      <text:p text:style-name="P24">A key use for <text:change text:change-id="ct105553214717168"/><text:change-start text:change-id="ct105553214702048"/><text:span text:style-name="T9">FDI</text:span><text:change-end text:change-id="ct105553214702048"/> is to enable a<text:change-start text:change-id="ct105553214711648"/><text:span text:style-name="T44">n</text:span><text:change-end text:change-id="ct105553214711648"/><text:change text:change-id="ct105553214713328"/><text:change-start text:change-id="ct105553214716928"/> <text:span text:style-name="T44">OpenLCB throttle</text:span><text:change-end text:change-id="ct105553214716928"/> to <text:change text:change-id="ct105553214710928"/><text:change-start text:change-id="ct105553214715968"/><text:span text:style-name="T53">determiine</text:span><text:change-end text:change-id="ct105553214715968"/><text:change-start text:change-id="ct105553214702768"/><text:span text:style-name="T44"> the features provided by a </text:span><text:span text:style-name="T54">Tr</text:span><text:span text:style-name="T44">ain </text:span><text:span text:style-name="T54">N</text:span><text:span text:style-name="T44">ode</text:span><text:span text:style-name="T12">’s functions.</text:span><text:change-end text:change-id="ct105553214702768"/> The <text:change text:change-id="ct105553214708048"/><text:change-start text:change-id="ct105553213839456"/><text:span text:style-name="T44">throttle</text:span><text:change-end text:change-id="ct105553213839456"/> will use the <text:change text:change-id="ct105553213836096"/><text:change-start text:change-id="ct105553213838256"/><text:span text:style-name="T9">FDI</text:span><text:change-end text:change-id="ct105553213838256"/> information to render some form of suitable Graphical User Interface to allow the user to easily and intuitively <text:change-start text:change-id="ct105553213848576"/><text:span text:style-name="T43">operate the functions provided by the Train Node</text:span></text:p>
      <text:p text:style-name="P24"/>
      <text:p text:style-name="P24"><text:change-end text:change-id="ct105553213848576"/><text:change text:change-id="ct105553213836576"/>An important design choice was to embed the <text:change text:change-id="ct105553213842816"/><text:change-start text:change-id="ct105553213847616"/><text:span text:style-name="T9">FDI</text:span><text:change-end text:change-id="ct105553213847616"/> into each node so that the system has all it needs to <text:change text:change-id="ct105553213848816"/><text:change-start text:change-id="ct105553213835616"/><text:span text:style-name="T44">operate</text:span><text:change-end text:change-id="ct105553213835616"/> the <text:change-start text:change-id="ct105553213849056"/><text:span text:style-name="T54">Tr</text:span><text:change-end text:change-id="ct105553213849056"/><text:change-start text:change-id="ct105553213845696"/><text:span text:style-name="T44">ain </text:span><text:change-end text:change-id="ct105553213845696"/><text:change-start text:change-id="ct105553213849296"/><text:span text:style-name="T54">N</text:span><text:change-end text:change-id="ct105553213849296"/><text:change text:change-id="ct105553213839936"/>ode without having to source the information externally to the OpenLCB network from the manufacturer or some other on-line repository via the Internet or a CD/DVD etc. <text:change-start text:change-id="ct105553213845456"/>An OpenLCB throttle is not required to have an Internet connection.<text:change-end text:change-id="ct105553213845456"/><text:change text:change-id="ct105553213844016"/><text:change text:change-id="ct105553213835376"/><text:change text:change-id="ct105553213838976"/><text:change text:change-id="ct105553213839696"/><text:change-start text:change-id="ct105553213846416"/></text:p>
      <text:p text:style-name="P6"><text:change-end text:change-id="ct105553213846416"/><text:change-start text:change-id="ct105553213834656"/></text:p>
      <text:h text:style-name="Heading_20_2" text:outline-level="2"><text:bookmark-start text:name="__RefHeading___Toc1415_2185858370 Copy 1"/>Requirements<text:bookmark-end text:name="__RefHeading___Toc1415_2185858370 Copy 1"/></text:h>
      <text:list xml:id="list152227560875042" text:continue-list="list4120666650" text:style-name="L1">
        <text:list-item>
          <text:p text:style-name="P53"><text:change-end text:change-id="ct105553213834656"/><text:change-start text:change-id="ct105553213986192"/><text:span text:style-name="T38">Train </text:span><text:change-end text:change-id="ct105553213986192"/><text:change-start text:change-id="ct105553213996752"/><text:span text:style-name="T54">N</text:span><text:change-end text:change-id="ct105553213996752"/><text:change-start text:change-id="ct105553213994352"/>odes must carry enough context that a stand-alone <text:span text:style-name="T37">throttle</text:span> can provide a useful human interface without getting any data from an external source, e.g. needing an Internet download or the user entering or uploading a <text:span text:style-name="T55">database</text:span>.</text:p>
        </text:list-item>
      </text:list>
      <text:h text:style-name="Heading_20_2" text:outline-level="2"><text:bookmark-start text:name="__RefHeading___Toc1417_2185858370 Copy 1"/>Preferences<text:bookmark-end text:name="__RefHeading___Toc1417_2185858370 Copy 1"/></text:h>
      <text:list text:style-name="L4">
        <text:list-item>
          <text:p text:style-name="P59"><text:change-end text:change-id="ct105553213994352"/><text:change text:change-id="ct105553213984992"/><text:change-start text:change-id="ct105553213996272"/><text:span text:style-name="T37">Train</text:span> <text:span text:style-name="T54">N</text:span>odes shouldn't need a lot of processing power, e.g. to compress or decompress data in real time. Memory usage should also be limited, but is a second priority.</text:p>
        </text:list-item>
        <text:list-item>
          <text:p text:style-name="P59"><text:span text:style-name="T44">The necessary OpenLCB </text:span>operations should be state-less and idempotent to simplify software at both ends.<text:change-end text:change-id="ct105553213996272"/></text:p>
        </text:list-item>
      </text:list>
      <text:h text:style-name="Heading_20_1" text:outline-level="1"><text:bookmark-start text:name="__RefHeading___Toc1403_2185858370"/>Annotations to the Standard<text:bookmark-end text:name="__RefHeading___Toc1403_2185858370"/></text:h>
      <text:h text:style-name="Heading_20_2" text:outline-level="2"><text:bookmark-start text:name="__RefHeading___Toc1405_2185858370"/>Introduction<text:bookmark-end text:name="__RefHeading___Toc1405_2185858370"/></text:h>
      <text:p text:style-name="Standard">Note that this section of the Standard is informative, not normative.<text:change-start text:change-id="ct105553213985472"/></text:p>
      <text:p text:style-name="P9"><text:soft-page-break/>Th<text:span text:style-name="T31">e</text:span> concept and interaction <text:span text:style-name="T31">are</text:span> using the same pattern and similar format as the Configuration Description Information, purposefully, with the expectation that OpenLCB devices will be able to share the software implementation between these two use-cases.<text:change-end text:change-id="ct105553213985472"/></text:p>
      <text:h text:style-name="Heading_20_2" text:outline-level="2"><text:bookmark-start text:name="__RefHeading___Toc1407_2185858370"/>Intended Use<text:bookmark-end text:name="__RefHeading___Toc1407_2185858370"/></text:h>
      <text:p text:style-name="Standard">Note that this section of the Standard is informative, not normative.<text:change-start text:change-id="ct105553213995792"/></text:p>
      <text:p text:style-name="P11">The most important use-case of operating a model train is controlling speed and functions. The protocol for these are defined in the OpenLCB Train Control protocol Standard. The user typically uses a Throttle for performing these operations, either as a special-purpose hardware device, or as a software function on a generic computing device.</text:p>
      <text:p text:style-name="P11">While the semantic meaning of speed control is very well defined, the meaning of functions is left very vague by the OpenLCB <text:span text:style-name="T44">Train Control </text:span>standard, just like other standards of the industry; a function is some form of remote controlled feature of the train (or locomotive). This vague definition is intentional, as manufacturers have come up with new and innovative ideas on what kind of additional features they want to add to their models, and the typical way to operate these features is using the function abstraction.</text:p>
      <text:p text:style-name="P11">Typical functions are lighting functions (like headlights, tail lights, class marker lights, etc.), motor control functions (momentum, braking, <text:span text:style-name="T32">etc.</text:span>), sound functions (horn, bell, <text:span text:style-name="T32">whistle, </text:span>engine sounds, <text:span text:style-name="T32">compressor, etc.) and a variety of other functions, such as </text:span><text:span text:style-name="T33">a smoke unit, </text:span><text:span text:style-name="T32">raising and lowering a pantograph or operating a locomotive-mounted remote uncoupler.</text:span> <text:span text:style-name="T32">There is no definitive list of all possible functions. </text:span><text:span text:style-name="T44">T</text:span><text:span text:style-name="T33">he TN-218 document by RailCommunity lists over 120 different types.</text:span></text:p>
      <text:p text:style-name="P12"><text:span text:style-name="T34">Not only is</text:span> the list of possibilities is very large, one specific model alone can carry dozens of different <text:s/>functions. Users <text:span text:style-name="T44">of proprietary throttles </text:span>have to activate these typically by their function number, for example using a numeric keypad. This is easy to operate, provided that the user has memorized<text:span text:style-name="T8"> </text:span><text:span text:style-name="T35">which function number does what on that specific locomotive. With dozens </text:span><text:span text:style-name="T18">of functions per locomotive and up to hundreds of locomotives on a big layout, this is no easy task. As such, it is an important use-case for the </text:span><text:span text:style-name="T20">OpenLCB </text:span><text:span text:style-name="T18">Throttle to display a user interface that provides information to the user about what function numbers are available, and which numbers perform what </text:span><text:span text:style-name="T20">operations </text:span><text:span text:style-name="T18">on the train.</text:span></text:p>
      <text:p text:style-name="P16">The Function Description Information (FDI) provides exactly this metadata for the throttle: the list of functions, for each function <text:span text:style-name="T44">the</text:span> number <text:span text:style-name="T44">at which </text:span>it is accessible, and a textual description o<text:span text:style-name="T53">f</text:span> what the given function does.</text:p>
      <text:p text:style-name="P10"><text:span text:style-name="T18">In addition to the description for the user, the throttle user interface needs some additional metadata to determine how the particular function button should behave. There are two common behaviors for on/off functions:</text:span><text:span text:style-name="T22"> </text:span><text:span text:style-name="T23">momentary</text:span><text:span text:style-name="T19"> functions are turned on while the user is holding the button, and turned off upon release.</text:span><text:span text:style-name="T23"> Toggle</text:span><text:span text:style-name="T19"> (or binary) functions are turned on with a press of the button, then they stay on after release, until the user presses the button again. A typical momentary function is horn, a typical toggle function is headlight. This is purely a behavior of the user interface, as the underlying protocol for turning the function on and off is the same for both cases.</text:span><text:change-end text:change-id="ct105553213995792"/><text:change-start text:change-id="ct105553213996512"/><text:span text:style-name="T19"> </text:span><text:span text:style-name="T24">Analog</text:span><text:span text:style-name="T21"> functions, such as a horn volume or pitch, take a numerical value to control their operation.</text:span><text:change-end text:change-id="ct105553213996512"/></text:p>
      <text:h text:style-name="Heading_20_2" text:outline-level="2"><text:bookmark-start text:name="__RefHeading___Toc1409_2185858370"/><text:soft-page-break/>Reference and Context<text:bookmark-end text:name="__RefHeading___Toc1409_2185858370"/></text:h>
      <text:p text:style-name="Standard"><text:change text:change-id="ct105553213986432"/><text:change-start text:change-id="ct105553213995552"/><text:span text:style-name="T48">T</text:span><text:change-end text:change-id="ct105553213995552"/><text:change-start text:change-id="ct105553213983552"/><text:span text:style-name="T30">he </text:span><text:change-end text:change-id="ct105553213983552"/>Memory Configuration Protocol<text:change text:change-id="ct105553213982592"/><text:change text:change-id="ct105553213983312"/><text:change text:change-id="ct105553213994832"/><text:change text:change-id="ct105553213984272"/><text:change-start text:change-id="ct105553213985232"/> <text:span text:style-name="T48">is </text:span><text:change-end text:change-id="ct105553213985232"/>one way to retrieve <text:change-start text:change-id="ct105553213995072"/><text:span text:style-name="T48">the</text:span><text:change-end text:change-id="ct105553213995072"/><text:change text:change-id="ct105553213983072"/><text:change-start text:change-id="ct105553213993872"/> <text:span text:style-name="T48">FDI</text:span><text:change-end text:change-id="ct105553213993872"/>, but <text:change text:change-id="ct105553213996032"/><text:change-start text:change-id="ct105553213993152"/><text:span text:style-name="T15">FDI</text:span><text:change-end text:change-id="ct105553213993152"/> is independent of that.<text:change-start text:change-id="ct105553213982832"/> Download of this data via a direct BLE transfer offering a similar capability would make this specification equally applicable.<text:change-end text:change-id="ct105553213982832"/><text:change text:change-id="ct105553213983792"/><text:change-start text:change-id="ct105553213992192"/></text:p>
      <text:p text:style-name="P13"/>
      <text:h text:style-name="Heading_20_2" text:outline-level="2"><text:bookmark-start text:name="__RefHeading___Toc6849_1240330496"/>Content<text:bookmark-end text:name="__RefHeading___Toc6849_1240330496"/></text:h>
      <text:p text:style-name="P45">The <text:span text:style-name="T36">function</text:span> description information <text:span text:style-name="T15">for a</text:span> <text:span text:style-name="T54">T</text:span><text:span text:style-name="T38">rain </text:span><text:span text:style-name="T54">N</text:span>ode is invariant while the node has any OpenLCB connections in the Initialized state.<text:change-end text:change-id="ct105553213992192"/><text:change text:change-id="ct105553213991712"/><text:change-start text:change-id="ct105553213990272"/> <text:change-end text:change-id="ct105553213990272"/><text:change-start text:change-id="ct105553213987632"/>The <text:span text:style-name="T54">T</text:span><text:span text:style-name="T38">rain </text:span><text:span text:style-name="T54">N</text:span><text:span text:style-name="T38">ode</text:span><text:span text:style-name="T16">’s </text:span>transition back to Initialized state <text:span text:style-name="T53">via sending an Initialization Complete global message </text:span>tells other nodes to flush their caches and pick up any changed content.</text:p>
      <text:p text:style-name="P19"><text:span text:style-name="T30">T</text:span>here are no default values that e.g. associate "Bell" with a particular location or function. These are thought to be too brittle, and there are just too many possibilities to be useful.</text:p>
      <text:h text:style-name="Heading_20_2" text:outline-level="2"><text:bookmark-start text:name="__RefHeading___Toc6851_1240330496"/>Format<text:bookmark-end text:name="__RefHeading___Toc6851_1240330496"/></text:h>
      <text:p text:style-name="P18">The structure is <text:span text:style-name="T53">somewhat </text:span>similar to <text:span text:style-name="T49">the Configuration Definition Information structure</text:span>, with named sections th<text:span text:style-name="T48">at organize and describe individual items.</text:span></text:p>
      <text:p text:style-name="P21">The use of XML 1.0 <text:span text:style-name="T49">format </text:span>is intended to make the content as easy as possible to parse.</text:p>
      <text:p text:style-name="P21">The use of XML Schema 1.0 is intended to allow the use of common XML parsers. Note that the schema definition file includes a<text:span text:style-name="T53">n XML</text:span> Schema 1.1 check for extensibility that has been commented out so that the operational schema remains valid Schema 1.0.</text:p>
      <text:h text:style-name="Heading_20_3" text:outline-level="3"><text:bookmark-start text:name="__RefHeading___Toc5656_1881756359"/>XML Elements<text:bookmark-end text:name="__RefHeading___Toc5656_1881756359"/></text:h>
      <text:p text:style-name="P13"/>
      <text:p text:style-name="Standard">Note that nothing <text:change-end text:change-id="ct105553213987632"/><text:change-start text:change-id="ct105553213987872"/>in the Standard prevents providing an xml-stylesheet instruction, and it<text:span text:style-name="T9">’s common to </text:span><text:change-end text:change-id="ct105553213987872"/><text:change-start text:change-id="ct105553213986912"/><text:span text:style-name="T9">provide one of the form:</text:span></text:p>
      <text:p text:style-name="Preformatted_20_Text"><text:tab/>&lt;?xml-stylesheet type='text/xsl' href='xslt/fdi.xsl'?&gt;<text:change-end text:change-id="ct105553213986912"/><text:change-start text:change-id="ct105553213986672"/></text:p>
      <text:h text:style-name="Heading_20_4" text:outline-level="4"><text:bookmark-start text:name="__RefHeading___Toc5658_1881756359"/>&lt;<text:span text:style-name="T45">fdi&gt; Element</text:span><text:bookmark-end text:name="__RefHeading___Toc5658_1881756359"/></text:h>
      <text:p text:style-name="Standard"><text:change-end text:change-id="ct105553213986672"/><text:change-start text:change-id="ct105553213985712"/><text:span text:style-name="Teletype"><text:span text:style-name="T50">The &lt;fdi&gt; element forms the root of the document. <text:s/>It provides the </text:span></text:span><text:span text:style-name="Teletype"><text:span text:style-name="T25">“</text:span></text:span><text:span text:style-name="Teletype"><text:span text:style-name="T50">xmlns:xsi</text:span></text:span><text:span text:style-name="Teletype"><text:span text:style-name="T25">”</text:span></text:span><text:span text:style-name="Teletype"><text:span text:style-name="T50"> and </text:span></text:span><text:span text:style-name="Teletype"><text:span text:style-name="T25">“</text:span></text:span><text:span text:style-name="Teletype"><text:span text:style-name="T51">x</text:span></text:span><text:span text:style-name="Teletype"><text:span text:style-name="T50">si:noNamespaceSchemaLocation</text:span></text:span><text:span text:style-name="Teletype"><text:span text:style-name="T26">”</text:span></text:span><text:span text:style-name="Teletype"><text:span text:style-name="T50"> attributes that define the schema for automated processing.</text:span></text:span><text:change-end text:change-id="ct105553213985712"/><text:change-start text:change-id="ct105553213981152"/></text:p>
      <text:h text:style-name="Heading_20_4" text:outline-level="4"><text:bookmark-start text:name="__RefHeading___Toc5660_1881756359"/>&lt;<text:span text:style-name="T45">segment&gt; Element</text:span><text:bookmark-end text:name="__RefHeading___Toc5660_1881756359"/></text:h>
      <text:p text:style-name="P20">The &lt;segment&gt; element is provided for future extensibility. <text:s/>The "space" and "origin" attributes are carried over from the Configuration Description Information format, but at the present state of the standard, there is no way to express a different memory space than 0xF9. Similarly, th<text:span text:style-name="T56">e</text:span> layout of offsets in the memory space is not defined today. If a future version of this standard provides such capabilities, then the "space" and "origin" attributes may be used in a backwards-compatible way, with 0xF9 and 0 being their respective defaults. <text:span text:style-name="T9">They should be omitted in curren</text:span><text:span text:style-name="T14">t</text:span><text:span text:style-name="T9"> implementations.</text:span></text:p>
      <text:h text:style-name="Heading_20_4" text:outline-level="4"><text:bookmark-start text:name="__RefHeading___Toc5662_1881756359"/><text:soft-page-break/>&lt;<text:span text:style-name="T45">group&gt; Element</text:span><text:bookmark-end text:name="__RefHeading___Toc5662_1881756359"/></text:h>
      <text:p text:style-name="Standard">Groups may contain one or more inner groups, with the same representation. This may continue to any desired level.</text:p>
      <text:p text:style-name="Standard">Note that unlike in the CDI standard, groups can not be specified with a repetition count in the FDI. The reason for this is that individual functions are addressed by the &lt;number&gt; sub-element, and repeating a group is not meaningful, because that sub-element would remain the same.</text:p>
      <text:h text:style-name="Heading_20_4" text:outline-level="4"><text:bookmark-start text:name="__RefHeading___Toc5664_1881756359"/>&lt;<text:span text:style-name="T45">function&gt; Element</text:span><text:bookmark-end text:name="__RefHeading___Toc5664_1881756359"/></text:h>
      <text:p text:style-name="P14"><text:change-end text:change-id="ct105553213981152"/><text:change-start text:change-id="ct105553213990992"/><text:span text:style-name="T49">The </text:span><text:span text:style-name="T17">“</text:span><text:change-end text:change-id="ct105553213990992"/><text:change-start text:change-id="ct105553213988832"/>kind<text:span text:style-name="T15">”</text:span> <text:span text:style-name="T49">attribute </text:span>is an enumerated type of (<text:span text:style-name="T56">currently</text:span>) "binary", <text:span text:style-name="T9">“</text:span><text:span text:style-name="T10">momentary”, </text:span>and "analog". <text:change-end text:change-id="ct105553213988832"/><text:change-start text:change-id="ct105553213992912"/></text:p>
      <text:p text:style-name="P14"><text:change-end text:change-id="ct105553213992912"/><text:change-start text:change-id="ct105553213994112"/></text:p>
      <text:p text:style-name="P22"><text:span text:style-name="T49">The </text:span><text:span text:style-name="T17">“</text:span>number<text:span text:style-name="T15">” </text:span><text:span text:style-name="T17">element indicates which function is being described by this element. This value is to be used in the Train Control Protocol Set Function operation in the "address" field. That field is 24 bits, therefore the maximum value in this element is 16777215.</text:span></text:p>
      <text:p text:style-name="P42">Note that there is no requirement on the ordering of the &lt;function&gt; elements with respect to their &lt;number&gt;. It is not required for functions to be listed in ascending order by number, and it is not required for every function number in a range to be present (i.e., numbers can be skipped). A function number not listed in the FDI is assumed by throttles to be doing nothing (i.e., not presented on a UI having a list of functions).</text:p>
      <text:p text:style-name="P22"><text:span text:style-name="T49">The </text:span><text:span text:style-name="T17">“</text:span>name<text:span text:style-name="T15">” </text:span><text:span text:style-name="T17">element</text:span> <text:change-end text:change-id="ct105553213994112"/><text:change-start text:change-id="ct105553213993632"/><text:span text:style-name="T49">provides information which can be used if the throttle has e.g. a graphical interface to the user.</text:span><text:change-end text:change-id="ct105553213993632"/><text:change-start text:change-id="ct105553213995312"/></text:p>
      <text:p text:style-name="P20">The <text:span text:style-name="T9">“size” attribute is optionally allowed for compatibility with some early, pre-Standard implementations. <text:s/>It should be omitted in current and future implementations.</text:span><text:change-end text:change-id="ct105553213995312"/></text:p>
      <text:h text:style-name="Heading_20_1" text:outline-level="1"><text:bookmark-start text:name="__RefHeading___Toc1411_2185858370"/><text:bookmark-start text:name="__RefHeading___Toc1415_2185858370 Copy 2 Copy 1 Copy 1 Copy 1 Copy 1 Copy 1 Copy 1 Copy 1 Copy 1 Copy 1 Copy 1 Copy 1 Copy 1 Copy 1 Copy 1 Copy 1 Copy 1 Copy 1 Copy 1 Copy 1 Copy 1 Copy 1 Copy 1 Copy 1 Copy 1 Copy 1 Copy 1 Copy 1"/><text:change text:change-id="ct105553213993392"/><text:change-start text:change-id="ct105553213989792"/><text:span text:style-name="T37">Additional Information</text:span><text:bookmark-end text:name="__RefHeading___Toc1411_2185858370"/><text:bookmark-end text:name="__RefHeading___Toc1415_2185858370 Copy 2 Copy 1 Copy 1 Copy 1 Copy 1 Copy 1 Copy 1 Copy 1 Copy 1 Copy 1 Copy 1 Copy 1 Copy 1 Copy 1 Copy 1 Copy 1 Copy 1 Copy 1 Copy 1 Copy 1 Copy 1 Copy 1 Copy 1 Copy 1 Copy 1 Copy 1 Copy 1 Copy 1"/><text:change-end text:change-id="ct105553213989792"/><text:change text:change-id="ct105553213992672"/><text:change text:change-id="ct105553213982112"/><text:change text:change-id="ct105553213981392"/><text:change text:change-id="ct105553213990512"/><text:change text:change-id="ct105553213990032"/><text:change-start text:change-id="ct105553213988592"/><text:span text:style-name="T27"/></text:h>
      <text:h text:style-name="Heading_20_2" text:outline-level="2"><text:bookmark-start text:name="__RefHeading___Toc6853_1240330496"/>Design points<text:bookmark-end text:name="__RefHeading___Toc6853_1240330496"/></text:h>
      <text:p text:style-name="Standard"><text:change-end text:change-id="ct105553213988592"/>Basic configuration is done with the <text:a xlink:type="simple" xlink:href="../../MemoryConfigurationProtocol.html" text:style-name="Internet_20_link" text:visited-style-name="Visited_20_Internet_20_Link">configuration protocol</text:a> defined elsewhere. <text:change text:change-id="ct105553213981872"/><text:change text:change-id="ct105553213989312"/><text:change text:change-id="ct105553213989072"/><text:change text:change-id="ct105553213988352"/><text:change text:change-id="ct105553213982352"/></text:p>
      <text:p text:style-name="P46"><text:change text:change-id="ct105553213991232"/><text:change text:change-id="ct105553213990752"/><text:change text:change-id="ct105553213988112"/><text:change text:change-id="ct105553213987392"/><text:change text:change-id="ct105553213987152"/><text:change text:change-id="ct105553213981632"/><text:change text:change-id="ct105553213980912"/><text:change text:change-id="ct105553213980672"/><text:change text:change-id="ct105553213991952"/><text:change text:change-id="ct105553213984032"/><text:change text:change-id="ct105553213994592"/><text:change text:change-id="ct105553214116544"/><text:change text:change-id="ct105553214116784"/><text:change-start text:change-id="ct105553214123504"/>Function values are stored<text:change-end text:change-id="ct105553214123504"/><text:change text:change-id="ct105553214117024"/><text:change-start text:change-id="ct105553214127584"/><text:span text:style-name="T48"> </text:span><text:change-end text:change-id="ct105553214127584"/><text:change-start text:change-id="ct105553214126144"/>in the 0xF9 memory space. <text:change-end text:change-id="ct105553214126144"/><text:change-start text:change-id="ct105553214125184"/><text:span text:style-name="T46">The</text:span><text:span text:style-name="T57">y</text:span><text:span text:style-name="T46"> can be addressed through the Train Control protocol</text:span><text:span text:style-name="T13">’s Set Function and Query Function commands.</text:span><text:change-end text:change-id="ct105553214125184"/><text:change-start text:change-id="ct105553214123024"/><text:span text:style-name="T13"> The Memory Configuration Protocol can also be used to read and write the memory space 0xF9, if that is implemented. This allows reading a large number of functions with a single request. However, while the Train Control Protocol Set Function has 16 bits available to represent a function's value, in the memory space 0xF9 there is only 1 byte per function address; the default value of deprecated attribute 'size' being 1 represents this. There is no resolution for this discrepancy in the current Standard.</text:span><text:change-end text:change-id="ct105553214123024"/><text:change-start text:change-id="ct105553214126384"/></text:p>
      <text:list xml:id="list152226271181431" text:continue-list="list152227265849923" text:style-name="L3">
        <text:list-item>
          <text:p text:style-name="P43"><text:change-end text:change-id="ct105553214126384"/><text:change text:change-id="ct105553214120384"/><text:change text:change-id="ct105553214125904"/><text:change text:change-id="ct105553214123984"/><text:change text:change-id="ct105553214120624"/><text:change text:change-id="ct105553214123264"/><text:change text:change-id="ct105553214122064"/><text:change text:change-id="ct105553214120864"/><text:change-start text:change-id="ct105553214119664"/></text:p>
        </text:list-item>
      </text:list>
      <text:h text:style-name="Heading_20_2" text:outline-level="2"><text:bookmark-start text:name="__RefHeading___Toc5666_1881756359"/><text:change-end text:change-id="ct105553214119664"/><text:change-start text:change-id="ct105553214119184"/>Sample <text:change-end text:change-id="ct105553214119184"/><text:change-start text:change-id="ct105553214118224"/><text:span text:style-name="T46">F</text:span><text:change-end text:change-id="ct105553214118224"/><text:change text:change-id="ct105553214122304"/><text:change-start text:change-id="ct105553214121584"/>unction <text:change-end text:change-id="ct105553214121584"/><text:change-start text:change-id="ct105553214118464"/><text:span text:style-name="T46">D</text:span><text:change-end text:change-id="ct105553214118464"/><text:change text:change-id="ct105553214117504"/><text:change-start text:change-id="ct105553214116304"/>efinition XML:<text:bookmark-end text:name="__RefHeading___Toc5666_1881756359"/><text:change-end text:change-id="ct105553214116304"/><text:change text:change-id="ct105553214127344"/><text:change-start text:change-id="ct105553214122544"/></text:h>
      <text:p text:style-name="P6"><text:s/>&lt;?xml version='1.0' encoding='UTF-8'?&gt;</text:p>
      <text:p text:style-name="P6"><text:s/>&lt;?xml-stylesheet type='text/xsl' href='xslt/fdi.xsl'?&gt;</text:p>
      <text:p text:style-name="P6"><text:s/>&lt;fdi xmlns:xsi='http://www.w3.org/2001/XMLSchema-instance' xsi:noNamespaceSchemaLocation='<text:change-end text:change-id="ct105553214122544"/><text:change-start text:change-id="ct105553214124464"/>https://openlcb.org/schema/fdi/1/0/fdi.xsd<text:change-end text:change-id="ct105553214124464"/><text:change text:change-id="ct105553214121344"/><text:change-start text:change-id="ct105553214119904"/>'&gt;</text:p>
      <text:p text:style-name="P6"><text:soft-page-break/><text:s text:c="3"/></text:p>
      <text:p text:style-name="P6"><text:s/>&lt;segment<text:change-end text:change-id="ct105553214119904"/><text:change text:change-id="ct105553214126624"/><text:change text:change-id="ct105553214125424"/><text:change text:change-id="ct105553214120144"/><text:change-start text:change-id="ct105553214118944"/>&gt;</text:p>
      <text:p text:style-name="P6"><text:s text:c="3"/>&lt;group&gt;</text:p>
      <text:p text:style-name="P6"><text:s text:c="5"/>&lt;name&gt;Lighting Functions&lt;/name&gt;</text:p>
      <text:p text:style-name="P6"><text:s text:c="5"/>&lt;description&gt;Headlights and Marker<text:change-end text:change-id="ct105553214118944"/><text:change-start text:change-id="ct105553214117984"/> <text:change-end text:change-id="ct105553214117984"/><text:change-start text:change-id="ct105553214117264"/>lights and Running<text:change-end text:change-id="ct105553214117264"/><text:change-start text:change-id="ct105553214124944"/> <text:change-end text:change-id="ct105553214124944"/><text:change-start text:change-id="ct105553214123744"/>lights, oh my.&lt;/description&gt;</text:p>
      <text:p text:style-name="P6"><text:s text:c="5"/>&lt;function <text:change-end text:change-id="ct105553214123744"/><text:change text:change-id="ct105553214121104"/><text:change-start text:change-id="ct105553214117744"/>kind="binary"&gt;</text:p>
      <text:p text:style-name="P6"><text:s text:c="7"/>&lt;name&gt;Headlights&lt;/name&gt;</text:p>
      <text:p text:style-name="P6"><text:s text:c="7"/>&lt;number&gt;0&lt;/number&gt;</text:p>
      <text:p text:style-name="P6"><text:s text:c="5"/>&lt;/function&gt;</text:p>
      <text:p text:style-name="P6"><text:s text:c="5"/>&lt;function<text:change-end text:change-id="ct105553214117744"/><text:change text:change-id="ct105553214127824"/><text:change-start text:change-id="ct105553214127104"/>&gt;</text:p>
      <text:p text:style-name="P6"><text:s text:c="7"/>&lt;name&gt;Ditch Lights&lt;/name&gt;</text:p>
      <text:p text:style-name="P6"><text:s text:c="7"/>&lt;number&gt;4&lt;/number&gt;</text:p>
      <text:p text:style-name="P6"><text:s text:c="5"/>&lt;/function&gt;</text:p>
      <text:p text:style-name="P6"><text:s text:c="3"/>&lt;/group&gt;</text:p>
      <text:p text:style-name="P6"><text:s text:c="3"/>&lt;group&gt;</text:p>
      <text:p text:style-name="P6"><text:s text:c="5"/>&lt;name&gt;Sound Functions&lt;/name&gt;</text:p>
      <text:p text:style-name="P6"><text:s text:c="5"/>&lt;description&gt;Toot toot!.&lt;/description&gt;</text:p>
      <text:p text:style-name="P6"><text:s text:c="5"/>&lt;function <text:change-end text:change-id="ct105553214127104"/><text:change text:change-id="ct105553214126864"/><text:change-start text:change-id="ct105553214125664"/>kind="analog"&gt;</text:p>
      <text:p text:style-name="P6"><text:s text:c="7"/>&lt;name&gt;Horn&lt;/name&gt;</text:p>
      <text:p text:style-name="P6"><text:s text:c="7"/>&lt;number&gt;8&lt;/number&gt;</text:p>
      <text:p text:style-name="P30"><text:change-end text:change-id="ct105553214125664"/><text:change-start text:change-id="ct105553214124704"/><text:s text:c="7"/>&lt;<text:span text:style-name="T58">min</text:span>&gt;<text:span text:style-name="T58">0</text:span>&lt;/<text:span text:style-name="T58">min</text:span>&gt;</text:p>
      <text:p text:style-name="P30"><text:s text:c="7"/>&lt;<text:span text:style-name="T58">max</text:span>&gt;<text:span text:style-name="T58">2</text:span>&lt;/<text:span text:style-name="T58">max</text:span>&gt;</text:p>
      <text:p text:style-name="P30"><text:change-end text:change-id="ct105553214124704"/><text:change-start text:change-id="ct105553214124224"/><text:s text:c="5"/>&lt;/function&gt;</text:p>
      <text:p text:style-name="P6"><text:s text:c="3"/>&lt;/group&gt;</text:p>
      <text:p text:style-name="P6"><text:s/>&lt;/segment&gt;</text:p>
      <text:p text:style-name="P6"><text:s/>&lt;/fdi&gt;<text:change-end text:change-id="ct105553214124224"/><text:change-start text:change-id="ct105553214122784"/></text:p>
      <text:p text:style-name="P56"><text:change-end text:change-id="ct105553214122784"/><text:change text:change-id="ct105553214119424"/><text:change text:change-id="ct105553214121824"/><text:change text:change-id="ct105553214118704"/><text:change text:change-id="ct105553214143968"/><text:change text:change-id="ct105553214142048"/><text:change-start text:change-id="ct105553214139648"/></text:p>
      <text:h text:style-name="P39" text:outline-level="2"><text:change-end text:change-id="ct105553214139648"/><text:change-start text:change-id="ct105553214143728"/></text:h>
      <text:h text:style-name="P40" text:outline-level="2"><text:bookmark-start text:name="__RefHeading___Toc5668_1881756359"/><text:change-end text:change-id="ct105553214143728"/><text:change-start text:change-id="ct105553214143008"/>Sample <text:span text:style-name="T47">Older </text:span>Implementation<text:bookmark-end text:name="__RefHeading___Toc5668_1881756359"/></text:h>
      <text:p text:style-name="Standard"><text:change-end text:change-id="ct105553214143008"/><text:change-start text:change-id="ct105553214142528"/>A sample <text:change-end text:change-id="ct105553214142528"/><text:change-start text:change-id="ct105553214142288"/><text:span text:style-name="T47">older </text:span><text:change-end text:change-id="ct105553214142288"/><text:change-start text:change-id="ct105553214140608"/>implementation of the DCC F0-F28 functions, <text:change-end text:change-id="ct105553214140608"/><text:change text:change-id="ct105553214141568"/><text:change-start text:change-id="ct105553214143488"/><text:span text:style-name="T47">with some optional attributes still in place</text:span><text:change-end text:change-id="ct105553214143488"/><text:change-start text:change-id="ct105553214143248"/>:<text:change-end text:change-id="ct105553214143248"/><text:change text:change-id="ct105553214142768"/><text:change-start text:change-id="ct105553214139888"/></text:p>
      <text:p text:style-name="P6"><text:change-end text:change-id="ct105553214139888"/><text:change-start text:change-id="ct105553214144208"/>&lt;?xml version='1.0' encoding='UTF-8'?&gt;</text:p>
      <text:p text:style-name="P6">&lt;?xml-stylesheet type='text/xsl' href='xslt/fdi.xsl'?&gt;</text:p>
      <text:p text:style-name="P6">&lt;fdi xmlns:xsi='http://www.w3.org/2001/XMLSchema-instance' xsi:noNamespaceSchemaLocation='<text:change-end text:change-id="ct105553214144208"/><text:change-start text:change-id="ct105553214139408"/>https://openlcb.org/schema/fdi/1/0/fdi.xsd<text:change-end text:change-id="ct105553214139408"/><text:change text:change-id="ct105553214138928"/><text:change-start text:change-id="ct105553214229312"/>'&gt;</text:p>
      <text:p text:style-name="P6">&lt;segment origin='0' space='<text:change-end text:change-id="ct105553214229312"/><text:change text:change-id="ct105553214230272"/><text:change-start text:change-id="ct105553214229552"/><text:span text:style-name="T39">24</text:span><text:span text:style-name="T40">9</text:span><text:change-end text:change-id="ct105553214229552"/><text:change-start text:change-id="ct105553214228112"/>'&gt;</text:p>
      <text:p text:style-name="P6"><text:s text:c="2"/>&lt;group&gt;</text:p>
      <text:p text:style-name="P6"><text:s text:c="4"/>&lt;name&gt;F0-F28&lt;/name&gt;</text:p>
      <text:p text:style-name="P6"><text:s text:c="4"/>&lt;description&gt;Standard DCC functions&lt;/description&gt;</text:p>
      <text:p text:style-name="P6"><text:s text:c="4"/>&lt;function size="1" kind="binary"&gt;</text:p>
      <text:p text:style-name="P6"><text:s text:c="6"/>&lt;name&gt;Headlight&lt;/name&gt;</text:p>
      <text:p text:style-name="P6"><text:s text:c="6"/>&lt;number&gt;0&lt;/number&gt;</text:p>
      <text:p text:style-name="P6"><text:s text:c="4"/>&lt;/function&gt;</text:p>
      <text:p text:style-name="P6"><text:s text:c="4"/>&lt;function size="1"&gt;</text:p>
      <text:p text:style-name="P6"><text:s text:c="6"/>&lt;number&gt;1&lt;/number&gt;</text:p>
      <text:p text:style-name="P6"><text:s text:c="4"/>&lt;/function&gt;</text:p>
      <text:p text:style-name="P6"><text:s text:c="4"/>...</text:p>
      <text:p text:style-name="P6"><text:s text:c="4"/>&lt;function size="1"&gt;</text:p>
      <text:p text:style-name="P6"><text:s text:c="6"/>&lt;number&gt;28&lt;/number&gt;</text:p>
      <text:p text:style-name="P6"><text:s text:c="4"/>&lt;/function&gt;</text:p>
      <text:p text:style-name="P6"><text:s text:c="2"/>&lt;/group&gt;</text:p>
      <text:p text:style-name="P6">&lt;/segment&gt;</text:p>
      <text:p text:style-name="P6">&lt;/fdi&gt;<text:change-end text:change-id="ct105553214228112"/></text:p>
      <text:p text:style-name="P6"/>
      <text:p text:style-name="P6"><text:change text:change-id="ct105553214226912"/><text:change text:change-id="ct105553214226672"/><text:change text:change-id="ct105553214226432"/><text:change text:change-id="ct105553214227152"/><text:change text:change-id="ct105553214229792"/><text:change text:change-id="ct105553214227872"/><text:change text:change-id="ct105553214229072"/><text:change text:change-id="ct105553214227392"/><text:change text:change-id="ct105553214228832"/><text:change text:change-id="ct105553214228592"/><text:change text:change-id="ct105553214227632"/><text:change text:change-id="ct105553214230512"/><text:change text:change-id="ct105553214179440"/><text:change text:change-id="ct105553214179680"/><text:change text:change-id="ct105553214180160"/><text:change text:change-id="ct105553214177280"/><text:change text:change-id="ct105553214177520"/><text:change text:change-id="ct105553214192160"/><text:change text:change-id="ct105553214192640"/></text:p>
      <text:h text:style-name="P37" text:outline-level="1"><text:bookmark-start text:name="__RefHeading___Toc1427_2185858370"/><text:change text:change-id="ct105553214193360"/><text:change-start text:change-id="ct105553214181360"/><text:span text:style-name="T46">Possible Future</text:span><text:change-end text:change-id="ct105553214181360"/><text:change-start text:change-id="ct105553214181600"/> Work<text:bookmark-end text:name="__RefHeading___Toc1427_2185858370"/></text:h>
      <text:p text:style-name="P17">This section discusses some areas where future work may be desired. <text:s/>It <text:span text:style-name="T15">is meant as a record of the discussions to date, not as defining any specific solution(s).</text:span></text:p>
      <text:h text:style-name="Heading_20_2" text:outline-level="2"><text:bookmark-start text:name="__RefHeading___Toc6855_1240330496"/>Data Compression<text:bookmark-end text:name="__RefHeading___Toc6855_1240330496"/></text:h>
      <text:p text:style-name="P15"><text:change-end text:change-id="ct105553214181600"/><text:change-start text:change-id="ct105553214181840"/>Some work has gone into XML content compression for the Configuration Description Information (CDI) data. <text:s/>See the CDI Technical Note for various considerations that have been discussed. <text:s/>A solution there, if developed, standardized <text:span text:style-name="T9">and</text:span> deployed, could also be used here.</text:p>
      <text:p text:style-name="Text_20_body"><text:span text:style-name="T42">The function definition information is expected to be significantly </text:span><text:change-end text:change-id="ct105553214181840"/><text:change-start text:change-id="ct105553214182080"/><text:span text:style-name="T42">smaller than </text:span><text:span text:style-name="T53">a</text:span><text:span text:style-name="T42"> </text:span><text:span text:style-name="T54">T</text:span><text:span text:style-name="T53">rain </text:span><text:span text:style-name="T54">N</text:span><text:span text:style-name="T42">ode</text:span><text:span text:style-name="T11">’s CDI, so there may be less need to compress the FDI.</text:span><text:change-end text:change-id="ct105553214182080"/><text:change-start text:change-id="ct105553214182320"/><text:span text:style-name="T11"> On the other hand, CDI gets retrieved relatively rarely (only when a user intends to modify configuration), whereas FDI gets retrieved regularly as part of normal operations of a model railroad.</text:span><text:change-end text:change-id="ct105553214182320"/><text:change text:change-id="ct105553214179920"/><text:change text:change-id="ct105553214178960"/><text:change text:change-id="ct105553214181120"/><text:change text:change-id="ct105553214193120"/><text:change text:change-id="ct105553214192400"/><text:change text:change-id="ct105553214177760"/><text:change text:change-id="ct105553214180880"/><text:change text:change-id="ct105553214180400"/><text:change text:change-id="ct105553214180640"/><text:change text:change-id="ct105553214179200"/><text:change text:change-id="ct105553214178000"/><text:change text:change-id="ct105553214178720"/><text:change text:change-id="ct105553214178480"/><text:change text:change-id="ct105553214178240"/><text:change text:change-id="ct105553214192880"/><text:change text:change-id="ct105553214208064"/><text:change-start text:change-id="ct105553214205904"/></text:p>
      <text:h text:style-name="Heading_20_2" text:outline-level="2"><text:bookmark-start text:name="__RefHeading___Toc6857_1240330496"/>Internationalization of the Content<text:bookmark-end text:name="__RefHeading___Toc6857_1240330496"/></text:h>
      <text:p text:style-name="P23">Not everybody runs their trains in English.</text:p>
      <text:p text:style-name="P29"><text:change-end text:change-id="ct105553214205904"/><text:change-start text:change-id="ct105553214043984"/><text:soft-page-break/><text:span text:style-name="T41">The xml:lang attribute could be used to define versions of the &lt;name&gt; and &lt;description&gt; elements that use an alternate language.</text:span><text:span text:style-name="T41"><text:note text:id="ftn1" text:note-class="footnote"><text:note-citation>1</text:note-citation><text:note-body><text:p text:style-name="P8"><text:change-start text:change-id="ct105553214045424"/>JMRI DecoderPro does this in its decoder definitions. <text:s/>That experience guides some of the rest of this paragraph.<text:change-end text:change-id="ct105553214045424"/></text:p></text:note-body></text:note></text:span><text:change-end text:change-id="ct105553214043984"/><text:change-start text:change-id="ct105553214040624"/><text:span text:style-name="T41"> This approach can greatly increase the size of the XML content if the internationalization effort is very successful. On the other hand, it</text:span><text:span text:style-name="T29">’s transparent to XML-u</text:span><text:change-end text:change-id="ct105553214040624"/><text:change-start text:change-id="ct105553214040384"/><text:span text:style-name="T29">sing nodes that don’t implement internationaliz</text:span><text:span text:style-name="T28">ation.</text:span><text:change-end text:change-id="ct105553214040384"/><text:change-start text:change-id="ct105553213796544"/></text:p>
      <text:h text:style-name="Heading_20_2" text:outline-level="2"><text:bookmark-start text:name="__RefHeading___Toc6595_4002101306"/>Machine-readable function classification<text:bookmark-end text:name="__RefHeading___Toc6595_4002101306"/></text:h>
      <text:p text:style-name="P29"><text:span text:style-name="T28">Currently the function's type is expressed in a free-text form in the &lt;name&gt; element. This has a wide expressibility, but presents challenges for user interface development:</text:span><text:change-end text:change-id="ct105553213796544"/><text:change text:change-id="ct105553214039424"/><text:change-start text:change-id="ct105553213794384"/><text:span text:style-name="T28"/></text:p>
      <text:list text:style-name="L5">
        <text:list-item>
          <text:p text:style-name="P50">Text generally needs to be rendered with a font size that is readable for the given user.</text:p>
        </text:list-item>
        <text:list-item>
          <text:p text:style-name="P50">Long text takes a significant amount of screen real-estate.</text:p>
        </text:list-item>
        <text:list-item>
          <text:p text:style-name="P50">Text display assumes the user can read, which excludes children under a certain age.</text:p>
        </text:list-item>
      </text:list>
      <text:p text:style-name="P49">Instead of this, a variety of competing model railroad systems define function types which are then represented by appropriate icons. The icons can be standardized in size, and convey significantly more information on a given real estate than text. This limits the user's choice (there is a fixed number of different icons provided by the implementation usually), but a larger number of functions will fit on the user interface than in a text version.</text:p>
      <text:p text:style-name="P49">In order to add machine-readable function type, we need two things:</text:p>
      <text:list text:style-name="L6">
        <text:list-item>
          <text:p text:style-name="P51">An enumeration that lists possible function types and assigns numbers to them. There is such a list in TN-218 by RailCommunity.</text:p>
        </text:list-item>
        <text:list-item>
          <text:p text:style-name="P51">An attribute or element for transmitting the function enumeration in the FDI.<text:change-end text:change-id="ct105553213794384"/><text:change text:change-id="ct105553213788384"/></text:p>
        </text:list-item>
      </text:list>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text:s/>1 <text:s/>Introduction<text:tab/>1</text:p>
          <text:p text:style-name="P32"><text:s/>1.1 <text:s/>Requirements<text:tab/>1</text:p>
          <text:p text:style-name="P32"><text:s/>1.2 <text:s/>Preferences<text:tab/>1</text:p>
          <text:p text:style-name="P31"><text:s/>2 <text:s/>Annotations to the Standard<text:tab/>1</text:p>
          <text:p text:style-name="P32"><text:s/>2.1 <text:s/>Introduction<text:tab/>1</text:p>
          <text:p text:style-name="P32"><text:s/>2.2 <text:s/>Intended Use<text:tab/>2</text:p>
          <text:p text:style-name="P32"><text:s/>2.3 <text:s/>Reference and Context<text:tab/>3</text:p>
          <text:p text:style-name="P32"><text:s/>2.4 <text:s/>Content<text:tab/>3</text:p>
          <text:p text:style-name="P32"><text:s/>2.5 <text:s/>Format<text:tab/>3</text:p>
          <text:p text:style-name="P33"><text:s/>2.5.1 <text:s/>XML Elements<text:tab/>3</text:p>
          <text:p text:style-name="P34"><text:s/>2.5.1.1 <text:s/>&lt;fdi&gt; Element<text:tab/>3</text:p>
          <text:p text:style-name="P34"><text:s/>2.5.1.2 <text:s/>&lt;segment&gt; Element<text:tab/>3</text:p>
          <text:p text:style-name="P34"><text:s/>2.5.1.3 <text:s/>&lt;group&gt; Element<text:tab/>4</text:p>
          <text:p text:style-name="P34"><text:s/>2.5.1.4 <text:s/>&lt;function&gt; Element<text:tab/>4</text:p>
          <text:p text:style-name="P31"><text:soft-page-break/><text:s/>3 <text:s/>Additional Information<text:tab/>4</text:p>
          <text:p text:style-name="P32"><text:s/>3.1 <text:s/>Design points<text:tab/>4</text:p>
          <text:p text:style-name="P32"><text:s/>3.2 <text:s/>Sample Function Definition XML:<text:tab/>4</text:p>
          <text:p text:style-name="P32"><text:s/>3.3 <text:s/>Sample Older Implementation<text:tab/>6</text:p>
          <text:p text:style-name="P31"><text:s/>4 <text:s/>Possible Future Work<text:tab/>6</text:p>
          <text:p text:style-name="P32"><text:s/>4.1 <text:s/>Data Compression<text:tab/>6</text:p>
          <text:p text:style-name="P32"><text:s/>4.2 <text:s/>Internationalization of the Content<text:tab/>6</text:p>
          <text:p text:style-name="P32"><text:s/>4.3 <text:s/>Machine-readable function classification<text:tab/>7</text:p>
        </text:index-body>
      </text:table-of-content>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RTF_5f_Num_20_2_20_1" style:display-name="RTF_Num 2 1" style:family="text"/>
    <style:style style:name="Footnote_20_anchor" style:display-name="Footnote anchor" style:family="text">
      <style:text-properties style:text-position="super 58%"/>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6964b"/>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Text_20_body">
      <style:paragraph-properties>
        <style:tab-stops>
          <style:tab-stop style:position="3in" style:type="center"/>
          <style:tab-stop style:position="6.4992in" style:type="right"/>
        </style:tab-stops>
      </style:paragraph-properties>
      <style:text-properties officeooo:paragraph-rsid="0016964b"/>
    </style:style>
    <style:style style:name="MT1" style:family="text">
      <style:text-properties style:font-name="Times New Roman" fo:font-size="1pt" style:font-name-asian="Times New Roman" style:font-name-complex="Times New Roman"/>
    </style:style>
    <style:style style:name="MT2" style:family="text">
      <style:text-properties fo:font-size="8pt" style:font-size-asian="8pt" style:font-size-complex="8pt"/>
    </style:style>
    <style:style style:name="MT3" style:family="text">
      <style:text-properties fo:font-size="8pt" officeooo:rsid="0016888d"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draw:custom-shape text:anchor-type="char" draw:z-index="7"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Configuration Desciption Information Technical Note</text:p>
      </style:header>
      <style:footer>
        <text:tracked-changes>
          <text:changed-region xml:id="ct105553214717408" text:id="ct105553214717408">
            <text:deletion>
              <office:change-info>
                <dc:creator>Alex Shepherd</dc:creator>
                <dc:date>2021-05-01T00:28:56</dc:date>
              </office:change-info>
              <text:p text:style-name="MP4"><text:span text:style-name="Page_20_Number"><text:span text:style-name="MT2">Copyright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text:span></text:span><text:span text:style-name="Page_20_Number"><text:span text:style-name="MT2"><text:date style:data-style-name="N40" text:date-value="2024-07-11T15:22:25.390421804">Jul 11, 2024</text:date></text:span></text:span></text:p>
            </text:deletion>
          </text:changed-region>
          <text:changed-region xml:id="ct105553213808608" text:id="ct105553213808608">
            <text:insertion>
              <office:change-info>
                <dc:creator>Alex Shepherd</dc:creator>
                <dc:date>2021-05-01T00:41:18</dc:date>
              </office:change-info>
            </text:insertion>
          </text:changed-region>
        </text:tracked-changes>
        <text:p text:style-name="MP4"><text:change text:change-id="ct105553214717408"/><text:change-start text:change-id="ct105553213808608"/><text:span text:style-name="Page_20_Number"><text:span text:style-name="MT3">Copyright 2011-</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8</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text:span></text:span><text:span text:style-name="Page_20_Number"><text:span text:style-name="MT2"><text:date style:data-style-name="N40" text:date-value="2024-07-11T15:22:25.391010213">Jul 11, 2024</text:date></text:span></text:span><text:change-end text:change-id="ct105553213808608"/></text:p>
      </style:footer>
    </style:master-page>
    <style:master-page style:name="First_20_Page" style:display-name="First Page" style:page-layout-name="Mpm2" draw:style-name="Mdp1" style:next-style-name="Standard">
      <style:header>
        <text:tracked-changes>
          <text:changed-region xml:id="ct105553214712608" text:id="ct105553214712608">
            <text:insertion>
              <office:change-info>
                <dc:creator>Bob Jacobsen</dc:creator>
                <dc:date>2024-07-04T09:17:09</dc:date>
              </office:change-info>
            </text:insertion>
          </text:changed-region>
          <text:changed-region xml:id="ct105553214713568" text:id="ct105553214713568">
            <text:deletion>
              <office:change-info>
                <dc:creator>Bob Jacobsen</dc:creator>
                <dc:date>2024-07-04T09:15:50</dc:date>
              </office:change-info>
              <text:p text:style-name="MP7"><text:date style:data-style-name="N40" text:date-value="2024-07-11T15:22:25.391208864">Jul 11, 2024</text:date></text:p>
            </text:deletion>
          </text:changed-region>
          <text:changed-region xml:id="ct105553214716688" text:id="ct105553214716688">
            <text:deletion>
              <office:change-info>
                <dc:creator>Bob Jacobsen</dc:creator>
                <dc:date>2024-07-04T09:09:58</dc:date>
              </office:change-info>
              <text:p text:style-name="MP7">Preliminary</text:p>
            </text:deletion>
          </text:changed-region>
          <text:changed-region xml:id="ct105553214715488" text:id="ct105553214715488">
            <text:insertion>
              <office:change-info>
                <dc:creator>Bob Jacobsen</dc:creator>
                <dc:date>2024-07-04T09:17:50</dc:date>
              </office:change-info>
            </text:insertion>
          </text:changed-region>
        </text:tracked-changes>
        <text:p text:style-name="MP5"><draw:custom-shape text:anchor-type="char" draw:z-index="0" draw:name="PowerPlusWaterMarkObject1" draw:style-name="Mgr2" draw:text-style-name="MP3" svg:width="6.5461in" svg:height="2.6185in" draw:transform="skewX (-6.73624118882306E-017) rotate (0.785398163397448)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Function Description Information</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7"><text:change-start text:change-id="ct105553214712608"/><text:user-defined style:data-style-name="N0" text:name="OLCBdate">July 1, 2024</text:user-defined><text:change-end text:change-id="ct105553214712608"/><text:change text:change-id="ct105553214713568"/></text:p>
            </table:table-cell>
            <table:table-cell table:style-name="Table1.C1" office:value-type="string">
              <text:p text:style-name="MP7"><text:change text:change-id="ct105553214716688"/><text:change-start text:change-id="ct105553214715488"/><text:user-defined style:data-style-name="N0" text:name="OLCBstatus">Draft</text:user-defined><text:change-end text:change-id="ct105553214715488"/></text:p>
            </table:table-cell>
          </table:table-row>
        </table:table>
        <text:p text:style-name="Header"/>
      </style:header>
      <style:footer>
        <text:tracked-changes>
          <text:changed-region xml:id="ct105553213809808" text:id="ct105553213809808">
            <text:deletion>
              <office:change-info>
                <dc:creator>Alex Shepherd</dc:creator>
                <dc:date>2021-05-01T00:28:49</dc:date>
              </office:change-info>
              <text:p text:style-name="MP8"><text:span text:style-name="Page_20_Number"><text:span text:style-name="MT2">Copyright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0</text:page-number></text:span></text:span><text:span text:style-name="Page_20_Number"><text:span text:style-name="MT5"><text:s/>of </text:span></text:span><text:span text:style-name="Page_20_Number"><text:span text:style-name="MT5"><text:page-count style:num-format="1">8</text:page-count></text:span></text:span><text:span text:style-name="Page_20_Number"><text:span text:style-name="MT5"><text:s/>- </text:span></text:span><text:span text:style-name="Page_20_Number"><text:span text:style-name="MT2"><text:date style:data-style-name="N40" text:date-value="2024-07-11T15:22:25.394878252">Jul 11, 2024</text:date></text:span></text:span><text:span text:style-name="MT3"/></text:p>
              <text:p text:style-name="MP8"><text:span text:style-name="Page_20_Number"><text:span text:style-name="MT3"/></text:span></text:p>
            </text:deletion>
          </text:changed-region>
          <text:changed-region xml:id="ct105553213807888" text:id="ct105553213807888">
            <text:insertion>
              <office:change-info>
                <dc:creator>Alex Shepherd</dc:creator>
                <dc:date>2021-05-01T00:40:58</dc:date>
              </office:change-info>
            </text:insertion>
          </text:changed-region>
        </text:tracked-changes>
        <text:p text:style-name="MP8"><text:change text:change-id="ct105553213809808"/><text:change-start text:change-id="ct105553213807888"/><text:span text:style-name="Page_20_Number"><text:span text:style-name="MT3">Copyright 2011-</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text:span></text:span><text:span text:style-name="Page_20_Number"><text:span text:style-name="MT2"><text:date style:data-style-name="N40" text:date-value="2024-07-11T15:22:25.395573531">Jul 11, 2024</text:date></text:span></text:span><text:change-end text:change-id="ct105553213807888"/><text:span text:style-name="MT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15</meta:editing-cycles>
    <meta:editing-duration>PT16H20M3S</meta:editing-duration>
    <meta:generator>LibreOffice/7.4.6.2$MacOSX_X86_64 LibreOffice_project/5b1f5509c2decdade7fda905e3e1429a67acd63d</meta:generator>
    <dc:date>2024-07-11T15:22:24.766862903</dc:date>
    <dc:creator>Bob Jacobsen</dc:creator>
    <meta:document-statistic meta:table-count="1" meta:image-count="1" meta:object-count="0" meta:page-count="8" meta:paragraph-count="153" meta:word-count="2239" meta:character-count="15042" meta:non-whitespace-character-count="12694"/>
    <meta:user-defined meta:name="Info 4"/>
    <meta:user-defined meta:name="OLCBdate">July 1, 2024</meta:user-defined>
    <meta:user-defined meta:name="OLCBstatus">Draft</meta:user-defined>
    <meta:user-defined meta:name="OLCByear">2024</meta:user-defined>
  </office:meta>
</office:document-meta>
</file>